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draw:fill="solid" draw:fill-color="#ffcc99" fo:min-height="6.263cm" fo:min-width="24.216cm"/>
    </style:style>
    <style:style style:name="gr3" style:family="graphic" style:parent-style-name="standard">
      <style:graphic-properties draw:stroke="none" draw:fill="none" fo:min-height="3.206cm"/>
    </style:style>
    <style:style style:name="gr4"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none" draw:fill="none" draw:fill-color="#ffffff" draw:textarea-horizontal-align="justify" draw:textarea-vertical-align="top" draw:auto-grow-height="true" fo:min-height="1.101cm" fo:padding-top="0.13cm" fo:padding-bottom="0.13cm" fo:padding-left="0.25cm" fo:padding-right="0.25cm" fo:wrap-option="wrap" draw:shadow="hidden"/>
    </style:style>
    <style:style style:name="gr11" style:family="graphic" style:parent-style-name="standard">
      <style:graphic-properties svg:stroke-color="#4c4c4c" draw:textarea-horizontal-align="center" draw:textarea-vertical-align="midd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CodeBox">
      <style:graphic-properties draw:fill="solid" draw:fill-color="#ffcc99" fo:min-height="10.148cm" fo:min-width="24.216cm"/>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svg:stroke-color="#4c4c4c" draw:marker-end="Arrow" draw:marker-end-width="0.3cm" draw:textarea-horizontal-align="center" draw:textarea-vertical-align="middle"/>
    </style:style>
    <style:style style:name="gr16" style:family="graphic" style:parent-style-name="CodeBox">
      <style:graphic-properties draw:fill="solid" draw:fill-color="#ffcc99" fo:min-height="1.93cm" fo:min-width="11.184cm"/>
    </style:style>
    <style:style style:name="gr17" style:family="graphic" style:parent-style-name="standard">
      <style:graphic-properties draw:stroke="none" draw:fill="none" draw:fill-color="#ffffff" draw:textarea-horizontal-align="justify" draw:textarea-vertical-align="top" draw:auto-grow-height="true" fo:min-height="1.582cm" fo:padding-top="0.13cm" fo:padding-bottom="0.13cm" fo:padding-left="0.25cm" fo:padding-right="0.25cm" fo:wrap-option="wrap" draw:shadow="hidden"/>
    </style:style>
    <style:style style:name="gr18"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19" style:family="graphic" style:parent-style-name="CodeBox">
      <style:graphic-properties draw:fill="solid" draw:fill-color="#ffcc99" fo:min-height="8.444cm" fo:min-width="24.216cm"/>
    </style:style>
    <style:style style:name="gr20"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CodeBox">
      <style:graphic-properties draw:fill="solid" draw:fill-color="#99ccff" fo:min-height="1.93cm" fo:min-width="11.184cm"/>
    </style:style>
    <style:style style:name="gr22" style:family="graphic" style:parent-style-name="standard">
      <style:graphic-properties draw:stroke="none" draw:fill="none" draw:fill-color="#ffffff" draw:textarea-horizontal-align="justify" draw:textarea-vertical-align="top" draw:auto-grow-height="true" fo:min-height="3.456cm" fo:padding-top="0.13cm" fo:padding-bottom="0.13cm" fo:padding-left="0.25cm" fo:padding-right="0.25cm" fo:wrap-option="wrap" draw:shadow="hidden"/>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draw:fill="solid" draw:fill-color="#c5000b" draw:opacity="100%" draw:textarea-horizontal-align="justify" draw:textarea-vertical-align="middle" draw:auto-grow-height="false" draw:shadow-opacity="100%"/>
    </style:style>
    <style:style style:name="gr25" style:family="graphic" style:parent-style-name="standard">
      <style:graphic-properties draw:fill="solid" draw:fill-color="#c0c0c0" draw:opacity="100%" draw:textarea-horizontal-align="justify" draw:textarea-vertical-align="middle" draw:auto-grow-height="false" draw:shadow-opacity="100%"/>
    </style:style>
    <style:style style:name="gr26" style:family="graphic" style:parent-style-name="CodeBox">
      <style:graphic-properties draw:fill="solid" draw:fill-color="#99ccff" fo:min-height="14.408cm" fo:min-width="17.57cm"/>
    </style:style>
    <style:style style:name="gr27" style:family="graphic" style:parent-style-name="CodeBox">
      <style:graphic-properties draw:fill="solid" draw:fill-color="#ffff99" fo:min-height="1.93cm" fo:min-width="11.184cm"/>
    </style:style>
    <style:style style:name="gr28" style:family="graphic" style:parent-style-name="standard">
      <style:graphic-properties draw:stroke="none" draw:fill="none" draw:fill-color="#ffffff" draw:textarea-horizontal-align="justify" draw:textarea-vertical-align="top" draw:auto-grow-height="true" fo:min-height="1.174cm" fo:padding-top="0.13cm" fo:padding-bottom="0.13cm" fo:padding-left="0.25cm" fo:padding-right="0.25cm" fo:wrap-option="wrap" draw:shadow="hidden"/>
    </style:style>
    <style:style style:name="gr29" style:family="graphic" style:parent-style-name="CodeBox">
      <style:graphic-properties draw:fill="solid" draw:fill-color="#99ccff" fo:min-height="12.897cm" fo:min-width="22.649cm"/>
    </style:style>
    <style:style style:name="gr30" style:family="graphic" style:parent-style-name="standard">
      <style:graphic-properties draw:fill="solid" draw:fill-color="#808080" draw:opacity="100%" draw:textarea-horizontal-align="justify" draw:textarea-vertical-align="middle" draw:auto-grow-height="false" draw:shadow-opacity="100%"/>
    </style:style>
    <style:style style:name="gr31" style:family="graphic" style:parent-style-name="standard">
      <style:graphic-properties draw:fill="solid" draw:fill-color="#23ff23" draw:opacity="100%" draw:textarea-horizontal-align="justify" draw:textarea-vertical-align="middle" draw:auto-grow-height="false" draw:shadow-opacity="100%"/>
    </style:style>
    <style:style style:name="gr32" style:family="graphic" style:parent-style-name="CodeBox">
      <style:graphic-properties fo:min-height="3.641cm" fo:min-width="9.184cm"/>
    </style:style>
    <style:style style:name="gr33" style:family="graphic" style:parent-style-name="CodeBox">
      <style:graphic-properties fo:min-height="4.572cm" fo:min-width="9.184cm"/>
    </style:style>
    <style:style style:name="gr34" style:family="graphic" style:parent-style-name="CodeBox">
      <style:graphic-properties fo:min-height="0cm" fo:min-width="6cm"/>
    </style:style>
    <style:style style:name="gr35" style:family="graphic" style:parent-style-name="CodeBox">
      <style:graphic-properties fo:min-height="0.848cm" fo:min-width="6cm"/>
    </style:style>
    <style:style style:name="gr36" style:family="graphic" style:parent-style-name="CodeBox">
      <style:graphic-properties fo:min-height="12.704cm" fo:min-width="14.916cm"/>
    </style:style>
    <style:style style:name="gr37" style:family="graphic" style:parent-style-name="CodeBox">
      <style:graphic-properties draw:fill="solid" draw:fill-color="#ffcc99" fo:min-height="4.184cm" fo:min-width="12.027cm"/>
    </style:style>
    <style:style style:name="gr38" style:family="graphic" style:parent-style-name="CodeBox">
      <style:graphic-properties draw:fill="solid" draw:fill-color="#ffcc99" fo:min-height="0.848cm" fo:min-width="7.626cm"/>
    </style:style>
    <style:style style:name="gr39" style:family="graphic" style:parent-style-name="CodeBox">
      <style:graphic-properties fo:min-height="1.93cm" fo:min-width="11.184cm"/>
    </style:style>
    <style:style style:name="gr40" style:family="graphic" style:parent-style-name="CodeBox">
      <style:graphic-properties fo:min-height="0.961cm" fo:min-width="19.825cm"/>
    </style:style>
    <style:style style:name="gr41" style:family="graphic" style:parent-style-name="CodeBox">
      <style:graphic-properties fo:min-height="3.785cm" fo:min-width="14.233cm"/>
    </style:style>
    <style:style style:name="gr42" style:family="graphic" style:parent-style-name="CodeBox">
      <style:graphic-properties fo:min-height="2.71cm" fo:min-width="11.184cm"/>
    </style:style>
    <style:style style:name="gr43"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44" style:family="graphic" style:parent-style-name="standard">
      <style:graphic-properties draw:stroke="none" draw:fill="none" draw:fill-color="#ffffff" draw:textarea-horizontal-align="justify" draw:textarea-vertical-align="top" draw:auto-grow-height="true" fo:min-height="4.063cm" fo:padding-top="0.13cm" fo:padding-bottom="0.13cm" fo:padding-left="0.25cm" fo:padding-right="0.25cm" fo:wrap-option="wrap" draw:shadow="hidden"/>
    </style:style>
    <style:style style:name="gr45" style:family="graphic" style:parent-style-name="standard">
      <style:graphic-properties draw:stroke="none" draw:fill="none" draw:fill-color="#ffffff" draw:textarea-horizontal-align="justify" draw:textarea-vertical-align="top" draw:auto-grow-height="true" fo:min-height="4.524cm" fo:padding-top="0.13cm" fo:padding-bottom="0.13cm" fo:padding-left="0.25cm" fo:padding-right="0.25cm" fo:wrap-option="wrap" draw:shadow="hidden"/>
    </style:style>
    <style:style style:name="gr46" style:family="graphic" style:parent-style-name="CodeBox">
      <style:graphic-properties fo:min-height="2.929cm" fo:min-width="11.184cm"/>
    </style:style>
    <style:style style:name="gr47" style:family="graphic" style:parent-style-name="CodeBox">
      <style:graphic-properties fo:min-height="5.503cm" fo:min-width="16.267cm"/>
    </style:style>
    <style:style style:name="gr48"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49" style:family="graphic" style:parent-style-name="CodeBox">
      <style:graphic-properties fo:min-height="7.365cm" fo:min-width="16.267cm"/>
    </style:style>
    <style:style style:name="gr50" style:family="graphic" style:parent-style-name="CodeBox">
      <style:graphic-properties draw:fill="solid" draw:fill-color="#ffcc99" fo:min-height="4.184cm" fo:min-width="14.437cm"/>
    </style:style>
    <style:style style:name="gr51" style:family="graphic" style:parent-style-name="CodeBox">
      <style:graphic-properties fo:min-height="11cm" fo:min-width="16.229cm"/>
    </style:style>
    <style:style style:name="gr52" style:family="graphic" style:parent-style-name="CodeBox">
      <style:graphic-properties draw:fill="solid" draw:fill-color="#ffcc99" fo:min-height="9.445cm" fo:min-width="22.304cm"/>
    </style:style>
    <style:style style:name="gr53" style:family="graphic" style:parent-style-name="CodeBox">
      <style:graphic-properties draw:fill="solid" draw:fill-color="#ffcc99" fo:min-height="7.878cm" fo:min-width="24.216cm"/>
    </style:style>
    <style:style style:name="gr54" style:family="graphic" style:parent-style-name="CodeBox">
      <style:graphic-properties draw:fill="solid" draw:fill-color="#ffcc99" fo:min-height="1.463cm" fo:min-width="22.304cm"/>
    </style:style>
    <style:style style:name="gr55" style:family="graphic" style:parent-style-name="CodeBox">
      <style:graphic-properties fo:min-height="8.181cm" fo:min-width="17.419cm"/>
    </style:style>
    <style:style style:name="gr56" style:family="graphic" style:parent-style-name="CodeBox">
      <style:graphic-properties draw:fill="solid" draw:fill-color="#ffcc99" fo:min-height="2.629cm" fo:min-width="22.304cm"/>
    </style:style>
    <style:style style:name="gr57" style:family="graphic" style:parent-style-name="CodeBox">
      <style:graphic-properties fo:min-height="8.296cm" fo:min-width="22.36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40pt" style:font-size-asian="40pt" style:font-size-complex="40pt"/>
    </style:style>
    <style:style style:name="P2" style:family="paragraph">
      <style:paragraph-properties fo:text-align="start"/>
    </style:style>
    <style:style style:name="P3" style:family="paragraph">
      <style:text-properties fo:font-size="22pt" style:font-size-asian="22pt" style:font-size-complex="22pt"/>
    </style:style>
    <style:style style:name="P4" style:family="paragraph">
      <style:paragraph-properties fo:margin-left="0cm" fo:margin-right="0cm" fo:text-indent="0cm"/>
    </style:style>
    <style:style style:name="P5" style:family="paragraph">
      <style:paragraph-properties style:writing-mode="lr-tb" style:font-independent-line-spacing="true"/>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8" style:family="paragraph">
      <style:paragraph-properties fo:text-align="center"/>
    </style:style>
    <style:style style:name="P9" style:family="paragraph">
      <style:text-properties fo:font-size="20pt"/>
    </style:style>
    <style:style style:name="P10"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1" style:family="paragraph">
      <style:paragraph-properties fo:margin-left="0cm" fo:margin-right="0cm" fo:text-indent="0cm" style:writing-mode="lr-tb" style:font-independent-line-spacing="true"/>
      <style:text-properties fo:font-size="24pt"/>
    </style:style>
    <style:style style:name="P12" style:family="paragraph">
      <style:paragraph-properties fo:margin-left="0cm" fo:margin-right="0cm" fo:text-indent="0cm"/>
      <style:text-properties fo:font-size="18pt"/>
    </style:style>
    <style:style style:name="P13" style:family="paragraph">
      <style:text-properties fo:font-size="24pt" style:font-size-asian="18pt" style:font-size-complex="18pt"/>
    </style:style>
    <style:style style:name="P14" style:family="paragraph">
      <style:text-properties fo:font-size="20pt" style:font-size-asian="20pt" style:font-size-complex="20pt"/>
    </style:style>
    <style:style style:name="P15"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6" style:family="paragraph">
      <style:text-properties fo:font-size="24pt" style:font-size-asian="24pt" style:font-size-complex="24pt"/>
    </style:style>
    <style:style style:name="T1" style:family="text">
      <style:text-properties fo:font-size="40pt" style:font-size-asian="40pt" style:font-size-complex="40pt"/>
    </style:style>
    <style:style style:name="T2" style:family="text">
      <style:text-properties fo:font-size="22pt" style:font-size-asian="22pt" style:font-size-complex="22pt"/>
    </style:style>
    <style:style style:name="T3" style:family="text">
      <style:text-properties fo:color="#ff0000" fo:font-size="60pt" fo:language="en" fo:country="GB" fo:text-shadow="1pt 1pt" style:font-size-asian="60pt" style:font-size-complex="60pt"/>
    </style:style>
    <style:style style:name="T4" style:family="text">
      <style:text-properties fo:color="#ffffff" fo:font-family="'Arial Narrow'" style:font-family-generic="swiss" style:font-pitch="variable" fo:font-size="26pt" fo:language="en" fo:country="GB" fo:text-shadow="1pt 1pt" style:font-size-asian="26pt" style:font-size-complex="26pt"/>
    </style:style>
    <style:style style:name="T5" style:family="text">
      <style:text-properties fo:color="#ffffff" fo:font-family="'Arial Narrow'" style:font-family-generic="swiss" style:font-pitch="variable" fo:font-size="28pt" fo:language="en" fo:country="GB" fo:text-shadow="1pt 1pt" style:font-size-asian="28pt" style:font-size-complex="28pt"/>
    </style:style>
    <style:style style:name="T6" style:family="text">
      <style:text-properties fo:color="#008000" fo:font-size="22pt" style:font-size-asian="22pt" style:font-size-complex="22pt"/>
    </style:style>
    <style:style style:name="T7" style:family="text">
      <style:text-properties fo:font-style="italic" style:font-style-asian="italic" style:font-style-complex="italic"/>
    </style:style>
    <style:style style:name="T8" style:family="text">
      <style:text-properties fo:font-size="22pt" fo:font-style="italic" style:font-size-asian="22pt" style:font-style-asian="italic" style:font-size-complex="22pt" style:font-style-complex="italic"/>
    </style:style>
    <style:style style:name="T9" style:family="text">
      <style:text-properties fo:font-size="24pt" style:font-size-asian="18pt" style:font-size-complex="18pt"/>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20pt" style:font-size-asian="20pt" style:font-size-complex="20pt"/>
    </style:style>
    <style:style style:name="T12" style:family="text">
      <style:text-properties fo:font-size="22pt" fo:font-style="normal" style:font-size-asian="22pt" style:font-style-asian="normal" style:font-size-complex="22pt" style:font-style-complex="normal"/>
    </style:style>
    <style:style style:name="T13" style:family="text">
      <style:text-properties fo:color="#008000" fo:font-size="24pt" style:font-size-asian="18pt" style:font-size-complex="18pt"/>
    </style:style>
    <style:style style:name="T14" style:family="text">
      <style:text-properties fo:color="#ffffff" fo:font-family="'Arial Narrow'" style:font-family-generic="swiss" style:font-pitch="variable" fo:font-size="32pt" fo:language="en" fo:country="GB" fo:text-shadow="1pt 1pt" style:font-size-asian="32pt" style:font-size-complex="32pt"/>
    </style:style>
    <style:style style:name="T15" style:family="text">
      <style:text-properties fo:color="#800080" fo:font-size="24pt" style:font-size-asian="18pt" style:font-size-complex="18pt"/>
    </style:style>
    <style:style style:name="T16" style:family="text">
      <style:text-properties fo:color="#800080" fo:font-size="22pt" style:font-size-asian="22pt" style:font-size-complex="22pt"/>
    </style:style>
    <style:style style:name="T1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Control Flow, Iterators, and Exceptions</text:span></text:p>
          </draw:text-box>
        </draw:frame>
        <draw:frame presentation:style-name="pr2" draw:layer="layout" svg:width="25.199cm" svg:height="17cm" svg:x="1.4cm" svg:y="3cm" presentation:class="outline">
          <draw:text-box>
            <text:list text:style-name="L2">
              <text:list-item>
                <text:p>exceptions</text:p>
              </text:list-item>
              <text:list-item>
                <text:p>exceptions and object lifetime</text:p>
              </text:list-item>
              <text:list-item>
                <text:p>the RAII idiom</text:p>
              </text:list-item>
              <text:list-item>
                <text:p>predefined exception class</text:p>
              </text:list-item>
              <text:list-item>
                <text:p>throwing exceptions</text:p>
              </text:list-item>
              <text:list-item>
                <text:p>catching exceptions</text:p>
              </text:list-item>
              <text:list-item>
                <text:p>iterators</text:p>
              </text:list-item>
              <text:list-item>
                <text:p>iterator pairs to express a range</text:p>
              </text:list-item>
              <text:list-item>
                <text:p>iterator based algorithm examples</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Puzzle</text:p>
          </draw:text-box>
        </draw:frame>
        <draw:frame presentation:style-name="pr2" draw:layer="layout" svg:width="25.199cm" svg:height="17cm" svg:x="1.4cm" svg:y="3cm" presentation:class="outline">
          <draw:text-box>
            <text:list text:style-name="L2">
              <text:list-item>
                <text:p>What is wrong with this function?</text:p>
              </text:list-item>
            </text:list>
          </draw:text-box>
        </draw:frame>
        <draw:custom-shape draw:style-name="gr2" draw:text-style-name="P3" draw:layer="layout" svg:width="24.716cm" svg:height="6.513cm" svg:x="1.304cm" svg:y="7.094cm">
          <text:p><text:span text:style-name="T2">double average(const std::vector&lt;double&gt; &amp; data)</text:span></text:p>
          <text:p><text:span text:style-name="T2">{</text:span></text:p>
          <text:p><text:span text:style-name="T2"><text:s text:c="4"/></text:span><text:span text:style-name="T2">double sum = 0.0;</text:span></text:p>
          <text:p><text:span text:style-name="T2"><text:s text:c="4"/></text:span><text:span text:style-name="T2">for (size_t at = 0; at != data.size(); at++)</text:span></text:p>
          <text:p><text:span text:style-name="T2"><text:s text:c="8"/></text:span><text:span text:style-name="T2">sum += data[at];</text:span></text:p>
          <text:p><text:span text:style-name="T2"><text:s text:c="4"/></text:span><text:span text:style-name="T2">return sum / data.size();</text:span></text:p>
          <text:p><text:span text:style-name="T2">}</text:span></text:p>
          <draw:enhanced-geometry svg:viewBox="0 0 21600 21600" draw:type="rectangle" draw:enhanced-path="M 0 0 L 21600 0 21600 21600 0 21600 0 0 Z N"/>
        </draw:custom-shape>
        <draw:frame draw:style-name="gr3" draw:text-style-name="P4" draw:layer="layout" svg:width="2.915cm" svg:height="3.456cm" svg:x="24.09cm" svg:y="10.975cm">
          <draw:text-box>
            <text:p><text:span text:style-name="T3">?</text:span></text:p>
          </draw:text-box>
        </draw:frame>
        <draw:g>
          <draw:custom-shape draw:style-name="gr4" draw:text-style-name="P5" draw:layer="layout" svg:width="0.843cm" svg:height="4.016cm" draw:transform="rotate (-2.35619449019309) translate (24.996cm 18.08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843cm" svg:height="4.016cm" draw:transform="rotate (-2.35619449019309) translate (24.996cm 18.08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79cm" svg:height="4.023cm" draw:transform="rotate (-2.35619449019309) translate (25.515cm 17.60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79cm" svg:height="4.023cm" draw:transform="rotate (-2.35619449019309) translate (25.515cm 17.60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308cm" svg:height="0.747cm" draw:transform="rotate (-2.35619449019309) translate (24.923cm 17.99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265cm" svg:height="0.648cm" draw:transform="rotate (-2.35619449019309) translate (25.087cm 17.712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545cm" svg:height="0.782cm" draw:transform="rotate (-2.35619449019309) translate (24.183cm 17.42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406cm" svg:height="0.303cm" draw:transform="rotate (-2.35619449019309) translate (23.439cm 16.715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79cm" svg:height="3.941cm" draw:transform="rotate (-2.35619449019309) translate (25.494cm 17.55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933cm" svg:height="4.023cm" draw:transform="rotate (-2.35619449019309) translate (25.019cm 18.062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61cm" svg:height="0.576cm" draw:transform="rotate (-2.35619449019309) translate (25.248cm 17.9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58cm" svg:height="0.04cm" draw:transform="rotate (-2.35619449019309) translate (24.903cm 18.162cm)">
            <text:p/>
            <draw:enhanced-geometry svg:viewBox="0 0 70 35" draw:type="non-primitive" draw:enhanced-path="M 0 0 L 9 5 17 9 26 15 34 20 43 24 52 29 61 32 70 35 0 0 Z N"/>
          </draw:custom-shape>
          <draw:custom-shape draw:style-name="gr6" draw:text-style-name="P5" draw:layer="layout" svg:width="0.26cm" svg:height="0.334cm" draw:transform="rotate (-2.35619449019309) translate (24.939cm 18.08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502cm" svg:height="0.24cm" draw:transform="rotate (-2.35619449019309) translate (24.265cm 17.9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209cm" svg:height="0.404cm" draw:transform="rotate (-2.35619449019309) translate (24.206cm 18.47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164cm" svg:height="0.389cm" draw:transform="rotate (-2.35619449019309) translate (24.222cm 18.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141cm" svg:height="0.264cm" draw:transform="rotate (-2.35619449019309) translate (24.086cm 18.469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222cm" svg:height="0.386cm" draw:transform="rotate (-2.35619449019309) translate (24.156cm 18.431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132cm" svg:height="0.232cm" draw:transform="rotate (-2.35619449019309) translate (24.106cm 18.558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58cm" svg:height="0.23cm" draw:transform="rotate (-2.35619449019309) translate (24.008cm 18.415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515cm" svg:height="0.769cm" draw:transform="rotate (-2.35619449019309) translate (23.701cm 17.6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166cm" svg:height="0.049cm" draw:transform="rotate (-2.35619449019309) translate (23.599cm 17.573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229cm" svg:height="0.192cm" draw:transform="rotate (-2.35619449019309) translate (23.66cm 17.69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671cm" svg:height="1.097cm" draw:transform="rotate (-2.35619449019309) translate (22.675cm 16.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52cm" svg:height="0.765cm" draw:transform="rotate (-2.35619449019309) translate (24.857cm 16.51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68cm" svg:height="1.088cm" draw:transform="rotate (-2.35619449019309) translate (24.227cm 15.31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187cm" svg:height="0.187cm" draw:transform="rotate (-2.35619449019309) translate (24.564cm 16.75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6cm" svg:height="0.544cm" draw:transform="rotate (-2.35619449019309) translate (25.397cm 17.1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16cm" svg:height="0.008cm" draw:transform="rotate (-2.35619449019309) translate (24.661cm 17.168cm)">
            <text:p/>
            <draw:enhanced-geometry svg:viewBox="0 0 17 0" draw:type="non-primitive" draw:enhanced-path="M 0 0 L 4 0 9 0 12 0 17 0 0 0 Z N"/>
          </draw:custom-shape>
          <draw:custom-shape draw:style-name="gr6" draw:text-style-name="P5" draw:layer="layout" svg:width="0.354cm" svg:height="0.265cm" draw:transform="rotate (-2.35619449019309) translate (25.292cm 17.12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653cm" svg:height="0.264cm" draw:transform="rotate (-2.35619449019309) translate (23.92cm 16.27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682cm" svg:height="0.31cm" draw:transform="rotate (-2.35619449019309) translate (23.701cm 16.05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603cm" svg:height="0.04cm" draw:transform="rotate (-2.35619449019309) translate (23.296cm 15.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717cm" svg:height="0.265cm" draw:transform="rotate (-2.35619449019309) translate (23.373cm 15.73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751cm" svg:height="0.24cm" draw:transform="rotate (-2.35619449019309) translate (23.194cm 15.41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352cm" svg:height="0.452cm" draw:transform="rotate (-2.35619449019309) translate (24.498cm 17.03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71cm" svg:height="0.071cm" draw:transform="rotate (-2.35619449019309) translate (24.233cm 17.154cm)">
            <text:p/>
            <draw:enhanced-geometry svg:viewBox="0 0 86 72" draw:type="non-primitive" draw:enhanced-path="M 0 0 L 10 9 21 18 32 27 43 35 54 44 65 53 76 62 86 72 0 0 Z N"/>
          </draw:custom-shape>
          <draw:custom-shape draw:style-name="gr4" draw:text-style-name="P5" draw:layer="layout" svg:width="0.222cm" svg:height="0.549cm" draw:transform="rotate (-2.35619449019309) translate (25.124cm 17.78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17cm" svg:height="0.245cm" draw:transform="rotate (-2.35619449019309) translate (23.883cm 17.6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229cm" svg:height="1.049cm" draw:transform="rotate (-2.35619449019309) translate (23.032cm 16.93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875cm" svg:height="0.238cm" draw:transform="rotate (-2.35619449019309) translate (22.916cm 15.26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8cm" svg:height="0.124cm" draw:transform="rotate (-2.35619449019309) translate (24.718cm 17.25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406cm" svg:height="0.846cm" draw:transform="rotate (-2.35619449019309) translate (24.741cm 16.983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406cm" svg:height="0.918cm" draw:transform="rotate (-2.35619449019309) translate (24.172cm 17.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1.117cm" svg:height="0.078cm" draw:transform="rotate (-2.35619449019309) translate (24.138cm 16.437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4cm" svg:height="0.013cm" draw:transform="rotate (-2.35619449019309) translate (23.26cm 17.252cm)">
            <text:p/>
            <draw:enhanced-geometry svg:viewBox="0 0 54 0" draw:type="non-primitive" draw:enhanced-path="M 0 0 L 0 0 6 0 13 0 20 0 27 0 34 0 41 0 47 0 54 0 N"/>
          </draw:custom-shape>
          <draw:custom-shape draw:style-name="gr7" draw:text-style-name="P5" draw:layer="layout" svg:width="1.093cm" svg:height="0.081cm" draw:transform="rotate (-2.35619449019309) translate (23.976cm 16.401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1.372cm" svg:height="0.123cm" draw:transform="rotate (-2.35619449019309) translate (23.938cm 16.03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7cm" svg:height="0.038cm" draw:transform="rotate (-2.35619449019309) translate (22.923cm 17.088cm)">
            <text:p/>
            <draw:enhanced-geometry svg:viewBox="0 0 0 36" draw:type="non-primitive" draw:enhanced-path="M 0 0 L 0 0 0 4 0 9 0 13 0 18 0 22 0 27 0 32 0 36 N"/>
          </draw:custom-shape>
          <draw:custom-shape draw:style-name="gr7" draw:text-style-name="P5" draw:layer="layout" svg:width="1.488cm" svg:height="0.167cm" draw:transform="rotate (-2.35619449019309) translate (23.676cm 15.73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1.549cm" svg:height="0.121cm" draw:transform="rotate (-2.35619449019309) translate (23.285cm 15.43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1.532cm" svg:height="0.121cm" draw:transform="rotate (-2.35619449019309) translate (23.077cm 15.20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1.411cm" svg:height="0.243cm" draw:transform="rotate (-2.35619449019309) translate (22.904cm 15.097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172cm" svg:height="0.01cm" draw:transform="rotate (-2.35619449019309) translate (22.27cm 15.195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21cm" svg:height="0.037cm" draw:transform="rotate (-2.35619449019309) translate (22.108cm 15.477cm)">
            <text:p/>
            <draw:enhanced-geometry svg:viewBox="0 0 34 35" draw:type="non-primitive" draw:enhanced-path="M 0 35 L 0 35 4 30 9 27 13 22 17 18 21 13 26 9 30 4 34 0 N"/>
          </draw:custom-shape>
          <draw:custom-shape draw:style-name="gr8" draw:text-style-name="P5" draw:layer="layout" svg:width="0.158cm" svg:height="0.38cm" draw:transform="rotate (-2.35619449019309) translate (24.903cm 17.83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176cm" svg:height="0.269cm" draw:transform="rotate (-2.35619449019309) translate (24.348cm 16.93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378cm" svg:height="0.107cm" draw:transform="rotate (-2.35619449019309) translate (23.781cm 16.32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42cm" svg:height="0.038cm" draw:transform="rotate (-2.35619449019309) translate (23.519cm 16.51cm)">
            <text:p/>
            <draw:enhanced-geometry svg:viewBox="0 0 54 35" draw:type="non-primitive" draw:enhanced-path="M 0 35 L 7 30 13 26 20 20 25 16 32 11 39 6 46 3 54 0 0 35 Z N"/>
          </draw:custom-shape>
          <draw:custom-shape draw:style-name="gr8" draw:text-style-name="P5" draw:layer="layout" svg:width="0.265cm" svg:height="0.169cm" draw:transform="rotate (-2.35619449019309) translate (23.396cm 16.162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209cm" svg:height="0.148cm" draw:transform="rotate (-2.35619449019309) translate (23.128cm 15.936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212cm" svg:height="0.154cm" draw:transform="rotate (-2.35619449019309) translate (22.957cm 15.73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45cm" svg:height="0.01cm" draw:transform="rotate (-2.35619449019309) translate (22.779cm 15.672cm)">
            <text:p/>
            <draw:enhanced-geometry svg:viewBox="0 0 53 0" draw:type="non-primitive" draw:enhanced-path="M 53 0 L 46 0 40 0 34 0 27 0 20 0 13 0 6 0 0 0 53 0 Z N"/>
          </draw:custom-shape>
          <draw:custom-shape draw:style-name="gr8" draw:text-style-name="P5" draw:layer="layout" svg:width="0.216cm" svg:height="0.119cm" draw:transform="rotate (-2.35619449019309) translate (22.568cm 15.458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28cm" svg:height="0.035cm" draw:transform="rotate (-2.35619449019309) translate (24.01cm 18.636cm)">
            <text:p/>
            <draw:enhanced-geometry svg:viewBox="0 0 35 36" draw:type="non-primitive" draw:enhanced-path="M 35 0 L 35 0 31 5 26 10 22 14 17 17 13 22 9 27 5 31 0 36 N"/>
          </draw:custom-shape>
          <draw:custom-shape draw:style-name="gr5" draw:text-style-name="P5" draw:layer="layout" svg:width="0.1cm" svg:height="0.083cm" draw:transform="rotate (-2.35619449019309) translate (24.848cm 18.13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116cm" svg:height="0.033cm" draw:transform="rotate (-2.35619449019309) translate (25.051cm 17.902cm)">
            <text:p/>
            <draw:enhanced-geometry svg:viewBox="0 0 140 34" draw:type="non-primitive" draw:enhanced-path="M 140 0 L 140 0 122 4 103 5 84 6 63 7 45 10 28 15 12 23 0 34 N"/>
          </draw:custom-shape>
          <draw:custom-shape draw:style-name="gr5" draw:text-style-name="P5" draw:layer="layout" svg:width="0.04cm" svg:height="0.113cm" draw:transform="rotate (-2.35619449019309) translate (25.076cm 17.839cm)">
            <text:p/>
            <draw:enhanced-geometry svg:viewBox="0 0 53 106" draw:type="non-primitive" draw:enhanced-path="M 0 106 L 0 106 6 92 13 79 20 66 27 53 33 40 39 27 46 14 53 0 N"/>
          </draw:custom-shape>
          <draw:custom-shape draw:style-name="gr5" draw:text-style-name="P5" draw:layer="layout" svg:width="0.01cm" svg:height="0.115cm" draw:transform="rotate (-2.35619449019309) translate (25.073cm 17.843cm)">
            <text:p/>
            <draw:enhanced-geometry svg:viewBox="0 0 11 106" draw:type="non-primitive" draw:enhanced-path="M 0 0 L 0 0 1 14 3 29 6 42 9 57 11 71 10 84 6 96 0 106 N"/>
          </draw:custom-shape>
          <draw:custom-shape draw:style-name="gr5" draw:text-style-name="P5" draw:layer="layout" svg:width="0.136cm" svg:height="0.1cm" draw:transform="rotate (-2.35619449019309) translate (24.812cm 18.13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3cm" svg:height="0.038cm" draw:transform="rotate (-2.35619449019309) translate (24.807cm 18.271cm)">
            <text:p/>
            <draw:enhanced-geometry svg:viewBox="0 0 35 35" draw:type="non-primitive" draw:enhanced-path="M 35 35 L 35 35 31 31 26 25 23 18 18 12 15 6 10 3 6 0 0 1 N"/>
          </draw:custom-shape>
          <draw:custom-shape draw:style-name="gr5" draw:text-style-name="P5" draw:layer="layout" svg:width="0.041cm" svg:height="0.116cm" draw:transform="rotate (-2.35619449019309) translate (25.098cm 17.839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1.299cm" svg:height="2.977cm" draw:transform="rotate (-2.35619449019309) translate (25.051cm 18.3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169cm" svg:height="0.573cm" draw:transform="rotate (-2.35619449019309) translate (25.067cm 17.648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169cm" svg:height="0.573cm" draw:transform="rotate (-2.35619449019309) translate (25.067cm 17.648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209cm" svg:height="0.55cm" draw:transform="rotate (-2.35619449019309) translate (25.139cm 17.602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209cm" svg:height="0.55cm" draw:transform="rotate (-2.35619449019309) translate (25.139cm 17.602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181cm" svg:height="0.343cm" draw:transform="rotate (-2.35619449019309) translate (25.124cm 17.62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181cm" svg:height="0.343cm" draw:transform="rotate (-2.35619449019309) translate (25.124cm 17.62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179cm" svg:height="0.54cm" draw:transform="rotate (-2.35619449019309) translate (24.698cm 18.16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179cm" svg:height="0.54cm" draw:transform="rotate (-2.35619449019309) translate (24.698cm 18.16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95cm" svg:height="0.335cm" draw:transform="rotate (-2.35619449019309) translate (24.486cm 17.9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95cm" svg:height="0.335cm" draw:transform="rotate (-2.35619449019309) translate (24.486cm 17.9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139cm" svg:height="0.04cm" draw:transform="rotate (-2.35619449019309) translate (24.539cm 17.944cm)">
            <text:p/>
            <draw:enhanced-geometry svg:viewBox="0 0 175 34" draw:type="non-primitive" draw:enhanced-path="M 175 0 L 153 4 132 9 109 13 87 17 66 21 43 26 22 30 0 34 175 0 Z N"/>
          </draw:custom-shape>
          <draw:custom-shape draw:style-name="gr5" draw:text-style-name="P5" draw:layer="layout" svg:width="0.139cm" svg:height="0.04cm" draw:transform="rotate (-2.35619449019309) translate (24.539cm 17.944cm)">
            <text:p/>
            <draw:enhanced-geometry svg:viewBox="0 0 175 34" draw:type="non-primitive" draw:enhanced-path="M 175 0 L 175 0 153 4 132 9 109 13 87 17 66 21 43 26 22 30 0 34 N"/>
          </draw:custom-shape>
          <draw:custom-shape draw:style-name="gr9" draw:text-style-name="P5" draw:layer="layout" svg:width="0.161cm" svg:height="0.386cm" draw:transform="rotate (-2.35619449019309) translate (24.916cm 17.268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161cm" svg:height="0.386cm" draw:transform="rotate (-2.35619449019309) translate (24.916cm 17.268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136cm" svg:height="0.386cm" draw:transform="rotate (-2.35619449019309) translate (24.32cm 17.944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136cm" svg:height="0.386cm" draw:transform="rotate (-2.35619449019309) translate (24.32cm 17.944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38cm" svg:height="0.02cm" draw:transform="rotate (-2.35619449019309) translate (23.997cm 18.749cm)">
            <text:p/>
            <draw:enhanced-geometry svg:viewBox="0 0 44 17" draw:type="non-primitive" draw:enhanced-path="M 44 17 L 38 15 33 13 28 10 23 8 17 7 11 5 6 2 0 0 44 17 Z N"/>
          </draw:custom-shape>
          <draw:custom-shape draw:style-name="gr5" draw:text-style-name="P5" draw:layer="layout" svg:width="0.038cm" svg:height="0.02cm" draw:transform="rotate (-2.35619449019309) translate (23.997cm 18.749cm)">
            <text:p/>
            <draw:enhanced-geometry svg:viewBox="0 0 44 17" draw:type="non-primitive" draw:enhanced-path="M 44 17 L 44 17 38 15 33 13 28 10 23 8 17 7 11 5 6 2 0 0 N"/>
          </draw:custom-shape>
          <draw:custom-shape draw:style-name="gr9" draw:text-style-name="P5" draw:layer="layout" svg:width="0.455cm" svg:height="0.404cm" draw:transform="rotate (-2.35619449019309) translate (24.24cm 18.818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455cm" svg:height="0.404cm" draw:transform="rotate (-2.35619449019309) translate (24.24cm 18.818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404cm" svg:height="0.363cm" draw:transform="rotate (-2.35619449019309) translate (22.82cm 17.56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404cm" svg:height="0.363cm" draw:transform="rotate (-2.35619449019309) translate (22.82cm 17.56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557cm" svg:height="0.557cm" draw:transform="rotate (-2.35619449019309) translate (21.462cm 16.608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557cm" svg:height="0.557cm" draw:transform="rotate (-2.35619449019309) translate (21.462cm 16.608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136cm" svg:height="0.113cm" draw:transform="rotate (-2.35619449019309) translate (22.033cm 15.802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136cm" svg:height="0.113cm" draw:transform="rotate (-2.35619449019309) translate (22.033cm 15.802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113cm" svg:height="0.093cm" draw:transform="rotate (-2.35619449019309) translate (22.739cm 15.13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113cm" svg:height="0.093cm" draw:transform="rotate (-2.35619449019309) translate (22.739cm 15.13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124cm" svg:height="0.212cm" draw:transform="rotate (-2.35619449019309) translate (22.085cm 15.688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124cm" svg:height="0.212cm" draw:transform="rotate (-2.35619449019309) translate (22.085cm 15.688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124cm" svg:height="0.216cm" draw:transform="rotate (-2.35619449019309) translate (22.616cm 15.16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124cm" svg:height="0.216cm" draw:transform="rotate (-2.35619449019309) translate (22.616cm 15.16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43cm" svg:height="0.363cm" draw:transform="rotate (-2.35619449019309) translate (24.611cm 15.72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43cm" svg:height="0.363cm" draw:transform="rotate (-2.35619449019309) translate (24.611cm 15.72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574cm" svg:height="0.565cm" draw:transform="rotate (-2.35619449019309) translate (23.829cm 14.279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574cm" svg:height="0.565cm" draw:transform="rotate (-2.35619449019309) translate (23.829cm 14.279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1.238cm" svg:height="2.979cm" draw:transform="rotate (-2.35619449019309) translate (26.148cm 17.3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454cm" svg:height="0.407cm" draw:transform="rotate (-2.35619449019309) translate (26.047cm 17.167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454cm" svg:height="0.407cm" draw:transform="rotate (-2.35619449019309) translate (26.047cm 17.167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7cm" svg:height="0.148cm" draw:transform="rotate (-2.35619449019309) translate (25.738cm 17.229cm)">
            <text:p/>
            <draw:enhanced-geometry svg:viewBox="0 0 0 140" draw:type="non-primitive" draw:enhanced-path="M 0 140 L 0 140 0 123 0 105 0 88 0 70 0 53 0 36 0 17 0 0 N"/>
          </draw:custom-shape>
          <draw:custom-shape draw:style-name="gr5" draw:text-style-name="P5" draw:layer="layout" svg:width="0.007cm" svg:height="0.157cm" draw:transform="rotate (-2.35619449019309) translate (25.656cm 17.265cm)">
            <text:p/>
            <draw:enhanced-geometry svg:viewBox="0 0 0 141" draw:type="non-primitive" draw:enhanced-path="M 0 141 L 0 141 0 123 0 106 0 88 0 71 0 54 0 36 0 19 0 0 N"/>
          </draw:custom-shape>
          <draw:custom-shape draw:style-name="gr5" draw:text-style-name="P5" draw:layer="layout" svg:width="0.01cm" svg:height="0.113cm" draw:transform="rotate (-2.35619449019309) translate (25.834cm 17.181cm)">
            <text:p/>
            <draw:enhanced-geometry svg:viewBox="0 0 9 105" draw:type="non-primitive" draw:enhanced-path="M 9 105 L 9 105 7 91 6 79 5 65 4 52 3 40 2 26 1 14 0 0 N"/>
          </draw:custom-shape>
          <draw:custom-shape draw:style-name="gr5" draw:text-style-name="P5" draw:layer="layout" svg:width="0.078cm" svg:height="0.01cm" draw:transform="rotate (-2.35619449019309) translate (25.808cm 16.992cm)">
            <text:p/>
            <draw:enhanced-geometry svg:viewBox="0 0 97 0" draw:type="non-primitive" draw:enhanced-path="M 97 0 L 97 0 84 0 72 0 59 0 48 0 35 0 24 0 12 0 0 0 N"/>
          </draw:custom-shape>
          <draw:custom-shape draw:style-name="gr5" draw:text-style-name="P5" draw:layer="layout" svg:width="0.13cm" svg:height="0.037cm" draw:transform="rotate (-2.35619449019309) translate (25.686cm 16.994cm)">
            <text:p/>
            <draw:enhanced-geometry svg:viewBox="0 0 149 35" draw:type="non-primitive" draw:enhanced-path="M 149 0 L 149 0 131 5 112 9 93 14 74 17 56 22 37 26 19 31 0 35 N"/>
          </draw:custom-shape>
          <draw:custom-shape draw:style-name="gr5" draw:text-style-name="P5" draw:layer="layout" svg:width="0.123cm" svg:height="0.053cm" draw:transform="rotate (-2.35619449019309) translate (25.586cm 16.992cm)">
            <text:p/>
            <draw:enhanced-geometry svg:viewBox="0 0 148 55" draw:type="non-primitive" draw:enhanced-path="M 148 0 L 148 0 129 7 111 14 92 21 74 27 54 34 36 41 18 48 0 55 N"/>
          </draw:custom-shape>
          <draw:custom-shape draw:style-name="gr5" draw:text-style-name="P5" draw:layer="layout" svg:width="0.01cm" svg:height="0.136cm" draw:transform="rotate (-2.35619449019309) translate (25.54cm 17.309cm)">
            <text:p/>
            <draw:enhanced-geometry svg:viewBox="0 0 0 121" draw:type="non-primitive" draw:enhanced-path="M 0 121 L 0 121 0 106 0 92 0 77 0 61 0 46 0 31 0 16 0 0 N"/>
          </draw:custom-shape>
          <draw:custom-shape draw:style-name="gr5" draw:text-style-name="P5" draw:layer="layout" svg:width="0.093cm" svg:height="0.037cm" draw:transform="rotate (-2.35619449019309) translate (25.495cm 17.069cm)">
            <text:p/>
            <draw:enhanced-geometry svg:viewBox="0 0 107 37" draw:type="non-primitive" draw:enhanced-path="M 107 0 L 107 0 93 5 80 9 66 14 54 18 40 23 26 26 14 32 0 37 N"/>
          </draw:custom-shape>
          <draw:custom-shape draw:style-name="gr5" draw:text-style-name="P5" draw:layer="layout" svg:width="0.016cm" svg:height="0.093cm" draw:transform="rotate (-2.35619449019309) translate (25.467cm 17.311cm)">
            <text:p/>
            <draw:enhanced-geometry svg:viewBox="0 0 17 87" draw:type="non-primitive" draw:enhanced-path="M 0 87 L 0 87 2 77 4 66 6 56 8 44 10 34 13 23 15 11 17 0 N"/>
          </draw:custom-shape>
          <draw:custom-shape draw:style-name="gr5" draw:text-style-name="P5" draw:layer="layout" svg:width="0.051cm" svg:height="0.015cm" draw:transform="rotate (-2.35619449019309) translate (25.419cm 17.002cm)">
            <text:p/>
            <draw:enhanced-geometry svg:viewBox="0 0 61 17" draw:type="non-primitive" draw:enhanced-path="M 61 0 L 61 0 53 2 46 4 38 6 30 8 22 10 16 12 8 14 0 17 N"/>
          </draw:custom-shape>
          <draw:custom-shape draw:style-name="gr5" draw:text-style-name="P5" draw:layer="layout" svg:width="0.016cm" svg:height="0.158cm" draw:transform="rotate (-2.35619449019309) translate (24.106cm 18.574cm)">
            <text:p/>
            <draw:enhanced-geometry svg:viewBox="0 0 18 141" draw:type="non-primitive" draw:enhanced-path="M 18 141 L 18 141 16 122 13 105 11 87 9 70 7 53 4 35 2 18 0 0 N"/>
          </draw:custom-shape>
          <draw:custom-shape draw:style-name="gr5" draw:text-style-name="P5" draw:layer="layout" svg:width="0.016cm" svg:height="0.151cm" draw:transform="rotate (-2.35619449019309) translate (24.145cm 18.661cm)">
            <text:p/>
            <draw:enhanced-geometry svg:viewBox="0 0 17 140" draw:type="non-primitive" draw:enhanced-path="M 0 140 L 0 140 2 123 4 105 7 88 9 70 11 52 12 35 15 17 17 0 N"/>
          </draw:custom-shape>
          <draw:custom-shape draw:style-name="gr5" draw:text-style-name="P5" draw:layer="layout" svg:width="0.108cm" svg:height="0.021cm" draw:transform="rotate (-2.35619449019309) translate (24.008cm 18.503cm)">
            <text:p/>
            <draw:enhanced-geometry svg:viewBox="0 0 131 17" draw:type="non-primitive" draw:enhanced-path="M 0 0 L 0 0 17 2 33 4 49 6 66 9 82 11 98 12 114 14 131 17 N"/>
          </draw:custom-shape>
          <draw:custom-shape draw:style-name="gr5" draw:text-style-name="P5" draw:layer="layout" svg:width="0.093cm" svg:height="0.038cm" draw:transform="rotate (-2.35619449019309) translate (24.015cm 18.435cm)">
            <text:p/>
            <draw:enhanced-geometry svg:viewBox="0 0 114 34" draw:type="non-primitive" draw:enhanced-path="M 0 0 L 0 0 14 4 27 9 42 13 57 18 70 21 85 26 100 30 114 34 N"/>
          </draw:custom-shape>
          <draw:custom-shape draw:style-name="gr5" draw:text-style-name="P5" draw:layer="layout" svg:width="0.01cm" svg:height="0.083cm" draw:transform="rotate (-2.35619449019309) translate (24.054cm 18.829cm)">
            <text:p/>
            <draw:enhanced-geometry svg:viewBox="0 0 17 71" draw:type="non-primitive" draw:enhanced-path="M 0 71 L 0 71 1 62 3 53 4 44 6 35 9 27 11 18 13 9 17 0 N"/>
          </draw:custom-shape>
          <draw:custom-shape draw:style-name="gr5" draw:text-style-name="P5" draw:layer="layout" svg:width="0.008cm" svg:height="0.126cm" draw:transform="rotate (-2.35619449019309) translate (24.074cm 18.845cm)">
            <text:p/>
            <draw:enhanced-geometry svg:viewBox="0 0 0 124" draw:type="non-primitive" draw:enhanced-path="M 0 124 L 0 124 0 108 0 93 0 78 0 62 0 47 0 31 0 16 0 0 N"/>
          </draw:custom-shape>
          <draw:custom-shape draw:style-name="gr5" draw:text-style-name="P5" draw:layer="layout" svg:width="0.008cm" svg:height="0.099cm" draw:transform="rotate (-2.35619449019309) translate (24.101cm 18.929cm)">
            <text:p/>
            <draw:enhanced-geometry svg:viewBox="0 0 12 87" draw:type="non-primitive" draw:enhanced-path="M 4 87 L 4 87 4 75 3 64 1 51 0 40 0 29 2 19 6 8 12 0 N"/>
          </draw:custom-shape>
          <draw:custom-shape draw:style-name="gr5" draw:text-style-name="P5" draw:layer="layout" svg:width="0.016cm" svg:height="0.114cm" draw:transform="rotate (-2.35619449019309) translate (23.976cm 19.025cm)">
            <text:p/>
            <draw:enhanced-geometry svg:viewBox="0 0 18 105" draw:type="non-primitive" draw:enhanced-path="M 9 105 L 9 105 9 90 11 74 14 56 17 39 18 24 15 12 10 3 0 0 N"/>
          </draw:custom-shape>
          <draw:custom-shape draw:style-name="gr5" draw:text-style-name="P5" draw:layer="layout" svg:width="0.071cm" svg:height="0.058cm" draw:transform="rotate (-2.35619449019309) translate (23.867cm 18.863cm)">
            <text:p/>
            <draw:enhanced-geometry svg:viewBox="0 0 88 52" draw:type="non-primitive" draw:enhanced-path="M 0 0 L 0 0 11 7 21 12 33 19 44 26 54 33 65 40 77 45 88 52 N"/>
          </draw:custom-shape>
          <draw:custom-shape draw:style-name="gr5" draw:text-style-name="P5" draw:layer="layout" svg:width="0.064cm" svg:height="0.035cm" draw:transform="rotate (-2.35619449019309) translate (23.944cm 18.818cm)">
            <text:p/>
            <draw:enhanced-geometry svg:viewBox="0 0 72 35" draw:type="non-primitive" draw:enhanced-path="M 0 0 L 0 0 9 5 18 9 27 14 36 17 44 22 53 26 63 31 72 35 N"/>
          </draw:custom-shape>
          <draw:custom-shape draw:style-name="gr5" draw:text-style-name="P5" draw:layer="layout" svg:width="0.078cm" svg:height="0.053cm" draw:transform="rotate (-2.35619449019309) translate (24.038cm 18.726cm)">
            <text:p/>
            <draw:enhanced-geometry svg:viewBox="0 0 96 52" draw:type="non-primitive" draw:enhanced-path="M 0 0 L 0 0 12 7 24 13 36 19 49 26 60 32 72 39 84 46 96 52 N"/>
          </draw:custom-shape>
          <draw:custom-shape draw:style-name="gr5" draw:text-style-name="P5" draw:layer="layout" svg:width="0.073cm" svg:height="0.058cm" draw:transform="rotate (-2.35619449019309) translate (23.963cm 18.61cm)">
            <text:p/>
            <draw:enhanced-geometry svg:viewBox="0 0 89 53" draw:type="non-primitive" draw:enhanced-path="M 0 0 L 0 0 11 7 22 13 33 19 45 26 55 33 66 40 77 47 89 53 N"/>
          </draw:custom-shape>
          <draw:custom-shape draw:style-name="gr5" draw:text-style-name="P5" draw:layer="layout" svg:width="0.053cm" svg:height="0.025cm" draw:transform="rotate (-2.35619449019309) translate (23.226cm 17.6cm)">
            <text:p/>
            <draw:enhanced-geometry svg:viewBox="0 0 62 20" draw:type="non-primitive" draw:enhanced-path="M 0 0 L 0 0 8 3 16 7 25 11 33 15 41 18 47 20 55 20 62 17 N"/>
          </draw:custom-shape>
          <draw:custom-shape draw:style-name="gr5" draw:text-style-name="P5" draw:layer="layout" svg:width="0.016cm" svg:height="0.021cm" draw:transform="rotate (-2.35619449019309) translate (23.111cm 17.753cm)">
            <text:p/>
            <draw:enhanced-geometry svg:viewBox="0 0 17 18" draw:type="non-primitive" draw:enhanced-path="M 0 18 L 0 18 5 13 8 9 13 4 17 0 N"/>
          </draw:custom-shape>
          <draw:custom-shape draw:style-name="gr5" draw:text-style-name="P5" draw:layer="layout" svg:width="0.065cm" svg:height="0.035cm" draw:transform="rotate (-2.35619449019309) translate (23.201cm 17.684cm)">
            <text:p/>
            <draw:enhanced-geometry svg:viewBox="0 0 79 35" draw:type="non-primitive" draw:enhanced-path="M 0 0 L 0 0 10 4 20 9 30 13 41 17 51 21 60 26 70 30 79 35 N"/>
          </draw:custom-shape>
          <draw:custom-shape draw:style-name="gr5" draw:text-style-name="P5" draw:layer="layout" svg:width="0.058cm" svg:height="0.02cm" draw:transform="rotate (-2.35619449019309) translate (22.971cm 17.586cm)">
            <text:p/>
            <draw:enhanced-geometry svg:viewBox="0 0 70 17" draw:type="non-primitive" draw:enhanced-path="M 0 17 L 0 17 9 15 17 13 26 11 35 8 43 6 52 5 60 3 70 0 N"/>
          </draw:custom-shape>
          <draw:custom-shape draw:style-name="gr5" draw:text-style-name="P5" draw:layer="layout" svg:width="0.074cm" svg:height="0.02cm" draw:transform="rotate (-2.35619449019309) translate (22.857cm 17.495cm)">
            <text:p/>
            <draw:enhanced-geometry svg:viewBox="0 0 88 17" draw:type="non-primitive" draw:enhanced-path="M 0 17 L 0 17 11 14 22 12 32 10 44 8 54 5 65 3 76 1 88 0 N"/>
          </draw:custom-shape>
          <draw:custom-shape draw:style-name="gr5" draw:text-style-name="P5" draw:layer="layout" svg:width="0.058cm" svg:height="0.041cm" draw:transform="rotate (-2.35619449019309) translate (22.966cm 17.538cm)">
            <text:p/>
            <draw:enhanced-geometry svg:viewBox="0 0 71 36" draw:type="non-primitive" draw:enhanced-path="M 71 0 L 71 0 62 5 53 10 44 14 36 19 27 23 18 27 9 31 0 36 N"/>
          </draw:custom-shape>
          <draw:custom-shape draw:style-name="gr5" draw:text-style-name="P5" draw:layer="layout" svg:width="0.058cm" svg:height="0.02cm" draw:transform="rotate (-2.35619449019309) translate (23.1cm 17.523cm)">
            <text:p/>
            <draw:enhanced-geometry svg:viewBox="0 0 72 19" draw:type="non-primitive" draw:enhanced-path="M 72 0 L 72 0 63 2 54 5 45 7 37 9 28 13 19 15 10 17 0 19 N"/>
          </draw:custom-shape>
          <draw:custom-shape draw:style-name="gr5" draw:text-style-name="P5" draw:layer="layout" svg:width="0.058cm" svg:height="0.011cm" draw:transform="rotate (-2.35619449019309) translate (23.152cm 17.552cm)">
            <text:p/>
            <draw:enhanced-geometry svg:viewBox="0 0 62 17" draw:type="non-primitive" draw:enhanced-path="M 62 17 L 62 17 54 15 47 12 39 10 31 8 23 6 16 4 8 2 0 0 N"/>
          </draw:custom-shape>
          <draw:custom-shape draw:style-name="gr5" draw:text-style-name="P5" draw:layer="layout" svg:width="0.058cm" svg:height="0.015cm" draw:transform="rotate (-2.35619449019309) translate (23.251cm 17.597cm)">
            <text:p/>
            <draw:enhanced-geometry svg:viewBox="0 0 69 17" draw:type="non-primitive" draw:enhanced-path="M 0 17 L 0 17 9 15 18 13 26 11 35 8 43 6 52 4 60 2 69 0 N"/>
          </draw:custom-shape>
          <draw:custom-shape draw:style-name="gr5" draw:text-style-name="P5" draw:layer="layout" svg:width="0.066cm" svg:height="0.081cm" draw:transform="rotate (-2.35619449019309) translate (22.174cm 16.831cm)">
            <text:p/>
            <draw:enhanced-geometry svg:viewBox="0 0 78 71" draw:type="non-primitive" draw:enhanced-path="M 78 0 L 78 0 68 9 59 18 48 28 38 35 28 45 19 54 9 62 0 71 N"/>
          </draw:custom-shape>
          <draw:custom-shape draw:style-name="gr5" draw:text-style-name="P5" draw:layer="layout" svg:width="0.075cm" svg:height="0.038cm" draw:transform="rotate (-2.35619449019309) translate (22.081cm 16.883cm)">
            <text:p/>
            <draw:enhanced-geometry svg:viewBox="0 0 88 37" draw:type="non-primitive" draw:enhanced-path="M 0 0 L 0 0 11 5 21 9 33 14 44 18 54 23 66 28 77 32 88 37 N"/>
          </draw:custom-shape>
          <draw:custom-shape draw:style-name="gr5" draw:text-style-name="P5" draw:layer="layout" svg:width="0.058cm" svg:height="0.058cm" draw:transform="rotate (-2.35619449019309) translate (21.96cm 16.772cm)">
            <text:p/>
            <draw:enhanced-geometry svg:viewBox="0 0 70 52" draw:type="non-primitive" draw:enhanced-path="M 70 0 L 70 0 60 7 47 12 35 18 24 22 12 29 4 35 0 43 1 52 N"/>
          </draw:custom-shape>
          <draw:custom-shape draw:style-name="gr5" draw:text-style-name="P5" draw:layer="layout" svg:width="0.083cm" svg:height="0.013cm" draw:transform="rotate (-2.35619449019309) translate (21.862cm 16.771cm)">
            <text:p/>
            <draw:enhanced-geometry svg:viewBox="0 0 97 0" draw:type="non-primitive" draw:enhanced-path="M 0 0 L 0 0 13 0 24 0 37 0 48 0 60 0 72 0 84 0 97 0 N"/>
          </draw:custom-shape>
          <draw:custom-shape draw:style-name="gr5" draw:text-style-name="P5" draw:layer="layout" svg:width="0.058cm" svg:height="0.058cm" draw:transform="rotate (-2.35619449019309) translate (21.837cm 16.694cm)">
            <text:p/>
            <draw:enhanced-geometry svg:viewBox="0 0 70 52" draw:type="non-primitive" draw:enhanced-path="M 70 0 L 70 0 61 7 52 13 44 20 35 26 26 33 18 40 9 46 0 52 N"/>
          </draw:custom-shape>
          <draw:custom-shape draw:style-name="gr5" draw:text-style-name="P5" draw:layer="layout" svg:width="0.078cm" svg:height="0.007cm" draw:transform="rotate (-2.35619449019309) translate (21.831cm 16.685cm)">
            <text:p/>
            <draw:enhanced-geometry svg:viewBox="0 0 97 0" draw:type="non-primitive" draw:enhanced-path="M 0 0 L 0 0 13 0 24 0 37 0 48 0 61 0 72 0 84 0 97 0 N"/>
          </draw:custom-shape>
          <draw:custom-shape draw:style-name="gr5" draw:text-style-name="P5" draw:layer="layout" svg:width="0.058cm" svg:height="0.037cm" draw:transform="rotate (-2.35619449019309) translate (21.651cm 16.655cm)">
            <text:p/>
            <draw:enhanced-geometry svg:viewBox="0 0 72 35" draw:type="non-primitive" draw:enhanced-path="M 72 0 L 72 0 61 4 50 7 38 10 25 12 15 16 6 20 1 27 0 35 N"/>
          </draw:custom-shape>
          <draw:custom-shape draw:style-name="gr5" draw:text-style-name="P5" draw:layer="layout" svg:width="0.099cm" svg:height="0.01cm" draw:transform="rotate (-2.35619449019309) translate (21.671cm 16.594cm)">
            <text:p/>
            <draw:enhanced-geometry svg:viewBox="0 0 122 0" draw:type="non-primitive" draw:enhanced-path="M 122 0 L 122 0 106 0 90 0 76 0 60 0 45 0 30 0 14 0 0 0 N"/>
          </draw:custom-shape>
          <draw:custom-shape draw:style-name="gr5" draw:text-style-name="P5" draw:layer="layout" svg:width="0.04cm" svg:height="0.016cm" draw:transform="rotate (-2.35619449019309) translate (21.682cm 16.498cm)">
            <text:p/>
            <draw:enhanced-geometry svg:viewBox="0 0 52 17" draw:type="non-primitive" draw:enhanced-path="M 52 0 L 52 0 46 2 40 5 33 7 26 9 20 11 13 14 7 15 0 17 N"/>
          </draw:custom-shape>
          <draw:custom-shape draw:style-name="gr5" draw:text-style-name="P5" draw:layer="layout" svg:width="0.051cm" svg:height="0.078cm" draw:transform="rotate (-2.35619449019309) translate (21.639cm 16.576cm)">
            <text:p/>
            <draw:enhanced-geometry svg:viewBox="0 0 61 71" draw:type="non-primitive" draw:enhanced-path="M 61 0 L 61 0 53 9 46 18 38 26 30 35 22 45 16 52 8 62 0 71 N"/>
          </draw:custom-shape>
          <draw:custom-shape draw:style-name="gr5" draw:text-style-name="P5" draw:layer="layout" svg:width="0.058cm" svg:height="0.016cm" draw:transform="rotate (-2.35619449019309) translate (21.5cm 16.578cm)">
            <text:p/>
            <draw:enhanced-geometry svg:viewBox="0 0 70 17" draw:type="non-primitive" draw:enhanced-path="M 0 17 L 0 17 9 15 18 13 26 12 35 9 44 7 52 5 61 3 70 0 N"/>
          </draw:custom-shape>
          <draw:custom-shape draw:style-name="gr5" draw:text-style-name="P5" draw:layer="layout" svg:width="0.096cm" svg:height="0.007cm" draw:transform="rotate (-2.35619449019309) translate (24.45cm 15.998cm)">
            <text:p/>
            <draw:enhanced-geometry svg:viewBox="0 0 107 0" draw:type="non-primitive" draw:enhanced-path="M 107 0 L 107 0 93 0 80 0 66 0 54 0 40 0 26 0 14 0 0 0 N"/>
          </draw:custom-shape>
          <draw:custom-shape draw:style-name="gr5" draw:text-style-name="P5" draw:layer="layout" svg:width="0.116cm" svg:height="0.02cm" draw:transform="rotate (-2.35619449019309) translate (24.45cm 16.109cm)">
            <text:p/>
            <draw:enhanced-geometry svg:viewBox="0 0 131 19" draw:type="non-primitive" draw:enhanced-path="M 131 0 L 131 0 114 2 98 5 81 7 65 9 49 13 32 15 17 17 0 19 N"/>
          </draw:custom-shape>
          <draw:custom-shape draw:style-name="gr5" draw:text-style-name="P5" draw:layer="layout" svg:width="0.063cm" svg:height="0.008cm" draw:transform="rotate (-2.35619449019309) translate (24.563cm 16.218cm)">
            <text:p/>
            <draw:enhanced-geometry svg:viewBox="0 0 78 0" draw:type="non-primitive" draw:enhanced-path="M 78 0 L 78 0 68 0 59 0 49 0 39 0 28 0 19 0 9 0 0 0 N"/>
          </draw:custom-shape>
          <draw:custom-shape draw:style-name="gr5" draw:text-style-name="P5" draw:layer="layout" svg:width="0.089cm" svg:height="0.011cm" draw:transform="rotate (-2.35619449019309) translate (24.522cm 16.403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4cm" svg:height="0.013cm" draw:transform="rotate (-2.35619449019309) translate (24.431cm 16.316cm)">
            <text:p/>
            <draw:enhanced-geometry svg:viewBox="0 0 53 17" draw:type="non-primitive" draw:enhanced-path="M 0 17 L 0 17 6 15 12 12 19 10 26 8 32 6 39 4 46 2 53 0 N"/>
          </draw:custom-shape>
          <draw:custom-shape draw:style-name="gr5" draw:text-style-name="P5" draw:layer="layout" svg:width="0.053cm" svg:height="0.021cm" draw:transform="rotate (-2.35619449019309) translate (24.445cm 16.177cm)">
            <text:p/>
            <draw:enhanced-geometry svg:viewBox="0 0 61 17" draw:type="non-primitive" draw:enhanced-path="M 0 0 L 0 0 7 3 15 5 23 7 31 9 38 12 46 13 54 15 61 17 N"/>
          </draw:custom-shape>
          <draw:custom-shape draw:style-name="gr5" draw:text-style-name="P5" draw:layer="layout" svg:width="0.083cm" svg:height="0.041cm" draw:transform="rotate (-2.35619449019309) translate (24.295cm 16.111cm)">
            <text:p/>
            <draw:enhanced-geometry svg:viewBox="0 0 105 39" draw:type="non-primitive" draw:enhanced-path="M 0 0 L 0 0 13 5 26 13 40 22 54 30 68 36 80 39 93 39 105 34 N"/>
          </draw:custom-shape>
          <draw:custom-shape draw:style-name="gr5" draw:text-style-name="P5" draw:layer="layout" svg:width="0.037cm" svg:height="0.008cm" draw:transform="rotate (-2.35619449019309) translate (23.303cm 17.67cm)">
            <text:p/>
            <draw:enhanced-geometry svg:viewBox="0 0 44 0" draw:type="non-primitive" draw:enhanced-path="M 0 0 L 0 0 5 0 11 0 16 0 21 0 27 0 33 0 38 0 44 0 N"/>
          </draw:custom-shape>
          <draw:custom-shape draw:style-name="gr5" draw:text-style-name="P5" draw:layer="layout" svg:width="0.071cm" svg:height="0.045cm" draw:transform="rotate (-2.35619449019309) translate (23.756cm 15.14cm)">
            <text:p/>
            <draw:enhanced-geometry svg:viewBox="0 0 88 36" draw:type="non-primitive" draw:enhanced-path="M 88 0 L 88 0 77 5 65 10 54 14 44 17 32 22 21 27 11 31 0 36 N"/>
          </draw:custom-shape>
          <draw:custom-shape draw:style-name="gr5" draw:text-style-name="P5" draw:layer="layout" svg:width="0.031cm" svg:height="0.093cm" draw:transform="rotate (-2.35619449019309) translate (23.68cm 15.254cm)">
            <text:p/>
            <draw:enhanced-geometry svg:viewBox="0 0 35 86" draw:type="non-primitive" draw:enhanced-path="M 0 0 L 0 0 4 11 7 22 9 35 11 47 15 59 19 69 26 78 35 86 N"/>
          </draw:custom-shape>
          <draw:custom-shape draw:style-name="gr5" draw:text-style-name="P5" draw:layer="layout" svg:width="0.116cm" svg:height="0.106cm" draw:transform="rotate (-2.35619449019309) translate (23.742cm 15.138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21cm" svg:height="0.09cm" draw:transform="rotate (-2.35619449019309) translate (23.635cm 15.065cm)">
            <text:p/>
            <draw:enhanced-geometry svg:viewBox="0 0 27 87" draw:type="non-primitive" draw:enhanced-path="M 0 0 L 0 0 3 10 7 22 10 33 13 43 17 55 20 66 24 77 27 87 N"/>
          </draw:custom-shape>
          <draw:custom-shape draw:style-name="gr5" draw:text-style-name="P5" draw:layer="layout" svg:width="0.083cm" svg:height="0.035cm" draw:transform="rotate (-2.35619449019309) translate (23.614cm 14.864cm)">
            <text:p/>
            <draw:enhanced-geometry svg:viewBox="0 0 97 35" draw:type="non-primitive" draw:enhanced-path="M 97 0 L 97 0 84 5 72 9 60 14 48 18 36 23 24 26 13 31 0 35 N"/>
          </draw:custom-shape>
          <draw:custom-shape draw:style-name="gr5" draw:text-style-name="P5" draw:layer="layout" svg:width="0.053cm" svg:height="0.106cm" draw:transform="rotate (-2.35619449019309) translate (23.507cm 14.946cm)">
            <text:p/>
            <draw:enhanced-geometry svg:viewBox="0 0 69 103" draw:type="non-primitive" draw:enhanced-path="M 0 0 L 0 0 9 12 17 26 26 38 35 51 43 64 52 77 60 90 69 103 N"/>
          </draw:custom-shape>
          <draw:custom-shape draw:style-name="gr5" draw:text-style-name="P5" draw:layer="layout" svg:width="0.112cm" svg:height="0.008cm" draw:transform="rotate (-2.35619449019309) translate (23.562cm 14.687cm)">
            <text:p/>
            <draw:enhanced-geometry svg:viewBox="0 0 138 0" draw:type="non-primitive" draw:enhanced-path="M 138 0 L 138 0 119 0 97 0 75 0 52 0 32 0 14 0 4 0 0 0 N"/>
          </draw:custom-shape>
          <draw:custom-shape draw:style-name="gr5" draw:text-style-name="P5" draw:layer="layout" svg:width="0.041cm" svg:height="0.113cm" draw:transform="rotate (-2.35619449019309) translate (23.453cm 14.81cm)">
            <text:p/>
            <draw:enhanced-geometry svg:viewBox="0 0 53 105" draw:type="non-primitive" draw:enhanced-path="M 0 0 L 0 0 7 14 14 26 21 40 27 53 33 67 40 79 46 93 53 105 N"/>
          </draw:custom-shape>
          <draw:custom-shape draw:style-name="gr8" draw:text-style-name="P5" draw:layer="layout" svg:width="0.114cm" svg:height="0.174cm" draw:transform="rotate (-2.35619449019309) translate (25.064cm 17.87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114cm" svg:height="0.174cm" draw:transform="rotate (-2.35619449019309) translate (25.064cm 17.87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136cm" svg:height="0.192cm" draw:transform="rotate (-2.35619449019309) translate (25.162cm 17.87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136cm" svg:height="0.192cm" draw:transform="rotate (-2.35619449019309) translate (25.162cm 17.87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81cm" svg:height="0.037cm" draw:transform="rotate (-2.35619449019309) translate (25.18cm 17.844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81cm" svg:height="0.037cm" draw:transform="rotate (-2.35619449019309) translate (25.18cm 17.844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45cm" svg:height="0.037cm" draw:transform="rotate (-2.35619449019309) translate (25.121cm 17.878cm)">
            <text:p/>
            <draw:enhanced-geometry svg:viewBox="0 0 53 36" draw:type="non-primitive" draw:enhanced-path="M 53 0 L 46 5 38 8 31 12 23 15 16 19 10 23 4 29 0 36 53 0 Z N"/>
          </draw:custom-shape>
          <draw:custom-shape draw:style-name="gr5" draw:text-style-name="P5" draw:layer="layout" svg:width="0.045cm" svg:height="0.037cm" draw:transform="rotate (-2.35619449019309) translate (25.121cm 17.878cm)">
            <text:p/>
            <draw:enhanced-geometry svg:viewBox="0 0 53 36" draw:type="non-primitive" draw:enhanced-path="M 53 0 L 53 0 46 5 38 8 31 12 23 15 16 19 10 23 4 29 0 36 N"/>
          </draw:custom-shape>
          <draw:custom-shape draw:style-name="gr9" draw:text-style-name="P5" draw:layer="layout" svg:width="0.113cm" svg:height="0.081cm" draw:transform="rotate (-2.35619449019309) translate (24.764cm 18.25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113cm" svg:height="0.081cm" draw:transform="rotate (-2.35619449019309) translate (24.764cm 18.25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116cm" svg:height="0.126cm" draw:transform="rotate (-2.35619449019309) translate (24.73cm 18.19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116cm" svg:height="0.126cm" draw:transform="rotate (-2.35619449019309) translate (24.73cm 18.19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63cm" svg:height="0.075cm" draw:transform="rotate (-2.35619449019309) translate (25.124cm 17.82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63cm" svg:height="0.075cm" draw:transform="rotate (-2.35619449019309) translate (25.124cm 17.823cm)">
            <text:p/>
            <draw:enhanced-geometry svg:viewBox="0 0 80 70" draw:type="non-primitive" draw:enhanced-path="M 45 0 L 45 0 38 5 31 8 24 12 17 15 11 20 6 24 2 29 0 36 0 36 0 42 3 48 7 55 12 59 17 64 23 67 30 70 36 70 36 70 44 68 50 64 56 58 61 50 65 42 70 33 74 25 80 17 N"/>
          </draw:custom-shape>
        </draw:g>
        <draw:g draw:id="id1">
          <draw:custom-shape draw:style-name="gr10" draw:text-style-name="P7" draw:layer="layout" svg:width="13.275cm" svg:height="1.361cm" svg:x="7.858cm" svg:y="15.23cm">
            <text:p text:style-name="P6"><text:span text:style-name="T4">dividing by zero is not a good idea...</text:span></text:p>
            <draw:enhanced-geometry svg:viewBox="0 0 21600 21600" draw:mirror-vertical="false" draw:type="mso-spt202" draw:enhanced-path="M 0 0 L 21600 0 21600 21600 0 21600 0 0 Z N"/>
          </draw:custom-shape>
          <draw:line draw:style-name="gr11" draw:text-style-name="P8" draw:layer="layout" svg:x1="12.464cm" svg:y1="12.375cm" svg:x2="12.464cm" svg:y2="13.992cm">
            <text:p/>
          </draw:line>
          <draw:line draw:style-name="gr12" draw:text-style-name="P8" draw:layer="layout" svg:x1="12.46cm" svg:y1="13.992cm" svg:x2="12.46cm" svg:y2="15.291cm">
            <text:p/>
          </draw:line>
          <draw:line draw:style-name="gr11" draw:text-style-name="P8" draw:layer="layout" svg:x1="8.564cm" svg:y1="12.375cm" svg:x2="8.564cm" svg:y2="13.992cm">
            <text:p/>
          </draw:line>
          <draw:line draw:style-name="gr12" draw:text-style-name="P8" draw:layer="layout" svg:x1="8.56cm" svg:y1="13.992cm" svg:x2="8.56cm" svg:y2="15.291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o...</text:p>
          </draw:text-box>
        </draw:frame>
        <draw:frame presentation:style-name="pr2" draw:layer="layout" svg:width="25.199cm" svg:height="17cm" svg:x="1.4cm" svg:y="3cm" presentation:class="outline">
          <draw:text-box>
            <text:list text:style-name="L2">
              <text:list-item>
                <text:p>What should we return here?</text:p>
              </text:list-item>
            </text:list>
          </draw:text-box>
        </draw:frame>
        <draw:custom-shape draw:style-name="gr13" draw:text-style-name="P3" draw:layer="layout" svg:width="24.716cm" svg:height="10.398cm" svg:x="1.304cm" svg:y="7.094cm">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return ???;</text:span></text:p>
          <text:p><text:span text:style-name="T2"><text:s text:c="4"/></text:span><text:span text:style-name="T2">else</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line draw:style-name="gr14" draw:text-style-name="P8" draw:layer="layout" svg:x1="17.333cm" svg:y1="3.725cm" svg:x2="24.938cm" svg:y2="3.725cm">
          <text:p/>
        </draw:line>
        <draw:line draw:style-name="gr14" draw:text-style-name="P8" draw:layer="layout" svg:x1="25.016cm" svg:y1="3.671cm" svg:x2="25.016cm" svg:y2="7.094cm">
          <text:p/>
        </draw:line>
        <draw:line draw:style-name="gr11" draw:text-style-name="P8" draw:layer="layout" svg:x1="24.952cm" svg:y1="7.094cm" svg:x2="24.952cm" svg:y2="10.027cm">
          <text:p/>
        </draw:line>
        <draw:line draw:style-name="gr15" draw:text-style-name="P8" draw:layer="layout" svg:x1="24.952cm" svg:y1="10.027cm" svg:x2="10.637cm" svg:y2="10.135cm">
          <text:p/>
        </draw:line>
        <draw:frame draw:style-name="gr3" draw:text-style-name="P4" draw:layer="layout" svg:width="2.915cm" svg:height="3.456cm" svg:x="24.091cm" svg:y="14.775cm">
          <draw:text-box>
            <text:p><text:span text:style-name="T3">?</text:span></text:p>
          </draw:text-box>
        </draw:frame>
        <draw:g>
          <draw:custom-shape draw:style-name="gr4" draw:text-style-name="P5" draw:layer="layout" svg:width="0.632cm" svg:height="3.007cm" draw:transform="rotate (-2.35619449019309) translate (5.93cm 19.42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632cm" svg:height="3.007cm" draw:transform="rotate (-2.35619449019309) translate (5.93cm 19.42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592cm" svg:height="3.011cm" draw:transform="rotate (-2.35619449019309) translate (6.318cm 19.06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592cm" svg:height="3.011cm" draw:transform="rotate (-2.35619449019309) translate (6.318cm 19.06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231cm" svg:height="0.559cm" draw:transform="rotate (-2.35619449019309) translate (5.875cm 19.35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199cm" svg:height="0.484cm" draw:transform="rotate (-2.35619449019309) translate (5.998cm 19.146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408cm" svg:height="0.585cm" draw:transform="rotate (-2.35619449019309) translate (5.321cm 18.933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304cm" svg:height="0.226cm" draw:transform="rotate (-2.35619449019309) translate (4.764cm 18.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591cm" svg:height="2.95cm" draw:transform="rotate (-2.35619449019309) translate (6.302cm 19.032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699cm" svg:height="3.012cm" draw:transform="rotate (-2.35619449019309) translate (5.947cm 19.408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457cm" svg:height="0.431cm" draw:transform="rotate (-2.35619449019309) translate (6.118cm 19.28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44cm" svg:height="0.03cm" draw:transform="rotate (-2.35619449019309) translate (5.86cm 19.483cm)">
            <text:p/>
            <draw:enhanced-geometry svg:viewBox="0 0 70 35" draw:type="non-primitive" draw:enhanced-path="M 0 0 L 9 5 17 9 26 15 34 20 43 24 52 29 61 32 70 35 0 0 Z N"/>
          </draw:custom-shape>
          <draw:custom-shape draw:style-name="gr6" draw:text-style-name="P5" draw:layer="layout" svg:width="0.194cm" svg:height="0.25cm" draw:transform="rotate (-2.35619449019309) translate (5.887cm 19.42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375cm" svg:height="0.18cm" draw:transform="rotate (-2.35619449019309) translate (5.382cm 19.28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157cm" svg:height="0.302cm" draw:transform="rotate (-2.35619449019309) translate (5.338cm 19.71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123cm" svg:height="0.291cm" draw:transform="rotate (-2.35619449019309) translate (5.35cm 19.684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106cm" svg:height="0.198cm" draw:transform="rotate (-2.35619449019309) translate (5.248cm 19.713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166cm" svg:height="0.29cm" draw:transform="rotate (-2.35619449019309) translate (5.301cm 19.685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098cm" svg:height="0.174cm" draw:transform="rotate (-2.35619449019309) translate (5.263cm 19.78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43cm" svg:height="0.173cm" draw:transform="rotate (-2.35619449019309) translate (5.19cm 19.673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385cm" svg:height="0.576cm" draw:transform="rotate (-2.35619449019309) translate (4.96cm 19.12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125cm" svg:height="0.037cm" draw:transform="rotate (-2.35619449019309) translate (4.884cm 19.042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172cm" svg:height="0.144cm" draw:transform="rotate (-2.35619449019309) translate (4.929cm 19.13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503cm" svg:height="0.822cm" draw:transform="rotate (-2.35619449019309) translate (4.192cm 18.531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389cm" svg:height="0.573cm" draw:transform="rotate (-2.35619449019309) translate (5.825cm 18.248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509cm" svg:height="0.814cm" draw:transform="rotate (-2.35619449019309) translate (5.354cm 17.34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14cm" svg:height="0.14cm" draw:transform="rotate (-2.35619449019309) translate (5.606cm 18.42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45cm" svg:height="0.407cm" draw:transform="rotate (-2.35619449019309) translate (6.23cm 18.71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11cm" svg:height="0.006cm" draw:transform="rotate (-2.35619449019309) translate (5.679cm 18.739cm)">
            <text:p/>
            <draw:enhanced-geometry svg:viewBox="0 0 17 0" draw:type="non-primitive" draw:enhanced-path="M 0 0 L 4 0 9 0 12 0 17 0 0 0 Z N"/>
          </draw:custom-shape>
          <draw:custom-shape draw:style-name="gr6" draw:text-style-name="P5" draw:layer="layout" svg:width="0.264cm" svg:height="0.198cm" draw:transform="rotate (-2.35619449019309) translate (6.151cm 18.70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489cm" svg:height="0.198cm" draw:transform="rotate (-2.35619449019309) translate (5.124cm 18.069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511cm" svg:height="0.232cm" draw:transform="rotate (-2.35619449019309) translate (4.96cm 17.902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452cm" svg:height="0.03cm" draw:transform="rotate (-2.35619449019309) translate (4.657cm 17.715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537cm" svg:height="0.199cm" draw:transform="rotate (-2.35619449019309) translate (4.715cm 17.66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563cm" svg:height="0.18cm" draw:transform="rotate (-2.35619449019309) translate (4.581cm 17.423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264cm" svg:height="0.339cm" draw:transform="rotate (-2.35619449019309) translate (5.557cm 18.6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52cm" svg:height="0.053cm" draw:transform="rotate (-2.35619449019309) translate (5.358cm 18.729cm)">
            <text:p/>
            <draw:enhanced-geometry svg:viewBox="0 0 86 72" draw:type="non-primitive" draw:enhanced-path="M 0 0 L 10 9 21 18 32 27 43 35 54 44 65 53 76 62 86 72 0 0 Z N"/>
          </draw:custom-shape>
          <draw:custom-shape draw:style-name="gr4" draw:text-style-name="P5" draw:layer="layout" svg:width="0.165cm" svg:height="0.411cm" draw:transform="rotate (-2.35619449019309) translate (6.025cm 19.20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127cm" svg:height="0.182cm" draw:transform="rotate (-2.35619449019309) translate (5.096cm 19.12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171cm" svg:height="0.786cm" draw:transform="rotate (-2.35619449019309) translate (4.459cm 18.56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655cm" svg:height="0.177cm" draw:transform="rotate (-2.35619449019309) translate (4.372cm 17.31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598cm" svg:height="0.093cm" draw:transform="rotate (-2.35619449019309) translate (5.721cm 18.80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304cm" svg:height="0.634cm" draw:transform="rotate (-2.35619449019309) translate (5.739cm 18.60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303cm" svg:height="0.687cm" draw:transform="rotate (-2.35619449019309) translate (5.313cm 19.06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0.836cm" svg:height="0.058cm" draw:transform="rotate (-2.35619449019309) translate (5.287cm 18.192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3cm" svg:height="0.01cm" draw:transform="rotate (-2.35619449019309) translate (4.63cm 18.802cm)">
            <text:p/>
            <draw:enhanced-geometry svg:viewBox="0 0 54 0" draw:type="non-primitive" draw:enhanced-path="M 0 0 L 0 0 6 0 13 0 20 0 27 0 34 0 41 0 47 0 54 0 N"/>
          </draw:custom-shape>
          <draw:custom-shape draw:style-name="gr7" draw:text-style-name="P5" draw:layer="layout" svg:width="0.819cm" svg:height="0.061cm" draw:transform="rotate (-2.35619449019309) translate (5.166cm 18.16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1.027cm" svg:height="0.092cm" draw:transform="rotate (-2.35619449019309) translate (5.137cm 17.88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6cm" svg:height="0.029cm" draw:transform="rotate (-2.35619449019309) translate (4.378cm 18.679cm)">
            <text:p/>
            <draw:enhanced-geometry svg:viewBox="0 0 0 36" draw:type="non-primitive" draw:enhanced-path="M 0 0 L 0 0 0 4 0 9 0 13 0 18 0 22 0 27 0 32 0 36 N"/>
          </draw:custom-shape>
          <draw:custom-shape draw:style-name="gr7" draw:text-style-name="P5" draw:layer="layout" svg:width="1.114cm" svg:height="0.125cm" draw:transform="rotate (-2.35619449019309) translate (4.941cm 17.66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1.16cm" svg:height="0.091cm" draw:transform="rotate (-2.35619449019309) translate (4.649cm 17.439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1.147cm" svg:height="0.09cm" draw:transform="rotate (-2.35619449019309) translate (4.493cm 17.2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1.056cm" svg:height="0.182cm" draw:transform="rotate (-2.35619449019309) translate (4.363cm 17.18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129cm" svg:height="0.007cm" draw:transform="rotate (-2.35619449019309) translate (3.889cm 17.262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16cm" svg:height="0.028cm" draw:transform="rotate (-2.35619449019309) translate (3.768cm 17.473cm)">
            <text:p/>
            <draw:enhanced-geometry svg:viewBox="0 0 34 35" draw:type="non-primitive" draw:enhanced-path="M 0 35 L 0 35 4 30 9 27 13 22 17 18 21 13 26 9 30 4 34 0 N"/>
          </draw:custom-shape>
          <draw:custom-shape draw:style-name="gr8" draw:text-style-name="P5" draw:layer="layout" svg:width="0.119cm" svg:height="0.284cm" draw:transform="rotate (-2.35619449019309) translate (5.86cm 19.23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131cm" svg:height="0.202cm" draw:transform="rotate (-2.35619449019309) translate (5.444cm 18.56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284cm" svg:height="0.081cm" draw:transform="rotate (-2.35619449019309) translate (5.02cm 18.11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32cm" svg:height="0.029cm" draw:transform="rotate (-2.35619449019309) translate (4.824cm 18.247cm)">
            <text:p/>
            <draw:enhanced-geometry svg:viewBox="0 0 54 35" draw:type="non-primitive" draw:enhanced-path="M 0 35 L 7 30 13 26 20 20 25 16 32 11 39 6 46 3 54 0 0 35 Z N"/>
          </draw:custom-shape>
          <draw:custom-shape draw:style-name="gr8" draw:text-style-name="P5" draw:layer="layout" svg:width="0.199cm" svg:height="0.127cm" draw:transform="rotate (-2.35619449019309) translate (4.732cm 17.98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157cm" svg:height="0.111cm" draw:transform="rotate (-2.35619449019309) translate (4.531cm 17.81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158cm" svg:height="0.115cm" draw:transform="rotate (-2.35619449019309) translate (4.403cm 17.66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34cm" svg:height="0.007cm" draw:transform="rotate (-2.35619449019309) translate (4.27cm 17.619cm)">
            <text:p/>
            <draw:enhanced-geometry svg:viewBox="0 0 53 0" draw:type="non-primitive" draw:enhanced-path="M 53 0 L 46 0 40 0 34 0 27 0 20 0 13 0 6 0 0 0 53 0 Z N"/>
          </draw:custom-shape>
          <draw:custom-shape draw:style-name="gr8" draw:text-style-name="P5" draw:layer="layout" svg:width="0.163cm" svg:height="0.089cm" draw:transform="rotate (-2.35619449019309) translate (4.112cm 17.45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21cm" svg:height="0.025cm" draw:transform="rotate (-2.35619449019309) translate (5.191cm 19.838cm)">
            <text:p/>
            <draw:enhanced-geometry svg:viewBox="0 0 35 36" draw:type="non-primitive" draw:enhanced-path="M 35 0 L 35 0 31 5 26 10 22 14 17 17 13 22 9 27 5 31 0 36 N"/>
          </draw:custom-shape>
          <draw:custom-shape draw:style-name="gr5" draw:text-style-name="P5" draw:layer="layout" svg:width="0.076cm" svg:height="0.062cm" draw:transform="rotate (-2.35619449019309) translate (5.819cm 19.459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087cm" svg:height="0.025cm" draw:transform="rotate (-2.35619449019309) translate (5.971cm 19.289cm)">
            <text:p/>
            <draw:enhanced-geometry svg:viewBox="0 0 140 34" draw:type="non-primitive" draw:enhanced-path="M 140 0 L 140 0 122 4 103 5 84 6 63 7 45 10 28 15 12 23 0 34 N"/>
          </draw:custom-shape>
          <draw:custom-shape draw:style-name="gr5" draw:text-style-name="P5" draw:layer="layout" svg:width="0.03cm" svg:height="0.084cm" draw:transform="rotate (-2.35619449019309) translate (5.989cm 19.242cm)">
            <text:p/>
            <draw:enhanced-geometry svg:viewBox="0 0 53 106" draw:type="non-primitive" draw:enhanced-path="M 0 106 L 0 106 6 92 13 79 20 66 27 53 33 40 39 27 46 14 53 0 N"/>
          </draw:custom-shape>
          <draw:custom-shape draw:style-name="gr5" draw:text-style-name="P5" draw:layer="layout" svg:width="0.007cm" svg:height="0.086cm" draw:transform="rotate (-2.35619449019309) translate (5.987cm 19.245cm)">
            <text:p/>
            <draw:enhanced-geometry svg:viewBox="0 0 11 106" draw:type="non-primitive" draw:enhanced-path="M 0 0 L 0 0 1 14 3 29 6 42 9 57 11 71 10 84 6 96 0 106 N"/>
          </draw:custom-shape>
          <draw:custom-shape draw:style-name="gr5" draw:text-style-name="P5" draw:layer="layout" svg:width="0.102cm" svg:height="0.075cm" draw:transform="rotate (-2.35619449019309) translate (5.792cm 19.459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23cm" svg:height="0.028cm" draw:transform="rotate (-2.35619449019309) translate (5.788cm 19.565cm)">
            <text:p/>
            <draw:enhanced-geometry svg:viewBox="0 0 35 35" draw:type="non-primitive" draw:enhanced-path="M 35 35 L 35 35 31 31 26 25 23 18 18 12 15 6 10 3 6 0 0 1 N"/>
          </draw:custom-shape>
          <draw:custom-shape draw:style-name="gr5" draw:text-style-name="P5" draw:layer="layout" svg:width="0.03cm" svg:height="0.087cm" draw:transform="rotate (-2.35619449019309) translate (6.006cm 19.242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0.973cm" svg:height="2.229cm" draw:transform="rotate (-2.35619449019309) translate (5.971cm 19.6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126cm" svg:height="0.43cm" draw:transform="rotate (-2.35619449019309) translate (5.983cm 19.09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126cm" svg:height="0.43cm" draw:transform="rotate (-2.35619449019309) translate (5.983cm 19.09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157cm" svg:height="0.412cm" draw:transform="rotate (-2.35619449019309) translate (6.037cm 19.064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157cm" svg:height="0.412cm" draw:transform="rotate (-2.35619449019309) translate (6.037cm 19.064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135cm" svg:height="0.257cm" draw:transform="rotate (-2.35619449019309) translate (6.025cm 19.08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135cm" svg:height="0.257cm" draw:transform="rotate (-2.35619449019309) translate (6.025cm 19.08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134cm" svg:height="0.404cm" draw:transform="rotate (-2.35619449019309) translate (5.706cm 19.48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134cm" svg:height="0.404cm" draw:transform="rotate (-2.35619449019309) translate (5.706cm 19.48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46cm" svg:height="0.251cm" draw:transform="rotate (-2.35619449019309) translate (5.548cm 19.33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46cm" svg:height="0.251cm" draw:transform="rotate (-2.35619449019309) translate (5.548cm 19.33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104cm" svg:height="0.03cm" draw:transform="rotate (-2.35619449019309) translate (5.587cm 19.32cm)">
            <text:p/>
            <draw:enhanced-geometry svg:viewBox="0 0 175 34" draw:type="non-primitive" draw:enhanced-path="M 175 0 L 153 4 132 9 109 13 87 17 66 21 43 26 22 30 0 34 175 0 Z N"/>
          </draw:custom-shape>
          <draw:custom-shape draw:style-name="gr5" draw:text-style-name="P5" draw:layer="layout" svg:width="0.104cm" svg:height="0.03cm" draw:transform="rotate (-2.35619449019309) translate (5.587cm 19.32cm)">
            <text:p/>
            <draw:enhanced-geometry svg:viewBox="0 0 175 34" draw:type="non-primitive" draw:enhanced-path="M 175 0 L 175 0 153 4 132 9 109 13 87 17 66 21 43 26 22 30 0 34 N"/>
          </draw:custom-shape>
          <draw:custom-shape draw:style-name="gr9" draw:text-style-name="P5" draw:layer="layout" svg:width="0.121cm" svg:height="0.289cm" draw:transform="rotate (-2.35619449019309) translate (5.87cm 18.81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121cm" svg:height="0.289cm" draw:transform="rotate (-2.35619449019309) translate (5.87cm 18.81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102cm" svg:height="0.288cm" draw:transform="rotate (-2.35619449019309) translate (5.423cm 19.32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102cm" svg:height="0.288cm" draw:transform="rotate (-2.35619449019309) translate (5.423cm 19.32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29cm" svg:height="0.016cm" draw:transform="rotate (-2.35619449019309) translate (5.182cm 19.923cm)">
            <text:p/>
            <draw:enhanced-geometry svg:viewBox="0 0 44 17" draw:type="non-primitive" draw:enhanced-path="M 44 17 L 38 15 33 13 28 10 23 8 17 7 11 5 6 2 0 0 44 17 Z N"/>
          </draw:custom-shape>
          <draw:custom-shape draw:style-name="gr5" draw:text-style-name="P5" draw:layer="layout" svg:width="0.029cm" svg:height="0.016cm" draw:transform="rotate (-2.35619449019309) translate (5.182cm 19.923cm)">
            <text:p/>
            <draw:enhanced-geometry svg:viewBox="0 0 44 17" draw:type="non-primitive" draw:enhanced-path="M 44 17 L 44 17 38 15 33 13 28 10 23 8 17 7 11 5 6 2 0 0 N"/>
          </draw:custom-shape>
          <draw:custom-shape draw:style-name="gr9" draw:text-style-name="P5" draw:layer="layout" svg:width="0.341cm" svg:height="0.303cm" draw:transform="rotate (-2.35619449019309) translate (5.364cm 19.97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341cm" svg:height="0.303cm" draw:transform="rotate (-2.35619449019309) translate (5.364cm 19.97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303cm" svg:height="0.272cm" draw:transform="rotate (-2.35619449019309) translate (4.301cm 19.03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303cm" svg:height="0.272cm" draw:transform="rotate (-2.35619449019309) translate (4.301cm 19.03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417cm" svg:height="0.417cm" draw:transform="rotate (-2.35619449019309) translate (3.284cm 18.32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417cm" svg:height="0.417cm" draw:transform="rotate (-2.35619449019309) translate (3.284cm 18.32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1cm" svg:height="0.085cm" draw:transform="rotate (-2.35619449019309) translate (3.711cm 17.71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1cm" svg:height="0.085cm" draw:transform="rotate (-2.35619449019309) translate (3.711cm 17.71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085cm" svg:height="0.071cm" draw:transform="rotate (-2.35619449019309) translate (4.24cm 17.216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085cm" svg:height="0.071cm" draw:transform="rotate (-2.35619449019309) translate (4.24cm 17.216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093cm" svg:height="0.158cm" draw:transform="rotate (-2.35619449019309) translate (3.75cm 17.631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093cm" svg:height="0.158cm" draw:transform="rotate (-2.35619449019309) translate (3.75cm 17.631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093cm" svg:height="0.162cm" draw:transform="rotate (-2.35619449019309) translate (4.148cm 17.23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093cm" svg:height="0.162cm" draw:transform="rotate (-2.35619449019309) translate (4.148cm 17.23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322cm" svg:height="0.272cm" draw:transform="rotate (-2.35619449019309) translate (5.641cm 17.659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322cm" svg:height="0.272cm" draw:transform="rotate (-2.35619449019309) translate (5.641cm 17.659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43cm" svg:height="0.423cm" draw:transform="rotate (-2.35619449019309) translate (5.056cm 16.57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43cm" svg:height="0.423cm" draw:transform="rotate (-2.35619449019309) translate (5.056cm 16.57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0.927cm" svg:height="2.23cm" draw:transform="rotate (-2.35619449019309) translate (6.792cm 18.85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34cm" svg:height="0.304cm" draw:transform="rotate (-2.35619449019309) translate (6.716cm 18.738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34cm" svg:height="0.304cm" draw:transform="rotate (-2.35619449019309) translate (6.716cm 18.738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6cm" svg:height="0.112cm" draw:transform="rotate (-2.35619449019309) translate (6.485cm 18.785cm)">
            <text:p/>
            <draw:enhanced-geometry svg:viewBox="0 0 0 140" draw:type="non-primitive" draw:enhanced-path="M 0 140 L 0 140 0 123 0 105 0 88 0 70 0 53 0 36 0 17 0 0 N"/>
          </draw:custom-shape>
          <draw:custom-shape draw:style-name="gr5" draw:text-style-name="P5" draw:layer="layout" svg:width="0.006cm" svg:height="0.117cm" draw:transform="rotate (-2.35619449019309) translate (6.424cm 18.812cm)">
            <text:p/>
            <draw:enhanced-geometry svg:viewBox="0 0 0 141" draw:type="non-primitive" draw:enhanced-path="M 0 141 L 0 141 0 123 0 106 0 88 0 71 0 54 0 36 0 19 0 0 N"/>
          </draw:custom-shape>
          <draw:custom-shape draw:style-name="gr5" draw:text-style-name="P5" draw:layer="layout" svg:width="0.007cm" svg:height="0.085cm" draw:transform="rotate (-2.35619449019309) translate (6.557cm 18.749cm)">
            <text:p/>
            <draw:enhanced-geometry svg:viewBox="0 0 9 105" draw:type="non-primitive" draw:enhanced-path="M 9 105 L 9 105 7 91 6 79 5 65 4 52 3 40 2 26 1 14 0 0 N"/>
          </draw:custom-shape>
          <draw:custom-shape draw:style-name="gr5" draw:text-style-name="P5" draw:layer="layout" svg:width="0.059cm" svg:height="0.007cm" draw:transform="rotate (-2.35619449019309) translate (6.537cm 18.607cm)">
            <text:p/>
            <draw:enhanced-geometry svg:viewBox="0 0 97 0" draw:type="non-primitive" draw:enhanced-path="M 97 0 L 97 0 84 0 72 0 59 0 48 0 35 0 24 0 12 0 0 0 N"/>
          </draw:custom-shape>
          <draw:custom-shape draw:style-name="gr5" draw:text-style-name="P5" draw:layer="layout" svg:width="0.098cm" svg:height="0.028cm" draw:transform="rotate (-2.35619449019309) translate (6.446cm 18.609cm)">
            <text:p/>
            <draw:enhanced-geometry svg:viewBox="0 0 149 35" draw:type="non-primitive" draw:enhanced-path="M 149 0 L 149 0 131 5 112 9 93 14 74 17 56 22 37 26 19 31 0 35 N"/>
          </draw:custom-shape>
          <draw:custom-shape draw:style-name="gr5" draw:text-style-name="P5" draw:layer="layout" svg:width="0.093cm" svg:height="0.039cm" draw:transform="rotate (-2.35619449019309) translate (6.371cm 18.607cm)">
            <text:p/>
            <draw:enhanced-geometry svg:viewBox="0 0 148 55" draw:type="non-primitive" draw:enhanced-path="M 148 0 L 148 0 129 7 111 14 92 21 74 27 54 34 36 41 18 48 0 55 N"/>
          </draw:custom-shape>
          <draw:custom-shape draw:style-name="gr5" draw:text-style-name="P5" draw:layer="layout" svg:width="0.007cm" svg:height="0.102cm" draw:transform="rotate (-2.35619449019309) translate (6.337cm 18.845cm)">
            <text:p/>
            <draw:enhanced-geometry svg:viewBox="0 0 0 121" draw:type="non-primitive" draw:enhanced-path="M 0 121 L 0 121 0 106 0 92 0 77 0 61 0 46 0 31 0 16 0 0 N"/>
          </draw:custom-shape>
          <draw:custom-shape draw:style-name="gr5" draw:text-style-name="P5" draw:layer="layout" svg:width="0.07cm" svg:height="0.028cm" draw:transform="rotate (-2.35619449019309) translate (6.303cm 18.665cm)">
            <text:p/>
            <draw:enhanced-geometry svg:viewBox="0 0 107 37" draw:type="non-primitive" draw:enhanced-path="M 107 0 L 107 0 93 5 80 9 66 14 54 18 40 23 26 26 14 32 0 37 N"/>
          </draw:custom-shape>
          <draw:custom-shape draw:style-name="gr5" draw:text-style-name="P5" draw:layer="layout" svg:width="0.011cm" svg:height="0.069cm" draw:transform="rotate (-2.35619449019309) translate (6.282cm 18.846cm)">
            <text:p/>
            <draw:enhanced-geometry svg:viewBox="0 0 17 87" draw:type="non-primitive" draw:enhanced-path="M 0 87 L 0 87 2 77 4 66 6 56 8 44 10 34 13 23 15 11 17 0 N"/>
          </draw:custom-shape>
          <draw:custom-shape draw:style-name="gr5" draw:text-style-name="P5" draw:layer="layout" svg:width="0.038cm" svg:height="0.011cm" draw:transform="rotate (-2.35619449019309) translate (6.246cm 18.615cm)">
            <text:p/>
            <draw:enhanced-geometry svg:viewBox="0 0 61 17" draw:type="non-primitive" draw:enhanced-path="M 61 0 L 61 0 53 2 46 4 38 6 30 8 22 10 16 12 8 14 0 17 N"/>
          </draw:custom-shape>
          <draw:custom-shape draw:style-name="gr5" draw:text-style-name="P5" draw:layer="layout" svg:width="0.011cm" svg:height="0.119cm" draw:transform="rotate (-2.35619449019309) translate (5.263cm 19.792cm)">
            <text:p/>
            <draw:enhanced-geometry svg:viewBox="0 0 18 141" draw:type="non-primitive" draw:enhanced-path="M 18 141 L 18 141 16 122 13 105 11 87 9 70 7 53 4 35 2 18 0 0 N"/>
          </draw:custom-shape>
          <draw:custom-shape draw:style-name="gr5" draw:text-style-name="P5" draw:layer="layout" svg:width="0.011cm" svg:height="0.113cm" draw:transform="rotate (-2.35619449019309) translate (5.292cm 19.857cm)">
            <text:p/>
            <draw:enhanced-geometry svg:viewBox="0 0 17 140" draw:type="non-primitive" draw:enhanced-path="M 0 140 L 0 140 2 123 4 105 7 88 9 70 11 52 12 35 15 17 17 0 N"/>
          </draw:custom-shape>
          <draw:custom-shape draw:style-name="gr5" draw:text-style-name="P5" draw:layer="layout" svg:width="0.081cm" svg:height="0.016cm" draw:transform="rotate (-2.35619449019309) translate (5.19cm 19.739cm)">
            <text:p/>
            <draw:enhanced-geometry svg:viewBox="0 0 131 17" draw:type="non-primitive" draw:enhanced-path="M 0 0 L 0 0 17 2 33 4 49 6 66 9 82 11 98 12 114 14 131 17 N"/>
          </draw:custom-shape>
          <draw:custom-shape draw:style-name="gr5" draw:text-style-name="P5" draw:layer="layout" svg:width="0.069cm" svg:height="0.029cm" draw:transform="rotate (-2.35619449019309) translate (5.195cm 19.688cm)">
            <text:p/>
            <draw:enhanced-geometry svg:viewBox="0 0 114 34" draw:type="non-primitive" draw:enhanced-path="M 0 0 L 0 0 14 4 27 9 42 13 57 18 70 21 85 26 100 30 114 34 N"/>
          </draw:custom-shape>
          <draw:custom-shape draw:style-name="gr5" draw:text-style-name="P5" draw:layer="layout" svg:width="0.007cm" svg:height="0.063cm" draw:transform="rotate (-2.35619449019309) translate (5.224cm 19.983cm)">
            <text:p/>
            <draw:enhanced-geometry svg:viewBox="0 0 17 71" draw:type="non-primitive" draw:enhanced-path="M 0 71 L 0 71 1 62 3 53 4 44 6 35 9 27 11 18 13 9 17 0 N"/>
          </draw:custom-shape>
          <draw:custom-shape draw:style-name="gr5" draw:text-style-name="P5" draw:layer="layout" svg:width="0.006cm" svg:height="0.094cm" draw:transform="rotate (-2.35619449019309) translate (5.239cm 19.995cm)">
            <text:p/>
            <draw:enhanced-geometry svg:viewBox="0 0 0 124" draw:type="non-primitive" draw:enhanced-path="M 0 124 L 0 124 0 108 0 93 0 78 0 62 0 47 0 31 0 16 0 0 N"/>
          </draw:custom-shape>
          <draw:custom-shape draw:style-name="gr5" draw:text-style-name="P5" draw:layer="layout" svg:width="0.006cm" svg:height="0.073cm" draw:transform="rotate (-2.35619449019309) translate (5.26cm 20.058cm)">
            <text:p/>
            <draw:enhanced-geometry svg:viewBox="0 0 12 87" draw:type="non-primitive" draw:enhanced-path="M 4 87 L 4 87 4 75 3 64 1 51 0 40 0 29 2 19 6 8 12 0 N"/>
          </draw:custom-shape>
          <draw:custom-shape draw:style-name="gr5" draw:text-style-name="P5" draw:layer="layout" svg:width="0.012cm" svg:height="0.085cm" draw:transform="rotate (-2.35619449019309) translate (5.166cm 20.129cm)">
            <text:p/>
            <draw:enhanced-geometry svg:viewBox="0 0 18 105" draw:type="non-primitive" draw:enhanced-path="M 9 105 L 9 105 9 90 11 74 14 56 17 39 18 24 15 12 10 3 0 0 N"/>
          </draw:custom-shape>
          <draw:custom-shape draw:style-name="gr5" draw:text-style-name="P5" draw:layer="layout" svg:width="0.053cm" svg:height="0.043cm" draw:transform="rotate (-2.35619449019309) translate (5.084cm 20.008cm)">
            <text:p/>
            <draw:enhanced-geometry svg:viewBox="0 0 88 52" draw:type="non-primitive" draw:enhanced-path="M 0 0 L 0 0 11 7 21 12 33 19 44 26 54 33 65 40 77 45 88 52 N"/>
          </draw:custom-shape>
          <draw:custom-shape draw:style-name="gr5" draw:text-style-name="P5" draw:layer="layout" svg:width="0.048cm" svg:height="0.026cm" draw:transform="rotate (-2.35619449019309) translate (5.142cm 19.974cm)">
            <text:p/>
            <draw:enhanced-geometry svg:viewBox="0 0 72 35" draw:type="non-primitive" draw:enhanced-path="M 0 0 L 0 0 9 5 18 9 27 14 36 17 44 22 53 26 63 31 72 35 N"/>
          </draw:custom-shape>
          <draw:custom-shape draw:style-name="gr5" draw:text-style-name="P5" draw:layer="layout" svg:width="0.058cm" svg:height="0.04cm" draw:transform="rotate (-2.35619449019309) translate (5.212cm 19.906cm)">
            <text:p/>
            <draw:enhanced-geometry svg:viewBox="0 0 96 52" draw:type="non-primitive" draw:enhanced-path="M 0 0 L 0 0 12 7 24 13 36 19 49 26 60 32 72 39 84 46 96 52 N"/>
          </draw:custom-shape>
          <draw:custom-shape draw:style-name="gr5" draw:text-style-name="P5" draw:layer="layout" svg:width="0.054cm" svg:height="0.043cm" draw:transform="rotate (-2.35619449019309) translate (5.156cm 19.819cm)">
            <text:p/>
            <draw:enhanced-geometry svg:viewBox="0 0 89 53" draw:type="non-primitive" draw:enhanced-path="M 0 0 L 0 0 11 7 22 13 33 19 45 26 55 33 66 40 77 47 89 53 N"/>
          </draw:custom-shape>
          <draw:custom-shape draw:style-name="gr5" draw:text-style-name="P5" draw:layer="layout" svg:width="0.039cm" svg:height="0.018cm" draw:transform="rotate (-2.35619449019309) translate (4.604cm 19.063cm)">
            <text:p/>
            <draw:enhanced-geometry svg:viewBox="0 0 62 20" draw:type="non-primitive" draw:enhanced-path="M 0 0 L 0 0 8 3 16 7 25 11 33 15 41 18 47 20 55 20 62 17 N"/>
          </draw:custom-shape>
          <draw:custom-shape draw:style-name="gr5" draw:text-style-name="P5" draw:layer="layout" svg:width="0.011cm" svg:height="0.016cm" draw:transform="rotate (-2.35619449019309) translate (4.518cm 19.177cm)">
            <text:p/>
            <draw:enhanced-geometry svg:viewBox="0 0 17 18" draw:type="non-primitive" draw:enhanced-path="M 0 18 L 0 18 5 13 8 9 13 4 17 0 N"/>
          </draw:custom-shape>
          <draw:custom-shape draw:style-name="gr5" draw:text-style-name="P5" draw:layer="layout" svg:width="0.049cm" svg:height="0.025cm" draw:transform="rotate (-2.35619449019309) translate (4.586cm 19.125cm)">
            <text:p/>
            <draw:enhanced-geometry svg:viewBox="0 0 79 35" draw:type="non-primitive" draw:enhanced-path="M 0 0 L 0 0 10 4 20 9 30 13 41 17 51 21 60 26 70 30 79 35 N"/>
          </draw:custom-shape>
          <draw:custom-shape draw:style-name="gr5" draw:text-style-name="P5" draw:layer="layout" svg:width="0.044cm" svg:height="0.015cm" draw:transform="rotate (-2.35619449019309) translate (4.414cm 19.052cm)">
            <text:p/>
            <draw:enhanced-geometry svg:viewBox="0 0 70 17" draw:type="non-primitive" draw:enhanced-path="M 0 17 L 0 17 9 15 17 13 26 11 35 8 43 6 52 5 60 3 70 0 N"/>
          </draw:custom-shape>
          <draw:custom-shape draw:style-name="gr5" draw:text-style-name="P5" draw:layer="layout" svg:width="0.055cm" svg:height="0.014cm" draw:transform="rotate (-2.35619449019309) translate (4.328cm 18.984cm)">
            <text:p/>
            <draw:enhanced-geometry svg:viewBox="0 0 88 17" draw:type="non-primitive" draw:enhanced-path="M 0 17 L 0 17 11 14 22 12 32 10 44 8 54 5 65 3 76 1 88 0 N"/>
          </draw:custom-shape>
          <draw:custom-shape draw:style-name="gr5" draw:text-style-name="P5" draw:layer="layout" svg:width="0.044cm" svg:height="0.031cm" draw:transform="rotate (-2.35619449019309) translate (4.41cm 19.016cm)">
            <text:p/>
            <draw:enhanced-geometry svg:viewBox="0 0 71 36" draw:type="non-primitive" draw:enhanced-path="M 71 0 L 71 0 62 5 53 10 44 14 36 19 27 23 18 27 9 31 0 36 N"/>
          </draw:custom-shape>
          <draw:custom-shape draw:style-name="gr5" draw:text-style-name="P5" draw:layer="layout" svg:width="0.044cm" svg:height="0.015cm" draw:transform="rotate (-2.35619449019309) translate (4.51cm 19.005cm)">
            <text:p/>
            <draw:enhanced-geometry svg:viewBox="0 0 72 19" draw:type="non-primitive" draw:enhanced-path="M 72 0 L 72 0 63 2 54 5 45 7 37 9 28 13 19 15 10 17 0 19 N"/>
          </draw:custom-shape>
          <draw:custom-shape draw:style-name="gr5" draw:text-style-name="P5" draw:layer="layout" svg:width="0.043cm" svg:height="0.008cm" draw:transform="rotate (-2.35619449019309) translate (4.549cm 19.027cm)">
            <text:p/>
            <draw:enhanced-geometry svg:viewBox="0 0 62 17" draw:type="non-primitive" draw:enhanced-path="M 62 17 L 62 17 54 15 47 12 39 10 31 8 23 6 16 4 8 2 0 0 N"/>
          </draw:custom-shape>
          <draw:custom-shape draw:style-name="gr5" draw:text-style-name="P5" draw:layer="layout" svg:width="0.044cm" svg:height="0.011cm" draw:transform="rotate (-2.35619449019309) translate (4.623cm 19.06cm)">
            <text:p/>
            <draw:enhanced-geometry svg:viewBox="0 0 69 17" draw:type="non-primitive" draw:enhanced-path="M 0 17 L 0 17 9 15 18 13 26 11 35 8 43 6 52 4 60 2 69 0 N"/>
          </draw:custom-shape>
          <draw:custom-shape draw:style-name="gr5" draw:text-style-name="P5" draw:layer="layout" svg:width="0.049cm" svg:height="0.061cm" draw:transform="rotate (-2.35619449019309) translate (3.817cm 18.487cm)">
            <text:p/>
            <draw:enhanced-geometry svg:viewBox="0 0 78 71" draw:type="non-primitive" draw:enhanced-path="M 78 0 L 78 0 68 9 59 18 48 28 38 35 28 45 19 54 9 62 0 71 N"/>
          </draw:custom-shape>
          <draw:custom-shape draw:style-name="gr5" draw:text-style-name="P5" draw:layer="layout" svg:width="0.056cm" svg:height="0.028cm" draw:transform="rotate (-2.35619449019309) translate (3.747cm 18.526cm)">
            <text:p/>
            <draw:enhanced-geometry svg:viewBox="0 0 88 37" draw:type="non-primitive" draw:enhanced-path="M 0 0 L 0 0 11 5 21 9 33 14 44 18 54 23 66 28 77 32 88 37 N"/>
          </draw:custom-shape>
          <draw:custom-shape draw:style-name="gr5" draw:text-style-name="P5" draw:layer="layout" svg:width="0.043cm" svg:height="0.044cm" draw:transform="rotate (-2.35619449019309) translate (3.657cm 18.443cm)">
            <text:p/>
            <draw:enhanced-geometry svg:viewBox="0 0 70 52" draw:type="non-primitive" draw:enhanced-path="M 70 0 L 70 0 60 7 47 12 35 18 24 22 12 29 4 35 0 43 1 52 N"/>
          </draw:custom-shape>
          <draw:custom-shape draw:style-name="gr5" draw:text-style-name="P5" draw:layer="layout" svg:width="0.062cm" svg:height="0.009cm" draw:transform="rotate (-2.35619449019309) translate (3.583cm 18.442cm)">
            <text:p/>
            <draw:enhanced-geometry svg:viewBox="0 0 97 0" draw:type="non-primitive" draw:enhanced-path="M 0 0 L 0 0 13 0 24 0 37 0 48 0 60 0 72 0 84 0 97 0 N"/>
          </draw:custom-shape>
          <draw:custom-shape draw:style-name="gr5" draw:text-style-name="P5" draw:layer="layout" svg:width="0.044cm" svg:height="0.043cm" draw:transform="rotate (-2.35619449019309) translate (3.565cm 18.384cm)">
            <text:p/>
            <draw:enhanced-geometry svg:viewBox="0 0 70 52" draw:type="non-primitive" draw:enhanced-path="M 70 0 L 70 0 61 7 52 13 44 20 35 26 26 33 18 40 9 46 0 52 N"/>
          </draw:custom-shape>
          <draw:custom-shape draw:style-name="gr5" draw:text-style-name="P5" draw:layer="layout" svg:width="0.058cm" svg:height="0.006cm" draw:transform="rotate (-2.35619449019309) translate (3.56cm 18.378cm)">
            <text:p/>
            <draw:enhanced-geometry svg:viewBox="0 0 97 0" draw:type="non-primitive" draw:enhanced-path="M 0 0 L 0 0 13 0 24 0 37 0 48 0 61 0 72 0 84 0 97 0 N"/>
          </draw:custom-shape>
          <draw:custom-shape draw:style-name="gr5" draw:text-style-name="P5" draw:layer="layout" svg:width="0.043cm" svg:height="0.027cm" draw:transform="rotate (-2.35619449019309) translate (3.425cm 18.355cm)">
            <text:p/>
            <draw:enhanced-geometry svg:viewBox="0 0 72 35" draw:type="non-primitive" draw:enhanced-path="M 72 0 L 72 0 61 4 50 7 38 10 25 12 15 16 6 20 1 27 0 35 N"/>
          </draw:custom-shape>
          <draw:custom-shape draw:style-name="gr5" draw:text-style-name="P5" draw:layer="layout" svg:width="0.074cm" svg:height="0.008cm" draw:transform="rotate (-2.35619449019309) translate (3.44cm 18.31cm)">
            <text:p/>
            <draw:enhanced-geometry svg:viewBox="0 0 122 0" draw:type="non-primitive" draw:enhanced-path="M 122 0 L 122 0 106 0 90 0 76 0 60 0 45 0 30 0 14 0 0 0 N"/>
          </draw:custom-shape>
          <draw:custom-shape draw:style-name="gr5" draw:text-style-name="P5" draw:layer="layout" svg:width="0.03cm" svg:height="0.013cm" draw:transform="rotate (-2.35619449019309) translate (3.449cm 18.238cm)">
            <text:p/>
            <draw:enhanced-geometry svg:viewBox="0 0 52 17" draw:type="non-primitive" draw:enhanced-path="M 52 0 L 52 0 46 2 40 5 33 7 26 9 20 11 13 14 7 15 0 17 N"/>
          </draw:custom-shape>
          <draw:custom-shape draw:style-name="gr5" draw:text-style-name="P5" draw:layer="layout" svg:width="0.038cm" svg:height="0.058cm" draw:transform="rotate (-2.35619449019309) translate (3.416cm 18.296cm)">
            <text:p/>
            <draw:enhanced-geometry svg:viewBox="0 0 61 71" draw:type="non-primitive" draw:enhanced-path="M 61 0 L 61 0 53 9 46 18 38 26 30 35 22 45 16 52 8 62 0 71 N"/>
          </draw:custom-shape>
          <draw:custom-shape draw:style-name="gr5" draw:text-style-name="P5" draw:layer="layout" svg:width="0.042cm" svg:height="0.012cm" draw:transform="rotate (-2.35619449019309) translate (3.312cm 18.298cm)">
            <text:p/>
            <draw:enhanced-geometry svg:viewBox="0 0 70 17" draw:type="non-primitive" draw:enhanced-path="M 0 17 L 0 17 9 15 18 13 26 12 35 9 44 7 52 5 61 3 70 0 N"/>
          </draw:custom-shape>
          <draw:custom-shape draw:style-name="gr5" draw:text-style-name="P5" draw:layer="layout" svg:width="0.072cm" svg:height="0.005cm" draw:transform="rotate (-2.35619449019309) translate (5.521cm 17.863cm)">
            <text:p/>
            <draw:enhanced-geometry svg:viewBox="0 0 107 0" draw:type="non-primitive" draw:enhanced-path="M 107 0 L 107 0 93 0 80 0 66 0 54 0 40 0 26 0 14 0 0 0 N"/>
          </draw:custom-shape>
          <draw:custom-shape draw:style-name="gr5" draw:text-style-name="P5" draw:layer="layout" svg:width="0.088cm" svg:height="0.015cm" draw:transform="rotate (-2.35619449019309) translate (5.521cm 17.946cm)">
            <text:p/>
            <draw:enhanced-geometry svg:viewBox="0 0 131 19" draw:type="non-primitive" draw:enhanced-path="M 131 0 L 131 0 114 2 98 5 81 7 65 9 49 13 32 15 17 17 0 19 N"/>
          </draw:custom-shape>
          <draw:custom-shape draw:style-name="gr5" draw:text-style-name="P5" draw:layer="layout" svg:width="0.047cm" svg:height="0.006cm" draw:transform="rotate (-2.35619449019309) translate (5.605cm 18.028cm)">
            <text:p/>
            <draw:enhanced-geometry svg:viewBox="0 0 78 0" draw:type="non-primitive" draw:enhanced-path="M 78 0 L 78 0 68 0 59 0 49 0 39 0 28 0 19 0 9 0 0 0 N"/>
          </draw:custom-shape>
          <draw:custom-shape draw:style-name="gr5" draw:text-style-name="P5" draw:layer="layout" svg:width="0.066cm" svg:height="0.008cm" draw:transform="rotate (-2.35619449019309) translate (5.575cm 18.167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3cm" svg:height="0.009cm" draw:transform="rotate (-2.35619449019309) translate (5.507cm 18.101cm)">
            <text:p/>
            <draw:enhanced-geometry svg:viewBox="0 0 53 17" draw:type="non-primitive" draw:enhanced-path="M 0 17 L 0 17 6 15 12 12 19 10 26 8 32 6 39 4 46 2 53 0 N"/>
          </draw:custom-shape>
          <draw:custom-shape draw:style-name="gr5" draw:text-style-name="P5" draw:layer="layout" svg:width="0.04cm" svg:height="0.016cm" draw:transform="rotate (-2.35619449019309) translate (5.517cm 17.997cm)">
            <text:p/>
            <draw:enhanced-geometry svg:viewBox="0 0 61 17" draw:type="non-primitive" draw:enhanced-path="M 0 0 L 0 0 7 3 15 5 23 7 31 9 38 12 46 13 54 15 61 17 N"/>
          </draw:custom-shape>
          <draw:custom-shape draw:style-name="gr5" draw:text-style-name="P5" draw:layer="layout" svg:width="0.062cm" svg:height="0.031cm" draw:transform="rotate (-2.35619449019309) translate (5.405cm 17.948cm)">
            <text:p/>
            <draw:enhanced-geometry svg:viewBox="0 0 105 39" draw:type="non-primitive" draw:enhanced-path="M 0 0 L 0 0 13 5 26 13 40 22 54 30 68 36 80 39 93 39 105 34 N"/>
          </draw:custom-shape>
          <draw:custom-shape draw:style-name="gr5" draw:text-style-name="P5" draw:layer="layout" svg:width="0.028cm" svg:height="0.006cm" draw:transform="rotate (-2.35619449019309) translate (4.662cm 19.115cm)">
            <text:p/>
            <draw:enhanced-geometry svg:viewBox="0 0 44 0" draw:type="non-primitive" draw:enhanced-path="M 0 0 L 0 0 5 0 11 0 16 0 21 0 27 0 33 0 38 0 44 0 N"/>
          </draw:custom-shape>
          <draw:custom-shape draw:style-name="gr5" draw:text-style-name="P5" draw:layer="layout" svg:width="0.052cm" svg:height="0.034cm" draw:transform="rotate (-2.35619449019309) translate (5.001cm 17.221cm)">
            <text:p/>
            <draw:enhanced-geometry svg:viewBox="0 0 88 36" draw:type="non-primitive" draw:enhanced-path="M 88 0 L 88 0 77 5 65 10 54 14 44 17 32 22 21 27 11 31 0 36 N"/>
          </draw:custom-shape>
          <draw:custom-shape draw:style-name="gr5" draw:text-style-name="P5" draw:layer="layout" svg:width="0.023cm" svg:height="0.069cm" draw:transform="rotate (-2.35619449019309) translate (4.944cm 17.306cm)">
            <text:p/>
            <draw:enhanced-geometry svg:viewBox="0 0 35 86" draw:type="non-primitive" draw:enhanced-path="M 0 0 L 0 0 4 11 7 22 9 35 11 47 15 59 19 69 26 78 35 86 N"/>
          </draw:custom-shape>
          <draw:custom-shape draw:style-name="gr5" draw:text-style-name="P5" draw:layer="layout" svg:width="0.087cm" svg:height="0.08cm" draw:transform="rotate (-2.35619449019309) translate (4.991cm 17.22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16cm" svg:height="0.068cm" draw:transform="rotate (-2.35619449019309) translate (4.911cm 17.165cm)">
            <text:p/>
            <draw:enhanced-geometry svg:viewBox="0 0 27 87" draw:type="non-primitive" draw:enhanced-path="M 0 0 L 0 0 3 10 7 22 10 33 13 43 17 55 20 66 24 77 27 87 N"/>
          </draw:custom-shape>
          <draw:custom-shape draw:style-name="gr5" draw:text-style-name="P5" draw:layer="layout" svg:width="0.063cm" svg:height="0.026cm" draw:transform="rotate (-2.35619449019309) translate (4.895cm 17.014cm)">
            <text:p/>
            <draw:enhanced-geometry svg:viewBox="0 0 97 35" draw:type="non-primitive" draw:enhanced-path="M 97 0 L 97 0 84 5 72 9 60 14 48 18 36 23 24 26 13 31 0 35 N"/>
          </draw:custom-shape>
          <draw:custom-shape draw:style-name="gr5" draw:text-style-name="P5" draw:layer="layout" svg:width="0.04cm" svg:height="0.079cm" draw:transform="rotate (-2.35619449019309) translate (4.815cm 17.076cm)">
            <text:p/>
            <draw:enhanced-geometry svg:viewBox="0 0 69 103" draw:type="non-primitive" draw:enhanced-path="M 0 0 L 0 0 9 12 17 26 26 38 35 51 43 64 52 77 60 90 69 103 N"/>
          </draw:custom-shape>
          <draw:custom-shape draw:style-name="gr5" draw:text-style-name="P5" draw:layer="layout" svg:width="0.083cm" svg:height="0.006cm" draw:transform="rotate (-2.35619449019309) translate (4.856cm 16.882cm)">
            <text:p/>
            <draw:enhanced-geometry svg:viewBox="0 0 138 0" draw:type="non-primitive" draw:enhanced-path="M 138 0 L 138 0 119 0 97 0 75 0 52 0 32 0 14 0 4 0 0 0 N"/>
          </draw:custom-shape>
          <draw:custom-shape draw:style-name="gr5" draw:text-style-name="P5" draw:layer="layout" svg:width="0.03cm" svg:height="0.084cm" draw:transform="rotate (-2.35619449019309) translate (4.774cm 16.974cm)">
            <text:p/>
            <draw:enhanced-geometry svg:viewBox="0 0 53 105" draw:type="non-primitive" draw:enhanced-path="M 0 0 L 0 0 7 14 14 26 21 40 27 53 33 67 40 79 46 93 53 105 N"/>
          </draw:custom-shape>
          <draw:custom-shape draw:style-name="gr8" draw:text-style-name="P5" draw:layer="layout" svg:width="0.084cm" svg:height="0.13cm" draw:transform="rotate (-2.35619449019309) translate (5.98cm 19.27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084cm" svg:height="0.13cm" draw:transform="rotate (-2.35619449019309) translate (5.98cm 19.27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102cm" svg:height="0.144cm" draw:transform="rotate (-2.35619449019309) translate (6.054cm 19.27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102cm" svg:height="0.144cm" draw:transform="rotate (-2.35619449019309) translate (6.054cm 19.27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61cm" svg:height="0.027cm" draw:transform="rotate (-2.35619449019309) translate (6.067cm 19.245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61cm" svg:height="0.027cm" draw:transform="rotate (-2.35619449019309) translate (6.067cm 19.245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34cm" svg:height="0.028cm" draw:transform="rotate (-2.35619449019309) translate (6.023cm 19.271cm)">
            <text:p/>
            <draw:enhanced-geometry svg:viewBox="0 0 53 36" draw:type="non-primitive" draw:enhanced-path="M 53 0 L 46 5 38 8 31 12 23 15 16 19 10 23 4 29 0 36 53 0 Z N"/>
          </draw:custom-shape>
          <draw:custom-shape draw:style-name="gr5" draw:text-style-name="P5" draw:layer="layout" svg:width="0.034cm" svg:height="0.028cm" draw:transform="rotate (-2.35619449019309) translate (6.023cm 19.271cm)">
            <text:p/>
            <draw:enhanced-geometry svg:viewBox="0 0 53 36" draw:type="non-primitive" draw:enhanced-path="M 53 0 L 53 0 46 5 38 8 31 12 23 15 16 19 10 23 4 29 0 36 N"/>
          </draw:custom-shape>
          <draw:custom-shape draw:style-name="gr9" draw:text-style-name="P5" draw:layer="layout" svg:width="0.085cm" svg:height="0.061cm" draw:transform="rotate (-2.35619449019309) translate (5.756cm 19.5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085cm" svg:height="0.061cm" draw:transform="rotate (-2.35619449019309) translate (5.756cm 19.5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086cm" svg:height="0.094cm" draw:transform="rotate (-2.35619449019309) translate (5.73cm 19.50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086cm" svg:height="0.094cm" draw:transform="rotate (-2.35619449019309) translate (5.73cm 19.50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47cm" svg:height="0.056cm" draw:transform="rotate (-2.35619449019309) translate (6.025cm 19.2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47cm" svg:height="0.056cm" draw:transform="rotate (-2.35619449019309) translate (6.025cm 19.23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u</text:p>
          </draw:text-box>
        </draw:frame>
        <draw:frame presentation:style-name="pr2" draw:layer="layout" svg:width="25.199cm" svg:height="17cm" svg:x="1.4cm" svg:y="3cm" presentation:class="outline" presentation:user-transformed="true">
          <draw:text-box>
            <text:list text:style-name="L2">
              <text:list-item>
                <text:p>Sometimes the best answer is...<text:line-break/>that there is no answer </text:p>
              </text:list-item>
            </text:list>
          </draw:text-box>
        </draw:frame>
        <draw:custom-shape draw:style-name="gr16" draw:text-style-name="P3" draw:layer="layout" svg:width="24.716cm" svg:height="8.694cm" svg:x="1.883cm" svg:y="6.672cm">
          <text:p><text:span text:style-name="T2">double average(const std::vector&lt;double&gt; &amp; data)</text:span></text:p>
          <text:p><text:span text:style-name="T2">{</text:span></text:p>
          <text:p><text:span text:style-name="T2"><text:s text:c="4"/></text:span><text:span text:style-name="T2">if (!data.empty())</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17" draw:text-style-name="P10" draw:layer="layout" svg:width="15.782cm" svg:height="1.842cm" svg:x="7.436cm" svg:y="16.847cm">
          <text:p text:style-name="P6"><text:span text:style-name="T5">Dividing by zero now protected against</text:span></text:p>
          <draw:enhanced-geometry svg:viewBox="0 0 21600 21600" draw:mirror-vertical="false" draw:type="mso-spt202" draw:enhanced-path="M 0 0 L 21600 0 21600 21600 0 21600 0 0 Z N"/>
        </draw:custom-shape>
        <draw:custom-shape draw:style-name="gr18" draw:text-style-name="P11" draw:layer="layout" svg:width="1.691cm" svg:height="2.797cm" svg:x="5.836cm" svg:y="5.522cm">
          <text:p/>
          <draw:enhanced-geometry svg:viewBox="0 0 21600 21600" draw:type="mso-spt202" draw:enhanced-path="M 0 0 L 21600 0 21600 21600 0 21600 0 0 Z N"/>
        </draw:custom-shape>
        <draw:frame draw:style-name="gr3" draw:text-style-name="P4" draw:layer="layout" svg:width="2.915cm" svg:height="3.456cm" svg:x="24.289cm" svg:y="12.475cm">
          <draw:text-box>
            <text:p><text:span text:style-name="T3">?</text:span></text:p>
          </draw:text-box>
        </draw:frame>
        <draw:g>
          <draw:custom-shape draw:style-name="gr4" draw:text-style-name="P5" draw:layer="layout" svg:width="0.436cm" svg:height="2.077cm" draw:transform="rotate (-2.35619449019309) translate (23.214cm 14.96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436cm" svg:height="2.077cm" draw:transform="rotate (-2.35619449019309) translate (23.214cm 14.96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409cm" svg:height="2.08cm" draw:transform="rotate (-2.35619449019309) translate (23.482cm 14.7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409cm" svg:height="2.08cm" draw:transform="rotate (-2.35619449019309) translate (23.482cm 14.7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16cm" svg:height="0.387cm" draw:transform="rotate (-2.35619449019309) translate (23.176cm 14.92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136cm" svg:height="0.334cm" draw:transform="rotate (-2.35619449019309) translate (23.26cm 14.77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284cm" svg:height="0.404cm" draw:transform="rotate (-2.35619449019309) translate (22.794cm 14.62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21cm" svg:height="0.156cm" draw:transform="rotate (-2.35619449019309) translate (22.409cm 14.2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409cm" svg:height="2.036cm" draw:transform="rotate (-2.35619449019309) translate (23.471cm 14.696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483cm" svg:height="2.081cm" draw:transform="rotate (-2.35619449019309) translate (23.226cm 14.95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316cm" svg:height="0.298cm" draw:transform="rotate (-2.35619449019309) translate (23.344cm 14.872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3cm" svg:height="0.021cm" draw:transform="rotate (-2.35619449019309) translate (23.165cm 15.008cm)">
            <text:p/>
            <draw:enhanced-geometry svg:viewBox="0 0 70 35" draw:type="non-primitive" draw:enhanced-path="M 0 0 L 9 5 17 9 26 15 34 20 43 24 52 29 61 32 70 35 0 0 Z N"/>
          </draw:custom-shape>
          <draw:custom-shape draw:style-name="gr6" draw:text-style-name="P5" draw:layer="layout" svg:width="0.134cm" svg:height="0.172cm" draw:transform="rotate (-2.35619449019309) translate (23.184cm 14.96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26cm" svg:height="0.124cm" draw:transform="rotate (-2.35619449019309) translate (22.836cm 14.872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107cm" svg:height="0.209cm" draw:transform="rotate (-2.35619449019309) translate (22.805cm 15.17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085cm" svg:height="0.202cm" draw:transform="rotate (-2.35619449019309) translate (22.814cm 15.14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074cm" svg:height="0.137cm" draw:transform="rotate (-2.35619449019309) translate (22.744cm 15.167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115cm" svg:height="0.199cm" draw:transform="rotate (-2.35619449019309) translate (22.779cm 15.14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067cm" svg:height="0.12cm" draw:transform="rotate (-2.35619449019309) translate (22.754cm 15.213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31cm" svg:height="0.119cm" draw:transform="rotate (-2.35619449019309) translate (22.703cm 15.138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264cm" svg:height="0.398cm" draw:transform="rotate (-2.35619449019309) translate (22.544cm 14.764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085cm" svg:height="0.025cm" draw:transform="rotate (-2.35619449019309) translate (22.491cm 14.704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118cm" svg:height="0.1cm" draw:transform="rotate (-2.35619449019309) translate (22.523cm 14.76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346cm" svg:height="0.566cm" draw:transform="rotate (-2.35619449019309) translate (22.013cm 14.3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269cm" svg:height="0.395cm" draw:transform="rotate (-2.35619449019309) translate (23.142cm 14.15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351cm" svg:height="0.563cm" draw:transform="rotate (-2.35619449019309) translate (22.816cm 13.53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097cm" svg:height="0.096cm" draw:transform="rotate (-2.35619449019309) translate (22.99cm 14.27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311cm" svg:height="0.281cm" draw:transform="rotate (-2.35619449019309) translate (23.421cm 14.4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08cm" svg:height="0.004cm" draw:transform="rotate (-2.35619449019309) translate (23.04cm 14.494cm)">
            <text:p/>
            <draw:enhanced-geometry svg:viewBox="0 0 17 0" draw:type="non-primitive" draw:enhanced-path="M 0 0 L 4 0 9 0 12 0 17 0 0 0 Z N"/>
          </draw:custom-shape>
          <draw:custom-shape draw:style-name="gr6" draw:text-style-name="P5" draw:layer="layout" svg:width="0.183cm" svg:height="0.136cm" draw:transform="rotate (-2.35619449019309) translate (23.367cm 14.47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337cm" svg:height="0.137cm" draw:transform="rotate (-2.35619449019309) translate (22.657cm 14.0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352cm" svg:height="0.16cm" draw:transform="rotate (-2.35619449019309) translate (22.544cm 13.91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312cm" svg:height="0.021cm" draw:transform="rotate (-2.35619449019309) translate (22.335cm 13.78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371cm" svg:height="0.137cm" draw:transform="rotate (-2.35619449019309) translate (22.375cm 13.75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387cm" svg:height="0.125cm" draw:transform="rotate (-2.35619449019309) translate (22.282cm 13.58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182cm" svg:height="0.233cm" draw:transform="rotate (-2.35619449019309) translate (22.956cm 14.4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36cm" svg:height="0.037cm" draw:transform="rotate (-2.35619449019309) translate (22.819cm 14.487cm)">
            <text:p/>
            <draw:enhanced-geometry svg:viewBox="0 0 86 72" draw:type="non-primitive" draw:enhanced-path="M 0 0 L 10 9 21 18 32 27 43 35 54 44 65 53 76 62 86 72 0 0 Z N"/>
          </draw:custom-shape>
          <draw:custom-shape draw:style-name="gr4" draw:text-style-name="P5" draw:layer="layout" svg:width="0.116cm" svg:height="0.285cm" draw:transform="rotate (-2.35619449019309) translate (23.28cm 14.814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087cm" svg:height="0.127cm" draw:transform="rotate (-2.35619449019309) translate (22.638cm 14.76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117cm" svg:height="0.543cm" draw:transform="rotate (-2.35619449019309) translate (22.198cm 14.37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453cm" svg:height="0.122cm" draw:transform="rotate (-2.35619449019309) translate (22.138cm 13.51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414cm" svg:height="0.063cm" draw:transform="rotate (-2.35619449019309) translate (23.07cm 14.53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21cm" svg:height="0.438cm" draw:transform="rotate (-2.35619449019309) translate (23.082cm 14.39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211cm" svg:height="0.474cm" draw:transform="rotate (-2.35619449019309) translate (22.788cm 14.71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0.577cm" svg:height="0.04cm" draw:transform="rotate (-2.35619449019309) translate (22.769cm 14.11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21cm" svg:height="0.006cm" draw:transform="rotate (-2.35619449019309) translate (22.316cm 14.538cm)">
            <text:p/>
            <draw:enhanced-geometry svg:viewBox="0 0 54 0" draw:type="non-primitive" draw:enhanced-path="M 0 0 L 0 0 6 0 13 0 20 0 27 0 34 0 41 0 47 0 54 0 N"/>
          </draw:custom-shape>
          <draw:custom-shape draw:style-name="gr7" draw:text-style-name="P5" draw:layer="layout" svg:width="0.565cm" svg:height="0.042cm" draw:transform="rotate (-2.35619449019309) translate (22.686cm 14.09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0.709cm" svg:height="0.064cm" draw:transform="rotate (-2.35619449019309) translate (22.666cm 13.9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3cm" svg:height="0.016cm" draw:transform="rotate (-2.35619449019309) translate (22.141cm 14.452cm)">
            <text:p/>
            <draw:enhanced-geometry svg:viewBox="0 0 0 36" draw:type="non-primitive" draw:enhanced-path="M 0 0 L 0 0 0 4 0 9 0 13 0 18 0 22 0 27 0 32 0 36 N"/>
          </draw:custom-shape>
          <draw:custom-shape draw:style-name="gr7" draw:text-style-name="P5" draw:layer="layout" svg:width="0.769cm" svg:height="0.086cm" draw:transform="rotate (-2.35619449019309) translate (22.531cm 13.75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0.8cm" svg:height="0.063cm" draw:transform="rotate (-2.35619449019309) translate (22.329cm 13.59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0.792cm" svg:height="0.063cm" draw:transform="rotate (-2.35619449019309) translate (22.222cm 13.4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0.729cm" svg:height="0.126cm" draw:transform="rotate (-2.35619449019309) translate (22.132cm 13.42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088cm" svg:height="0.005cm" draw:transform="rotate (-2.35619449019309) translate (21.804cm 13.474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1cm" svg:height="0.018cm" draw:transform="rotate (-2.35619449019309) translate (21.72cm 13.62cm)">
            <text:p/>
            <draw:enhanced-geometry svg:viewBox="0 0 34 35" draw:type="non-primitive" draw:enhanced-path="M 0 35 L 0 35 4 30 9 27 13 22 17 18 21 13 26 9 30 4 34 0 N"/>
          </draw:custom-shape>
          <draw:custom-shape draw:style-name="gr8" draw:text-style-name="P5" draw:layer="layout" svg:width="0.081cm" svg:height="0.197cm" draw:transform="rotate (-2.35619449019309) translate (23.165cm 14.83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092cm" svg:height="0.14cm" draw:transform="rotate (-2.35619449019309) translate (22.879cm 14.37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196cm" svg:height="0.056cm" draw:transform="rotate (-2.35619449019309) translate (22.585cm 14.0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23cm" svg:height="0.02cm" draw:transform="rotate (-2.35619449019309) translate (22.45cm 14.154cm)">
            <text:p/>
            <draw:enhanced-geometry svg:viewBox="0 0 54 35" draw:type="non-primitive" draw:enhanced-path="M 0 35 L 7 30 13 26 20 20 25 16 32 11 39 6 46 3 54 0 0 35 Z N"/>
          </draw:custom-shape>
          <draw:custom-shape draw:style-name="gr8" draw:text-style-name="P5" draw:layer="layout" svg:width="0.137cm" svg:height="0.087cm" draw:transform="rotate (-2.35619449019309) translate (22.386cm 13.974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109cm" svg:height="0.076cm" draw:transform="rotate (-2.35619449019309) translate (22.248cm 13.85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11cm" svg:height="0.081cm" draw:transform="rotate (-2.35619449019309) translate (22.16cm 13.75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23cm" svg:height="0.005cm" draw:transform="rotate (-2.35619449019309) translate (22.067cm 13.721cm)">
            <text:p/>
            <draw:enhanced-geometry svg:viewBox="0 0 53 0" draw:type="non-primitive" draw:enhanced-path="M 53 0 L 46 0 40 0 34 0 27 0 20 0 13 0 6 0 0 0 53 0 Z N"/>
          </draw:custom-shape>
          <draw:custom-shape draw:style-name="gr8" draw:text-style-name="P5" draw:layer="layout" svg:width="0.112cm" svg:height="0.062cm" draw:transform="rotate (-2.35619449019309) translate (21.959cm 13.6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15cm" svg:height="0.018cm" draw:transform="rotate (-2.35619449019309) translate (22.704cm 15.253cm)">
            <text:p/>
            <draw:enhanced-geometry svg:viewBox="0 0 35 36" draw:type="non-primitive" draw:enhanced-path="M 35 0 L 35 0 31 5 26 10 22 14 17 17 13 22 9 27 5 31 0 36 N"/>
          </draw:custom-shape>
          <draw:custom-shape draw:style-name="gr5" draw:text-style-name="P5" draw:layer="layout" svg:width="0.052cm" svg:height="0.042cm" draw:transform="rotate (-2.35619449019309) translate (23.137cm 14.991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06cm" svg:height="0.017cm" draw:transform="rotate (-2.35619449019309) translate (23.242cm 14.873cm)">
            <text:p/>
            <draw:enhanced-geometry svg:viewBox="0 0 140 34" draw:type="non-primitive" draw:enhanced-path="M 140 0 L 140 0 122 4 103 5 84 6 63 7 45 10 28 15 12 23 0 34 N"/>
          </draw:custom-shape>
          <draw:custom-shape draw:style-name="gr5" draw:text-style-name="P5" draw:layer="layout" svg:width="0.021cm" svg:height="0.059cm" draw:transform="rotate (-2.35619449019309) translate (23.255cm 14.841cm)">
            <text:p/>
            <draw:enhanced-geometry svg:viewBox="0 0 53 106" draw:type="non-primitive" draw:enhanced-path="M 0 106 L 0 106 6 92 13 79 20 66 27 53 33 40 39 27 46 14 53 0 N"/>
          </draw:custom-shape>
          <draw:custom-shape draw:style-name="gr5" draw:text-style-name="P5" draw:layer="layout" svg:width="0.006cm" svg:height="0.06cm" draw:transform="rotate (-2.35619449019309) translate (23.254cm 14.843cm)">
            <text:p/>
            <draw:enhanced-geometry svg:viewBox="0 0 11 106" draw:type="non-primitive" draw:enhanced-path="M 0 0 L 0 0 1 14 3 29 6 42 9 57 11 71 10 84 6 96 0 106 N"/>
          </draw:custom-shape>
          <draw:custom-shape draw:style-name="gr5" draw:text-style-name="P5" draw:layer="layout" svg:width="0.07cm" svg:height="0.051cm" draw:transform="rotate (-2.35619449019309) translate (23.118cm 14.991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16cm" svg:height="0.02cm" draw:transform="rotate (-2.35619449019309) translate (23.116cm 15.064cm)">
            <text:p/>
            <draw:enhanced-geometry svg:viewBox="0 0 35 35" draw:type="non-primitive" draw:enhanced-path="M 35 35 L 35 35 31 31 26 25 23 18 18 12 15 6 10 3 6 0 0 1 N"/>
          </draw:custom-shape>
          <draw:custom-shape draw:style-name="gr5" draw:text-style-name="P5" draw:layer="layout" svg:width="0.022cm" svg:height="0.06cm" draw:transform="rotate (-2.35619449019309) translate (23.267cm 14.841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0.671cm" svg:height="1.54cm" draw:transform="rotate (-2.35619449019309) translate (23.242cm 15.12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087cm" svg:height="0.296cm" draw:transform="rotate (-2.35619449019309) translate (23.25cm 14.742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087cm" svg:height="0.296cm" draw:transform="rotate (-2.35619449019309) translate (23.25cm 14.742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108cm" svg:height="0.283cm" draw:transform="rotate (-2.35619449019309) translate (23.287cm 14.71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108cm" svg:height="0.283cm" draw:transform="rotate (-2.35619449019309) translate (23.287cm 14.71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094cm" svg:height="0.177cm" draw:transform="rotate (-2.35619449019309) translate (23.28cm 14.73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094cm" svg:height="0.177cm" draw:transform="rotate (-2.35619449019309) translate (23.28cm 14.73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092cm" svg:height="0.279cm" draw:transform="rotate (-2.35619449019309) translate (23.059cm 15.00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092cm" svg:height="0.279cm" draw:transform="rotate (-2.35619449019309) translate (23.059cm 15.00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cm" svg:height="0.173cm" draw:transform="rotate (-2.35619449019309) translate (22.95cm 14.90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cm" svg:height="0.173cm" draw:transform="rotate (-2.35619449019309) translate (22.95cm 14.90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071cm" svg:height="0.021cm" draw:transform="rotate (-2.35619449019309) translate (22.977cm 14.896cm)">
            <text:p/>
            <draw:enhanced-geometry svg:viewBox="0 0 175 34" draw:type="non-primitive" draw:enhanced-path="M 175 0 L 153 4 132 9 109 13 87 17 66 21 43 26 22 30 0 34 175 0 Z N"/>
          </draw:custom-shape>
          <draw:custom-shape draw:style-name="gr5" draw:text-style-name="P5" draw:layer="layout" svg:width="0.071cm" svg:height="0.021cm" draw:transform="rotate (-2.35619449019309) translate (22.977cm 14.896cm)">
            <text:p/>
            <draw:enhanced-geometry svg:viewBox="0 0 175 34" draw:type="non-primitive" draw:enhanced-path="M 175 0 L 175 0 153 4 132 9 109 13 87 17 66 21 43 26 22 30 0 34 N"/>
          </draw:custom-shape>
          <draw:custom-shape draw:style-name="gr9" draw:text-style-name="P5" draw:layer="layout" svg:width="0.083cm" svg:height="0.199cm" draw:transform="rotate (-2.35619449019309) translate (23.172cm 14.54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083cm" svg:height="0.199cm" draw:transform="rotate (-2.35619449019309) translate (23.172cm 14.54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071cm" svg:height="0.2cm" draw:transform="rotate (-2.35619449019309) translate (22.864cm 14.89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071cm" svg:height="0.2cm" draw:transform="rotate (-2.35619449019309) translate (22.864cm 14.89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19cm" svg:height="0.011cm" draw:transform="rotate (-2.35619449019309) translate (22.697cm 15.312cm)">
            <text:p/>
            <draw:enhanced-geometry svg:viewBox="0 0 44 17" draw:type="non-primitive" draw:enhanced-path="M 44 17 L 38 15 33 13 28 10 23 8 17 7 11 5 6 2 0 0 44 17 Z N"/>
          </draw:custom-shape>
          <draw:custom-shape draw:style-name="gr5" draw:text-style-name="P5" draw:layer="layout" svg:width="0.019cm" svg:height="0.011cm" draw:transform="rotate (-2.35619449019309) translate (22.697cm 15.312cm)">
            <text:p/>
            <draw:enhanced-geometry svg:viewBox="0 0 44 17" draw:type="non-primitive" draw:enhanced-path="M 44 17 L 44 17 38 15 33 13 28 10 23 8 17 7 11 5 6 2 0 0 N"/>
          </draw:custom-shape>
          <draw:custom-shape draw:style-name="gr9" draw:text-style-name="P5" draw:layer="layout" svg:width="0.235cm" svg:height="0.209cm" draw:transform="rotate (-2.35619449019309) translate (22.823cm 15.347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235cm" svg:height="0.209cm" draw:transform="rotate (-2.35619449019309) translate (22.823cm 15.347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209cm" svg:height="0.187cm" draw:transform="rotate (-2.35619449019309) translate (22.088cm 14.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209cm" svg:height="0.187cm" draw:transform="rotate (-2.35619449019309) translate (22.088cm 14.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288cm" svg:height="0.287cm" draw:transform="rotate (-2.35619449019309) translate (21.386cm 14.20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288cm" svg:height="0.287cm" draw:transform="rotate (-2.35619449019309) translate (21.386cm 14.20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071cm" svg:height="0.059cm" draw:transform="rotate (-2.35619449019309) translate (21.682cm 13.78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071cm" svg:height="0.059cm" draw:transform="rotate (-2.35619449019309) translate (21.682cm 13.78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058cm" svg:height="0.048cm" draw:transform="rotate (-2.35619449019309) translate (22.047cm 13.442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058cm" svg:height="0.048cm" draw:transform="rotate (-2.35619449019309) translate (22.047cm 13.442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064cm" svg:height="0.11cm" draw:transform="rotate (-2.35619449019309) translate (21.709cm 13.72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064cm" svg:height="0.11cm" draw:transform="rotate (-2.35619449019309) translate (21.709cm 13.72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064cm" svg:height="0.112cm" draw:transform="rotate (-2.35619449019309) translate (21.984cm 13.45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064cm" svg:height="0.112cm" draw:transform="rotate (-2.35619449019309) translate (21.984cm 13.45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222cm" svg:height="0.188cm" draw:transform="rotate (-2.35619449019309) translate (23.015cm 13.74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222cm" svg:height="0.188cm" draw:transform="rotate (-2.35619449019309) translate (23.015cm 13.74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296cm" svg:height="0.293cm" draw:transform="rotate (-2.35619449019309) translate (22.61cm 13.00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296cm" svg:height="0.293cm" draw:transform="rotate (-2.35619449019309) translate (22.61cm 13.00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0.64cm" svg:height="1.541cm" draw:transform="rotate (-2.35619449019309) translate (23.81cm 14.57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234cm" svg:height="0.209cm" draw:transform="rotate (-2.35619449019309) translate (23.756cm 14.4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234cm" svg:height="0.209cm" draw:transform="rotate (-2.35619449019309) translate (23.756cm 14.4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5cm" svg:height="0.076cm" draw:transform="rotate (-2.35619449019309) translate (23.598cm 14.525cm)">
            <text:p/>
            <draw:enhanced-geometry svg:viewBox="0 0 0 140" draw:type="non-primitive" draw:enhanced-path="M 0 140 L 0 140 0 123 0 105 0 88 0 70 0 53 0 36 0 17 0 0 N"/>
          </draw:custom-shape>
          <draw:custom-shape draw:style-name="gr5" draw:text-style-name="P5" draw:layer="layout" svg:width="0.004cm" svg:height="0.08cm" draw:transform="rotate (-2.35619449019309) translate (23.555cm 14.544cm)">
            <text:p/>
            <draw:enhanced-geometry svg:viewBox="0 0 0 141" draw:type="non-primitive" draw:enhanced-path="M 0 141 L 0 141 0 123 0 106 0 88 0 71 0 54 0 36 0 19 0 0 N"/>
          </draw:custom-shape>
          <draw:custom-shape draw:style-name="gr5" draw:text-style-name="P5" draw:layer="layout" svg:width="0.005cm" svg:height="0.058cm" draw:transform="rotate (-2.35619449019309) translate (23.647cm 14.501cm)">
            <text:p/>
            <draw:enhanced-geometry svg:viewBox="0 0 9 105" draw:type="non-primitive" draw:enhanced-path="M 9 105 L 9 105 7 91 6 79 5 65 4 52 3 40 2 26 1 14 0 0 N"/>
          </draw:custom-shape>
          <draw:custom-shape draw:style-name="gr5" draw:text-style-name="P5" draw:layer="layout" svg:width="0.04cm" svg:height="0.004cm" draw:transform="rotate (-2.35619449019309) translate (23.633cm 14.403cm)">
            <text:p/>
            <draw:enhanced-geometry svg:viewBox="0 0 97 0" draw:type="non-primitive" draw:enhanced-path="M 97 0 L 97 0 84 0 72 0 59 0 48 0 35 0 24 0 12 0 0 0 N"/>
          </draw:custom-shape>
          <draw:custom-shape draw:style-name="gr5" draw:text-style-name="P5" draw:layer="layout" svg:width="0.067cm" svg:height="0.019cm" draw:transform="rotate (-2.35619449019309) translate (23.57cm 14.404cm)">
            <text:p/>
            <draw:enhanced-geometry svg:viewBox="0 0 149 35" draw:type="non-primitive" draw:enhanced-path="M 149 0 L 149 0 131 5 112 9 93 14 74 17 56 22 37 26 19 31 0 35 N"/>
          </draw:custom-shape>
          <draw:custom-shape draw:style-name="gr5" draw:text-style-name="P5" draw:layer="layout" svg:width="0.064cm" svg:height="0.028cm" draw:transform="rotate (-2.35619449019309) translate (23.519cm 14.403cm)">
            <text:p/>
            <draw:enhanced-geometry svg:viewBox="0 0 148 55" draw:type="non-primitive" draw:enhanced-path="M 148 0 L 148 0 129 7 111 14 92 21 74 27 54 34 36 41 18 48 0 55 N"/>
          </draw:custom-shape>
          <draw:custom-shape draw:style-name="gr5" draw:text-style-name="P5" draw:layer="layout" svg:width="0.006cm" svg:height="0.069cm" draw:transform="rotate (-2.35619449019309) translate (23.496cm 14.567cm)">
            <text:p/>
            <draw:enhanced-geometry svg:viewBox="0 0 0 121" draw:type="non-primitive" draw:enhanced-path="M 0 121 L 0 121 0 106 0 92 0 77 0 61 0 46 0 31 0 16 0 0 N"/>
          </draw:custom-shape>
          <draw:custom-shape draw:style-name="gr5" draw:text-style-name="P5" draw:layer="layout" svg:width="0.048cm" svg:height="0.019cm" draw:transform="rotate (-2.35619449019309) translate (23.471cm 14.443cm)">
            <text:p/>
            <draw:enhanced-geometry svg:viewBox="0 0 107 37" draw:type="non-primitive" draw:enhanced-path="M 107 0 L 107 0 93 5 80 9 66 14 54 18 40 23 26 26 14 32 0 37 N"/>
          </draw:custom-shape>
          <draw:custom-shape draw:style-name="gr5" draw:text-style-name="P5" draw:layer="layout" svg:width="0.008cm" svg:height="0.049cm" draw:transform="rotate (-2.35619449019309) translate (23.457cm 14.568cm)">
            <text:p/>
            <draw:enhanced-geometry svg:viewBox="0 0 17 87" draw:type="non-primitive" draw:enhanced-path="M 0 87 L 0 87 2 77 4 66 6 56 8 44 10 34 13 23 15 11 17 0 N"/>
          </draw:custom-shape>
          <draw:custom-shape draw:style-name="gr5" draw:text-style-name="P5" draw:layer="layout" svg:width="0.027cm" svg:height="0.007cm" draw:transform="rotate (-2.35619449019309) translate (23.432cm 14.408cm)">
            <text:p/>
            <draw:enhanced-geometry svg:viewBox="0 0 61 17" draw:type="non-primitive" draw:enhanced-path="M 61 0 L 61 0 53 2 46 4 38 6 30 8 22 10 16 12 8 14 0 17 N"/>
          </draw:custom-shape>
          <draw:custom-shape draw:style-name="gr5" draw:text-style-name="P5" draw:layer="layout" svg:width="0.008cm" svg:height="0.082cm" draw:transform="rotate (-2.35619449019309) translate (22.754cm 15.221cm)">
            <text:p/>
            <draw:enhanced-geometry svg:viewBox="0 0 18 141" draw:type="non-primitive" draw:enhanced-path="M 18 141 L 18 141 16 122 13 105 11 87 9 70 7 53 4 35 2 18 0 0 N"/>
          </draw:custom-shape>
          <draw:custom-shape draw:style-name="gr5" draw:text-style-name="P5" draw:layer="layout" svg:width="0.008cm" svg:height="0.078cm" draw:transform="rotate (-2.35619449019309) translate (22.774cm 15.266cm)">
            <text:p/>
            <draw:enhanced-geometry svg:viewBox="0 0 17 140" draw:type="non-primitive" draw:enhanced-path="M 0 140 L 0 140 2 123 4 105 7 88 9 70 11 52 12 35 15 17 17 0 N"/>
          </draw:custom-shape>
          <draw:custom-shape draw:style-name="gr5" draw:text-style-name="P5" draw:layer="layout" svg:width="0.057cm" svg:height="0.011cm" draw:transform="rotate (-2.35619449019309) translate (22.703cm 15.184cm)">
            <text:p/>
            <draw:enhanced-geometry svg:viewBox="0 0 131 17" draw:type="non-primitive" draw:enhanced-path="M 0 0 L 0 0 17 2 33 4 49 6 66 9 82 11 98 12 114 14 131 17 N"/>
          </draw:custom-shape>
          <draw:custom-shape draw:style-name="gr5" draw:text-style-name="P5" draw:layer="layout" svg:width="0.048cm" svg:height="0.02cm" draw:transform="rotate (-2.35619449019309) translate (22.706cm 15.149cm)">
            <text:p/>
            <draw:enhanced-geometry svg:viewBox="0 0 114 34" draw:type="non-primitive" draw:enhanced-path="M 0 0 L 0 0 14 4 27 9 42 13 57 18 70 21 85 26 100 30 114 34 N"/>
          </draw:custom-shape>
          <draw:custom-shape draw:style-name="gr5" draw:text-style-name="P5" draw:layer="layout" svg:width="0.006cm" svg:height="0.044cm" draw:transform="rotate (-2.35619449019309) translate (22.727cm 15.353cm)">
            <text:p/>
            <draw:enhanced-geometry svg:viewBox="0 0 17 71" draw:type="non-primitive" draw:enhanced-path="M 0 71 L 0 71 1 62 3 53 4 44 6 35 9 27 11 18 13 9 17 0 N"/>
          </draw:custom-shape>
          <draw:custom-shape draw:style-name="gr5" draw:text-style-name="P5" draw:layer="layout" svg:width="0.004cm" svg:height="0.065cm" draw:transform="rotate (-2.35619449019309) translate (22.737cm 15.361cm)">
            <text:p/>
            <draw:enhanced-geometry svg:viewBox="0 0 0 124" draw:type="non-primitive" draw:enhanced-path="M 0 124 L 0 124 0 108 0 93 0 78 0 62 0 47 0 31 0 16 0 0 N"/>
          </draw:custom-shape>
          <draw:custom-shape draw:style-name="gr5" draw:text-style-name="P5" draw:layer="layout" svg:width="0.004cm" svg:height="0.052cm" draw:transform="rotate (-2.35619449019309) translate (22.751cm 15.404cm)">
            <text:p/>
            <draw:enhanced-geometry svg:viewBox="0 0 12 87" draw:type="non-primitive" draw:enhanced-path="M 4 87 L 4 87 4 75 3 64 1 51 0 40 0 29 2 19 6 8 12 0 N"/>
          </draw:custom-shape>
          <draw:custom-shape draw:style-name="gr5" draw:text-style-name="P5" draw:layer="layout" svg:width="0.009cm" svg:height="0.058cm" draw:transform="rotate (-2.35619449019309) translate (22.686cm 15.454cm)">
            <text:p/>
            <draw:enhanced-geometry svg:viewBox="0 0 18 105" draw:type="non-primitive" draw:enhanced-path="M 9 105 L 9 105 9 90 11 74 14 56 17 39 18 24 15 12 10 3 0 0 N"/>
          </draw:custom-shape>
          <draw:custom-shape draw:style-name="gr5" draw:text-style-name="P5" draw:layer="layout" svg:width="0.037cm" svg:height="0.03cm" draw:transform="rotate (-2.35619449019309) translate (22.63cm 15.37cm)">
            <text:p/>
            <draw:enhanced-geometry svg:viewBox="0 0 88 52" draw:type="non-primitive" draw:enhanced-path="M 0 0 L 0 0 11 7 21 12 33 19 44 26 54 33 65 40 77 45 88 52 N"/>
          </draw:custom-shape>
          <draw:custom-shape draw:style-name="gr5" draw:text-style-name="P5" draw:layer="layout" svg:width="0.033cm" svg:height="0.019cm" draw:transform="rotate (-2.35619449019309) translate (22.67cm 15.347cm)">
            <text:p/>
            <draw:enhanced-geometry svg:viewBox="0 0 72 35" draw:type="non-primitive" draw:enhanced-path="M 0 0 L 0 0 9 5 18 9 27 14 36 17 44 22 53 26 63 31 72 35 N"/>
          </draw:custom-shape>
          <draw:custom-shape draw:style-name="gr5" draw:text-style-name="P5" draw:layer="layout" svg:width="0.042cm" svg:height="0.027cm" draw:transform="rotate (-2.35619449019309) translate (22.719cm 15.299cm)">
            <text:p/>
            <draw:enhanced-geometry svg:viewBox="0 0 96 52" draw:type="non-primitive" draw:enhanced-path="M 0 0 L 0 0 12 7 24 13 36 19 49 26 60 32 72 39 84 46 96 52 N"/>
          </draw:custom-shape>
          <draw:custom-shape draw:style-name="gr5" draw:text-style-name="P5" draw:layer="layout" svg:width="0.037cm" svg:height="0.029cm" draw:transform="rotate (-2.35619449019309) translate (22.679cm 15.24cm)">
            <text:p/>
            <draw:enhanced-geometry svg:viewBox="0 0 89 53" draw:type="non-primitive" draw:enhanced-path="M 0 0 L 0 0 11 7 22 13 33 19 45 26 55 33 66 40 77 47 89 53 N"/>
          </draw:custom-shape>
          <draw:custom-shape draw:style-name="gr5" draw:text-style-name="P5" draw:layer="layout" svg:width="0.028cm" svg:height="0.012cm" draw:transform="rotate (-2.35619449019309) translate (22.298cm 14.717cm)">
            <text:p/>
            <draw:enhanced-geometry svg:viewBox="0 0 62 20" draw:type="non-primitive" draw:enhanced-path="M 0 0 L 0 0 8 3 16 7 25 11 33 15 41 18 47 20 55 20 62 17 N"/>
          </draw:custom-shape>
          <draw:custom-shape draw:style-name="gr5" draw:text-style-name="P5" draw:layer="layout" svg:width="0.008cm" svg:height="0.011cm" draw:transform="rotate (-2.35619449019309) translate (22.239cm 14.797cm)">
            <text:p/>
            <draw:enhanced-geometry svg:viewBox="0 0 17 18" draw:type="non-primitive" draw:enhanced-path="M 0 18 L 0 18 5 13 8 9 13 4 17 0 N"/>
          </draw:custom-shape>
          <draw:custom-shape draw:style-name="gr5" draw:text-style-name="P5" draw:layer="layout" svg:width="0.033cm" svg:height="0.018cm" draw:transform="rotate (-2.35619449019309) translate (22.286cm 14.761cm)">
            <text:p/>
            <draw:enhanced-geometry svg:viewBox="0 0 79 35" draw:type="non-primitive" draw:enhanced-path="M 0 0 L 0 0 10 4 20 9 30 13 41 17 51 21 60 26 70 30 79 35 N"/>
          </draw:custom-shape>
          <draw:custom-shape draw:style-name="gr5" draw:text-style-name="P5" draw:layer="layout" svg:width="0.029cm" svg:height="0.009cm" draw:transform="rotate (-2.35619449019309) translate (22.166cm 14.71cm)">
            <text:p/>
            <draw:enhanced-geometry svg:viewBox="0 0 70 17" draw:type="non-primitive" draw:enhanced-path="M 0 17 L 0 17 9 15 17 13 26 11 35 8 43 6 52 5 60 3 70 0 N"/>
          </draw:custom-shape>
          <draw:custom-shape draw:style-name="gr5" draw:text-style-name="P5" draw:layer="layout" svg:width="0.037cm" svg:height="0.009cm" draw:transform="rotate (-2.35619449019309) translate (22.107cm 14.663cm)">
            <text:p/>
            <draw:enhanced-geometry svg:viewBox="0 0 88 17" draw:type="non-primitive" draw:enhanced-path="M 0 17 L 0 17 11 14 22 12 32 10 44 8 54 5 65 3 76 1 88 0 N"/>
          </draw:custom-shape>
          <draw:custom-shape draw:style-name="gr5" draw:text-style-name="P5" draw:layer="layout" svg:width="0.03cm" svg:height="0.021cm" draw:transform="rotate (-2.35619449019309) translate (22.165cm 14.685cm)">
            <text:p/>
            <draw:enhanced-geometry svg:viewBox="0 0 71 36" draw:type="non-primitive" draw:enhanced-path="M 71 0 L 71 0 62 5 53 10 44 14 36 19 27 23 18 27 9 31 0 36 N"/>
          </draw:custom-shape>
          <draw:custom-shape draw:style-name="gr5" draw:text-style-name="P5" draw:layer="layout" svg:width="0.031cm" svg:height="0.01cm" draw:transform="rotate (-2.35619449019309) translate (22.234cm 14.677cm)">
            <text:p/>
            <draw:enhanced-geometry svg:viewBox="0 0 72 19" draw:type="non-primitive" draw:enhanced-path="M 72 0 L 72 0 63 2 54 5 45 7 37 9 28 13 19 15 10 17 0 19 N"/>
          </draw:custom-shape>
          <draw:custom-shape draw:style-name="gr5" draw:text-style-name="P5" draw:layer="layout" svg:width="0.03cm" svg:height="0.006cm" draw:transform="rotate (-2.35619449019309) translate (22.26cm 14.693cm)">
            <text:p/>
            <draw:enhanced-geometry svg:viewBox="0 0 62 17" draw:type="non-primitive" draw:enhanced-path="M 62 17 L 62 17 54 15 47 12 39 10 31 8 23 6 16 4 8 2 0 0 N"/>
          </draw:custom-shape>
          <draw:custom-shape draw:style-name="gr5" draw:text-style-name="P5" draw:layer="layout" svg:width="0.03cm" svg:height="0.008cm" draw:transform="rotate (-2.35619449019309) translate (22.312cm 14.716cm)">
            <text:p/>
            <draw:enhanced-geometry svg:viewBox="0 0 69 17" draw:type="non-primitive" draw:enhanced-path="M 0 17 L 0 17 9 15 18 13 26 11 35 8 43 6 52 4 60 2 69 0 N"/>
          </draw:custom-shape>
          <draw:custom-shape draw:style-name="gr5" draw:text-style-name="P5" draw:layer="layout" svg:width="0.033cm" svg:height="0.042cm" draw:transform="rotate (-2.35619449019309) translate (21.754cm 14.32cm)">
            <text:p/>
            <draw:enhanced-geometry svg:viewBox="0 0 78 71" draw:type="non-primitive" draw:enhanced-path="M 78 0 L 78 0 68 9 59 18 48 28 38 35 28 45 19 54 9 62 0 71 N"/>
          </draw:custom-shape>
          <draw:custom-shape draw:style-name="gr5" draw:text-style-name="P5" draw:layer="layout" svg:width="0.039cm" svg:height="0.02cm" draw:transform="rotate (-2.35619449019309) translate (21.707cm 14.347cm)">
            <text:p/>
            <draw:enhanced-geometry svg:viewBox="0 0 88 37" draw:type="non-primitive" draw:enhanced-path="M 0 0 L 0 0 11 5 21 9 33 14 44 18 54 23 66 28 77 32 88 37 N"/>
          </draw:custom-shape>
          <draw:custom-shape draw:style-name="gr5" draw:text-style-name="P5" draw:layer="layout" svg:width="0.031cm" svg:height="0.03cm" draw:transform="rotate (-2.35619449019309) translate (21.644cm 14.289cm)">
            <text:p/>
            <draw:enhanced-geometry svg:viewBox="0 0 70 52" draw:type="non-primitive" draw:enhanced-path="M 70 0 L 70 0 60 7 47 12 35 18 24 22 12 29 4 35 0 43 1 52 N"/>
          </draw:custom-shape>
          <draw:custom-shape draw:style-name="gr5" draw:text-style-name="P5" draw:layer="layout" svg:width="0.042cm" svg:height="0.006cm" draw:transform="rotate (-2.35619449019309) translate (21.593cm 14.289cm)">
            <text:p/>
            <draw:enhanced-geometry svg:viewBox="0 0 97 0" draw:type="non-primitive" draw:enhanced-path="M 0 0 L 0 0 13 0 24 0 37 0 48 0 60 0 72 0 84 0 97 0 N"/>
          </draw:custom-shape>
          <draw:custom-shape draw:style-name="gr5" draw:text-style-name="P5" draw:layer="layout" svg:width="0.03cm" svg:height="0.03cm" draw:transform="rotate (-2.35619449019309) translate (21.581cm 14.249cm)">
            <text:p/>
            <draw:enhanced-geometry svg:viewBox="0 0 70 52" draw:type="non-primitive" draw:enhanced-path="M 70 0 L 70 0 61 7 52 13 44 20 35 26 26 33 18 40 9 46 0 52 N"/>
          </draw:custom-shape>
          <draw:custom-shape draw:style-name="gr5" draw:text-style-name="P5" draw:layer="layout" svg:width="0.041cm" svg:height="0.003cm" draw:transform="rotate (-2.35619449019309) translate (21.577cm 14.244cm)">
            <text:p/>
            <draw:enhanced-geometry svg:viewBox="0 0 97 0" draw:type="non-primitive" draw:enhanced-path="M 0 0 L 0 0 13 0 24 0 37 0 48 0 61 0 72 0 84 0 97 0 N"/>
          </draw:custom-shape>
          <draw:custom-shape draw:style-name="gr5" draw:text-style-name="P5" draw:layer="layout" svg:width="0.03cm" svg:height="0.02cm" draw:transform="rotate (-2.35619449019309) translate (21.484cm 14.229cm)">
            <text:p/>
            <draw:enhanced-geometry svg:viewBox="0 0 72 35" draw:type="non-primitive" draw:enhanced-path="M 72 0 L 72 0 61 4 50 7 38 10 25 12 15 16 6 20 1 27 0 35 N"/>
          </draw:custom-shape>
          <draw:custom-shape draw:style-name="gr5" draw:text-style-name="P5" draw:layer="layout" svg:width="0.052cm" svg:height="0.005cm" draw:transform="rotate (-2.35619449019309) translate (21.495cm 14.197cm)">
            <text:p/>
            <draw:enhanced-geometry svg:viewBox="0 0 122 0" draw:type="non-primitive" draw:enhanced-path="M 122 0 L 122 0 106 0 90 0 76 0 60 0 45 0 30 0 14 0 0 0 N"/>
          </draw:custom-shape>
          <draw:custom-shape draw:style-name="gr5" draw:text-style-name="P5" draw:layer="layout" svg:width="0.021cm" svg:height="0.008cm" draw:transform="rotate (-2.35619449019309) translate (21.5cm 14.148cm)">
            <text:p/>
            <draw:enhanced-geometry svg:viewBox="0 0 52 17" draw:type="non-primitive" draw:enhanced-path="M 52 0 L 52 0 46 2 40 5 33 7 26 9 20 11 13 14 7 15 0 17 N"/>
          </draw:custom-shape>
          <draw:custom-shape draw:style-name="gr5" draw:text-style-name="P5" draw:layer="layout" svg:width="0.027cm" svg:height="0.04cm" draw:transform="rotate (-2.35619449019309) translate (21.478cm 14.188cm)">
            <text:p/>
            <draw:enhanced-geometry svg:viewBox="0 0 61 71" draw:type="non-primitive" draw:enhanced-path="M 61 0 L 61 0 53 9 46 18 38 26 30 35 22 45 16 52 8 62 0 71 N"/>
          </draw:custom-shape>
          <draw:custom-shape draw:style-name="gr5" draw:text-style-name="P5" draw:layer="layout" svg:width="0.029cm" svg:height="0.009cm" draw:transform="rotate (-2.35619449019309) translate (21.406cm 14.19cm)">
            <text:p/>
            <draw:enhanced-geometry svg:viewBox="0 0 70 17" draw:type="non-primitive" draw:enhanced-path="M 0 17 L 0 17 9 15 18 13 26 12 35 9 44 7 52 5 61 3 70 0 N"/>
          </draw:custom-shape>
          <draw:custom-shape draw:style-name="gr5" draw:text-style-name="P5" draw:layer="layout" svg:width="0.05cm" svg:height="0.004cm" draw:transform="rotate (-2.35619449019309) translate (22.931cm 13.889cm)">
            <text:p/>
            <draw:enhanced-geometry svg:viewBox="0 0 107 0" draw:type="non-primitive" draw:enhanced-path="M 107 0 L 107 0 93 0 80 0 66 0 54 0 40 0 26 0 14 0 0 0 N"/>
          </draw:custom-shape>
          <draw:custom-shape draw:style-name="gr5" draw:text-style-name="P5" draw:layer="layout" svg:width="0.06cm" svg:height="0.01cm" draw:transform="rotate (-2.35619449019309) translate (22.931cm 13.946cm)">
            <text:p/>
            <draw:enhanced-geometry svg:viewBox="0 0 131 19" draw:type="non-primitive" draw:enhanced-path="M 131 0 L 131 0 114 2 98 5 81 7 65 9 49 13 32 15 17 17 0 19 N"/>
          </draw:custom-shape>
          <draw:custom-shape draw:style-name="gr5" draw:text-style-name="P5" draw:layer="layout" svg:width="0.033cm" svg:height="0.005cm" draw:transform="rotate (-2.35619449019309) translate (22.99cm 14.003cm)">
            <text:p/>
            <draw:enhanced-geometry svg:viewBox="0 0 78 0" draw:type="non-primitive" draw:enhanced-path="M 78 0 L 78 0 68 0 59 0 49 0 39 0 28 0 19 0 9 0 0 0 N"/>
          </draw:custom-shape>
          <draw:custom-shape draw:style-name="gr5" draw:text-style-name="P5" draw:layer="layout" svg:width="0.047cm" svg:height="0.004cm" draw:transform="rotate (-2.35619449019309) translate (22.969cm 14.098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21cm" svg:height="0.006cm" draw:transform="rotate (-2.35619449019309) translate (22.922cm 14.053cm)">
            <text:p/>
            <draw:enhanced-geometry svg:viewBox="0 0 53 17" draw:type="non-primitive" draw:enhanced-path="M 0 17 L 0 17 6 15 12 12 19 10 26 8 32 6 39 4 46 2 53 0 N"/>
          </draw:custom-shape>
          <draw:custom-shape draw:style-name="gr5" draw:text-style-name="P5" draw:layer="layout" svg:width="0.027cm" svg:height="0.011cm" draw:transform="rotate (-2.35619449019309) translate (22.928cm 13.982cm)">
            <text:p/>
            <draw:enhanced-geometry svg:viewBox="0 0 61 17" draw:type="non-primitive" draw:enhanced-path="M 0 0 L 0 0 7 3 15 5 23 7 31 9 38 12 46 13 54 15 61 17 N"/>
          </draw:custom-shape>
          <draw:custom-shape draw:style-name="gr5" draw:text-style-name="P5" draw:layer="layout" svg:width="0.042cm" svg:height="0.021cm" draw:transform="rotate (-2.35619449019309) translate (22.851cm 13.948cm)">
            <text:p/>
            <draw:enhanced-geometry svg:viewBox="0 0 105 39" draw:type="non-primitive" draw:enhanced-path="M 0 0 L 0 0 13 5 26 13 40 22 54 30 68 36 80 39 93 39 105 34 N"/>
          </draw:custom-shape>
          <draw:custom-shape draw:style-name="gr5" draw:text-style-name="P5" draw:layer="layout" svg:width="0.019cm" svg:height="0.004cm" draw:transform="rotate (-2.35619449019309) translate (22.338cm 14.754cm)">
            <text:p/>
            <draw:enhanced-geometry svg:viewBox="0 0 44 0" draw:type="non-primitive" draw:enhanced-path="M 0 0 L 0 0 5 0 11 0 16 0 21 0 27 0 33 0 38 0 44 0 N"/>
          </draw:custom-shape>
          <draw:custom-shape draw:style-name="gr5" draw:text-style-name="P5" draw:layer="layout" svg:width="0.037cm" svg:height="0.023cm" draw:transform="rotate (-2.35619449019309) translate (22.573cm 13.445cm)">
            <text:p/>
            <draw:enhanced-geometry svg:viewBox="0 0 88 36" draw:type="non-primitive" draw:enhanced-path="M 88 0 L 88 0 77 5 65 10 54 14 44 17 32 22 21 27 11 31 0 36 N"/>
          </draw:custom-shape>
          <draw:custom-shape draw:style-name="gr5" draw:text-style-name="P5" draw:layer="layout" svg:width="0.016cm" svg:height="0.049cm" draw:transform="rotate (-2.35619449019309) translate (22.533cm 13.505cm)">
            <text:p/>
            <draw:enhanced-geometry svg:viewBox="0 0 35 86" draw:type="non-primitive" draw:enhanced-path="M 0 0 L 0 0 4 11 7 22 9 35 11 47 15 59 19 69 26 78 35 86 N"/>
          </draw:custom-shape>
          <draw:custom-shape draw:style-name="gr5" draw:text-style-name="P5" draw:layer="layout" svg:width="0.06cm" svg:height="0.054cm" draw:transform="rotate (-2.35619449019309) translate (22.565cm 13.444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11cm" svg:height="0.047cm" draw:transform="rotate (-2.35619449019309) translate (22.51cm 13.407cm)">
            <text:p/>
            <draw:enhanced-geometry svg:viewBox="0 0 27 87" draw:type="non-primitive" draw:enhanced-path="M 0 0 L 0 0 3 10 7 22 10 33 13 43 17 55 20 66 24 77 27 87 N"/>
          </draw:custom-shape>
          <draw:custom-shape draw:style-name="gr5" draw:text-style-name="P5" draw:layer="layout" svg:width="0.043cm" svg:height="0.018cm" draw:transform="rotate (-2.35619449019309) translate (22.499cm 13.303cm)">
            <text:p/>
            <draw:enhanced-geometry svg:viewBox="0 0 97 35" draw:type="non-primitive" draw:enhanced-path="M 97 0 L 97 0 84 5 72 9 60 14 48 18 36 23 24 26 13 31 0 35 N"/>
          </draw:custom-shape>
          <draw:custom-shape draw:style-name="gr5" draw:text-style-name="P5" draw:layer="layout" svg:width="0.028cm" svg:height="0.054cm" draw:transform="rotate (-2.35619449019309) translate (22.444cm 13.345cm)">
            <text:p/>
            <draw:enhanced-geometry svg:viewBox="0 0 69 103" draw:type="non-primitive" draw:enhanced-path="M 0 0 L 0 0 9 12 17 26 26 38 35 51 43 64 52 77 60 90 69 103 N"/>
          </draw:custom-shape>
          <draw:custom-shape draw:style-name="gr5" draw:text-style-name="P5" draw:layer="layout" svg:width="0.057cm" svg:height="0.004cm" draw:transform="rotate (-2.35619449019309) translate (22.472cm 13.212cm)">
            <text:p/>
            <draw:enhanced-geometry svg:viewBox="0 0 138 0" draw:type="non-primitive" draw:enhanced-path="M 138 0 L 138 0 119 0 97 0 75 0 52 0 32 0 14 0 4 0 0 0 N"/>
          </draw:custom-shape>
          <draw:custom-shape draw:style-name="gr5" draw:text-style-name="P5" draw:layer="layout" svg:width="0.021cm" svg:height="0.059cm" draw:transform="rotate (-2.35619449019309) translate (22.416cm 13.275cm)">
            <text:p/>
            <draw:enhanced-geometry svg:viewBox="0 0 53 105" draw:type="non-primitive" draw:enhanced-path="M 0 0 L 0 0 7 14 14 26 21 40 27 53 33 67 40 79 46 93 53 105 N"/>
          </draw:custom-shape>
          <draw:custom-shape draw:style-name="gr8" draw:text-style-name="P5" draw:layer="layout" svg:width="0.059cm" svg:height="0.09cm" draw:transform="rotate (-2.35619449019309) translate (23.249cm 14.8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059cm" svg:height="0.09cm" draw:transform="rotate (-2.35619449019309) translate (23.249cm 14.8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071cm" svg:height="0.099cm" draw:transform="rotate (-2.35619449019309) translate (23.3cm 14.8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071cm" svg:height="0.099cm" draw:transform="rotate (-2.35619449019309) translate (23.3cm 14.8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42cm" svg:height="0.019cm" draw:transform="rotate (-2.35619449019309) translate (23.309cm 14.844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42cm" svg:height="0.019cm" draw:transform="rotate (-2.35619449019309) translate (23.309cm 14.844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23cm" svg:height="0.02cm" draw:transform="rotate (-2.35619449019309) translate (23.279cm 14.861cm)">
            <text:p/>
            <draw:enhanced-geometry svg:viewBox="0 0 53 36" draw:type="non-primitive" draw:enhanced-path="M 53 0 L 46 5 38 8 31 12 23 15 16 19 10 23 4 29 0 36 53 0 Z N"/>
          </draw:custom-shape>
          <draw:custom-shape draw:style-name="gr5" draw:text-style-name="P5" draw:layer="layout" svg:width="0.023cm" svg:height="0.02cm" draw:transform="rotate (-2.35619449019309) translate (23.279cm 14.861cm)">
            <text:p/>
            <draw:enhanced-geometry svg:viewBox="0 0 53 36" draw:type="non-primitive" draw:enhanced-path="M 53 0 L 53 0 46 5 38 8 31 12 23 15 16 19 10 23 4 29 0 36 N"/>
          </draw:custom-shape>
          <draw:custom-shape draw:style-name="gr9" draw:text-style-name="P5" draw:layer="layout" svg:width="0.058cm" svg:height="0.04cm" draw:transform="rotate (-2.35619449019309) translate (23.093cm 15.05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058cm" svg:height="0.04cm" draw:transform="rotate (-2.35619449019309) translate (23.093cm 15.05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06cm" svg:height="0.064cm" draw:transform="rotate (-2.35619449019309) translate (23.076cm 15.025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06cm" svg:height="0.064cm" draw:transform="rotate (-2.35619449019309) translate (23.076cm 15.025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33cm" svg:height="0.04cm" draw:transform="rotate (-2.35619449019309) translate (23.28cm 14.83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33cm" svg:height="0.04cm" draw:transform="rotate (-2.35619449019309) translate (23.28cm 14.83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5" draw:text-style-name="P8" draw:layer="layout" svg:x1="14.633cm" svg:y1="8.909cm" svg:x2="12.635cm" svg:y2="8.909cm">
          <text:p/>
        </draw:line>
        <draw:line draw:style-name="gr11" draw:text-style-name="P8" draw:layer="layout" svg:x1="15.065cm" svg:y1="13.607cm" svg:x2="15.065cm" svg:y2="15.366cm">
          <text:p/>
        </draw:line>
        <draw:line draw:style-name="gr11" draw:text-style-name="P8" draw:layer="layout" svg:x1="11.065cm" svg:y1="13.608cm" svg:x2="11.065cm" svg:y2="15.367cm">
          <text:p/>
        </draw:line>
        <draw:line draw:style-name="gr12" draw:text-style-name="P8" draw:layer="layout" svg:x1="11.065cm" svg:y1="15.367cm" svg:x2="11.069cm" svg:y2="16.955cm">
          <text:p/>
        </draw:line>
        <draw:line draw:style-name="gr12" draw:text-style-name="P8" draw:layer="layout" svg:x1="15.065cm" svg:y1="15.367cm" svg:x2="15.069cm" svg:y2="16.955cm">
          <text:p/>
        </draw:lin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ut...</text:p>
          </draw:text-box>
        </draw:frame>
        <draw:frame presentation:style-name="pr2" draw:layer="layout" svg:width="25.199cm" svg:height="17cm" svg:x="1.4cm" svg:y="3cm" presentation:class="outline" presentation:user-transformed="true">
          <draw:text-box>
            <text:list text:style-name="L2">
              <text:list-item>
                <text:p>Syntactically the function now has a path which does not return a double...</text:p>
              </text:list-item>
            </text:list>
          </draw:text-box>
        </draw:frame>
        <draw:custom-shape draw:style-name="gr19" draw:text-style-name="P3" draw:layer="layout" svg:width="24.716cm" svg:height="10.398cm" svg:x="1.883cm" svg:y="6.672cm">
          <text:p><text:span text:style-name="T2">double average(const std::vector&lt;double&gt; &amp; data)</text:span></text:p>
          <text:p><text:span text:style-name="T2">{</text:span></text:p>
          <text:p><text:span text:style-name="T2"><text:s text:c="4"/></text:span><text:span text:style-name="T2">if (!data.empty())</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text:span><text:span text:style-name="T6">// else</text:span></text:p>
          <text:p><text:span text:style-name="T2"/></text:p>
          <text:p><text:span text:style-name="T2">}</text:span></text:p>
          <draw:enhanced-geometry svg:viewBox="0 0 21600 21600" draw:type="rectangle" draw:enhanced-path="M 0 0 L 21600 0 21600 21600 0 21600 0 0 Z N"/>
        </draw:custom-shape>
        <draw:custom-shape draw:style-name="gr18" draw:text-style-name="P11" draw:layer="layout" svg:width="1.691cm" svg:height="2.797cm" svg:x="5.836cm" svg:y="5.522cm">
          <text:p/>
          <draw:enhanced-geometry svg:viewBox="0 0 21600 21600" draw:type="mso-spt202" draw:enhanced-path="M 0 0 L 21600 0 21600 21600 0 21600 0 0 Z N"/>
        </draw:custom-shape>
        <draw:frame draw:style-name="gr3" draw:text-style-name="P12" draw:layer="layout" svg:width="2.915cm" svg:height="3.456cm" svg:x="24.289cm" svg:y="12.475cm">
          <draw:text-box>
            <text:p><text:span text:style-name="T3">?</text:span></text:p>
          </draw:text-box>
        </draw:frame>
        <draw:g>
          <draw:custom-shape draw:style-name="gr4" draw:text-style-name="P5" draw:layer="layout" svg:width="0.436cm" svg:height="2.077cm" draw:transform="rotate (-2.35619449019309) translate (23.214cm 14.96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436cm" svg:height="2.077cm" draw:transform="rotate (-2.35619449019309) translate (23.214cm 14.96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409cm" svg:height="2.08cm" draw:transform="rotate (-2.35619449019309) translate (23.482cm 14.7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409cm" svg:height="2.08cm" draw:transform="rotate (-2.35619449019309) translate (23.482cm 14.7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16cm" svg:height="0.387cm" draw:transform="rotate (-2.35619449019309) translate (23.176cm 14.92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136cm" svg:height="0.334cm" draw:transform="rotate (-2.35619449019309) translate (23.26cm 14.77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284cm" svg:height="0.404cm" draw:transform="rotate (-2.35619449019309) translate (22.794cm 14.62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21cm" svg:height="0.156cm" draw:transform="rotate (-2.35619449019309) translate (22.409cm 14.2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409cm" svg:height="2.036cm" draw:transform="rotate (-2.35619449019309) translate (23.471cm 14.696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483cm" svg:height="2.081cm" draw:transform="rotate (-2.35619449019309) translate (23.226cm 14.95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316cm" svg:height="0.298cm" draw:transform="rotate (-2.35619449019309) translate (23.344cm 14.872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3cm" svg:height="0.021cm" draw:transform="rotate (-2.35619449019309) translate (23.165cm 15.008cm)">
            <text:p/>
            <draw:enhanced-geometry svg:viewBox="0 0 70 35" draw:type="non-primitive" draw:enhanced-path="M 0 0 L 9 5 17 9 26 15 34 20 43 24 52 29 61 32 70 35 0 0 Z N"/>
          </draw:custom-shape>
          <draw:custom-shape draw:style-name="gr6" draw:text-style-name="P5" draw:layer="layout" svg:width="0.134cm" svg:height="0.172cm" draw:transform="rotate (-2.35619449019309) translate (23.184cm 14.96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26cm" svg:height="0.124cm" draw:transform="rotate (-2.35619449019309) translate (22.836cm 14.872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107cm" svg:height="0.209cm" draw:transform="rotate (-2.35619449019309) translate (22.805cm 15.17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085cm" svg:height="0.202cm" draw:transform="rotate (-2.35619449019309) translate (22.814cm 15.14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074cm" svg:height="0.137cm" draw:transform="rotate (-2.35619449019309) translate (22.744cm 15.167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115cm" svg:height="0.199cm" draw:transform="rotate (-2.35619449019309) translate (22.779cm 15.14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067cm" svg:height="0.12cm" draw:transform="rotate (-2.35619449019309) translate (22.754cm 15.213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31cm" svg:height="0.119cm" draw:transform="rotate (-2.35619449019309) translate (22.703cm 15.138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264cm" svg:height="0.398cm" draw:transform="rotate (-2.35619449019309) translate (22.544cm 14.764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085cm" svg:height="0.025cm" draw:transform="rotate (-2.35619449019309) translate (22.491cm 14.704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118cm" svg:height="0.1cm" draw:transform="rotate (-2.35619449019309) translate (22.523cm 14.76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346cm" svg:height="0.566cm" draw:transform="rotate (-2.35619449019309) translate (22.013cm 14.3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269cm" svg:height="0.395cm" draw:transform="rotate (-2.35619449019309) translate (23.142cm 14.15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351cm" svg:height="0.563cm" draw:transform="rotate (-2.35619449019309) translate (22.816cm 13.53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097cm" svg:height="0.096cm" draw:transform="rotate (-2.35619449019309) translate (22.99cm 14.27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311cm" svg:height="0.281cm" draw:transform="rotate (-2.35619449019309) translate (23.421cm 14.4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08cm" svg:height="0.004cm" draw:transform="rotate (-2.35619449019309) translate (23.04cm 14.494cm)">
            <text:p/>
            <draw:enhanced-geometry svg:viewBox="0 0 17 0" draw:type="non-primitive" draw:enhanced-path="M 0 0 L 4 0 9 0 12 0 17 0 0 0 Z N"/>
          </draw:custom-shape>
          <draw:custom-shape draw:style-name="gr6" draw:text-style-name="P5" draw:layer="layout" svg:width="0.183cm" svg:height="0.136cm" draw:transform="rotate (-2.35619449019309) translate (23.367cm 14.47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337cm" svg:height="0.137cm" draw:transform="rotate (-2.35619449019309) translate (22.657cm 14.0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352cm" svg:height="0.16cm" draw:transform="rotate (-2.35619449019309) translate (22.544cm 13.91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312cm" svg:height="0.021cm" draw:transform="rotate (-2.35619449019309) translate (22.335cm 13.78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371cm" svg:height="0.137cm" draw:transform="rotate (-2.35619449019309) translate (22.375cm 13.75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387cm" svg:height="0.125cm" draw:transform="rotate (-2.35619449019309) translate (22.282cm 13.58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182cm" svg:height="0.233cm" draw:transform="rotate (-2.35619449019309) translate (22.956cm 14.4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36cm" svg:height="0.037cm" draw:transform="rotate (-2.35619449019309) translate (22.819cm 14.487cm)">
            <text:p/>
            <draw:enhanced-geometry svg:viewBox="0 0 86 72" draw:type="non-primitive" draw:enhanced-path="M 0 0 L 10 9 21 18 32 27 43 35 54 44 65 53 76 62 86 72 0 0 Z N"/>
          </draw:custom-shape>
          <draw:custom-shape draw:style-name="gr4" draw:text-style-name="P5" draw:layer="layout" svg:width="0.116cm" svg:height="0.285cm" draw:transform="rotate (-2.35619449019309) translate (23.28cm 14.814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087cm" svg:height="0.127cm" draw:transform="rotate (-2.35619449019309) translate (22.638cm 14.76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117cm" svg:height="0.543cm" draw:transform="rotate (-2.35619449019309) translate (22.198cm 14.37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453cm" svg:height="0.122cm" draw:transform="rotate (-2.35619449019309) translate (22.138cm 13.51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414cm" svg:height="0.063cm" draw:transform="rotate (-2.35619449019309) translate (23.07cm 14.53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21cm" svg:height="0.438cm" draw:transform="rotate (-2.35619449019309) translate (23.082cm 14.39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211cm" svg:height="0.474cm" draw:transform="rotate (-2.35619449019309) translate (22.788cm 14.71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0.577cm" svg:height="0.04cm" draw:transform="rotate (-2.35619449019309) translate (22.769cm 14.11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21cm" svg:height="0.006cm" draw:transform="rotate (-2.35619449019309) translate (22.316cm 14.538cm)">
            <text:p/>
            <draw:enhanced-geometry svg:viewBox="0 0 54 0" draw:type="non-primitive" draw:enhanced-path="M 0 0 L 0 0 6 0 13 0 20 0 27 0 34 0 41 0 47 0 54 0 N"/>
          </draw:custom-shape>
          <draw:custom-shape draw:style-name="gr7" draw:text-style-name="P5" draw:layer="layout" svg:width="0.565cm" svg:height="0.042cm" draw:transform="rotate (-2.35619449019309) translate (22.686cm 14.09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0.709cm" svg:height="0.064cm" draw:transform="rotate (-2.35619449019309) translate (22.666cm 13.9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3cm" svg:height="0.016cm" draw:transform="rotate (-2.35619449019309) translate (22.141cm 14.452cm)">
            <text:p/>
            <draw:enhanced-geometry svg:viewBox="0 0 0 36" draw:type="non-primitive" draw:enhanced-path="M 0 0 L 0 0 0 4 0 9 0 13 0 18 0 22 0 27 0 32 0 36 N"/>
          </draw:custom-shape>
          <draw:custom-shape draw:style-name="gr7" draw:text-style-name="P5" draw:layer="layout" svg:width="0.769cm" svg:height="0.086cm" draw:transform="rotate (-2.35619449019309) translate (22.531cm 13.75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0.8cm" svg:height="0.063cm" draw:transform="rotate (-2.35619449019309) translate (22.329cm 13.59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0.792cm" svg:height="0.063cm" draw:transform="rotate (-2.35619449019309) translate (22.222cm 13.4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0.729cm" svg:height="0.126cm" draw:transform="rotate (-2.35619449019309) translate (22.132cm 13.42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088cm" svg:height="0.005cm" draw:transform="rotate (-2.35619449019309) translate (21.804cm 13.474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1cm" svg:height="0.018cm" draw:transform="rotate (-2.35619449019309) translate (21.72cm 13.62cm)">
            <text:p/>
            <draw:enhanced-geometry svg:viewBox="0 0 34 35" draw:type="non-primitive" draw:enhanced-path="M 0 35 L 0 35 4 30 9 27 13 22 17 18 21 13 26 9 30 4 34 0 N"/>
          </draw:custom-shape>
          <draw:custom-shape draw:style-name="gr8" draw:text-style-name="P5" draw:layer="layout" svg:width="0.081cm" svg:height="0.197cm" draw:transform="rotate (-2.35619449019309) translate (23.165cm 14.83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092cm" svg:height="0.14cm" draw:transform="rotate (-2.35619449019309) translate (22.879cm 14.37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196cm" svg:height="0.056cm" draw:transform="rotate (-2.35619449019309) translate (22.585cm 14.0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23cm" svg:height="0.02cm" draw:transform="rotate (-2.35619449019309) translate (22.45cm 14.154cm)">
            <text:p/>
            <draw:enhanced-geometry svg:viewBox="0 0 54 35" draw:type="non-primitive" draw:enhanced-path="M 0 35 L 7 30 13 26 20 20 25 16 32 11 39 6 46 3 54 0 0 35 Z N"/>
          </draw:custom-shape>
          <draw:custom-shape draw:style-name="gr8" draw:text-style-name="P5" draw:layer="layout" svg:width="0.137cm" svg:height="0.087cm" draw:transform="rotate (-2.35619449019309) translate (22.386cm 13.974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109cm" svg:height="0.076cm" draw:transform="rotate (-2.35619449019309) translate (22.248cm 13.85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11cm" svg:height="0.081cm" draw:transform="rotate (-2.35619449019309) translate (22.16cm 13.75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23cm" svg:height="0.005cm" draw:transform="rotate (-2.35619449019309) translate (22.067cm 13.721cm)">
            <text:p/>
            <draw:enhanced-geometry svg:viewBox="0 0 53 0" draw:type="non-primitive" draw:enhanced-path="M 53 0 L 46 0 40 0 34 0 27 0 20 0 13 0 6 0 0 0 53 0 Z N"/>
          </draw:custom-shape>
          <draw:custom-shape draw:style-name="gr8" draw:text-style-name="P5" draw:layer="layout" svg:width="0.112cm" svg:height="0.062cm" draw:transform="rotate (-2.35619449019309) translate (21.959cm 13.6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15cm" svg:height="0.018cm" draw:transform="rotate (-2.35619449019309) translate (22.704cm 15.253cm)">
            <text:p/>
            <draw:enhanced-geometry svg:viewBox="0 0 35 36" draw:type="non-primitive" draw:enhanced-path="M 35 0 L 35 0 31 5 26 10 22 14 17 17 13 22 9 27 5 31 0 36 N"/>
          </draw:custom-shape>
          <draw:custom-shape draw:style-name="gr5" draw:text-style-name="P5" draw:layer="layout" svg:width="0.052cm" svg:height="0.042cm" draw:transform="rotate (-2.35619449019309) translate (23.137cm 14.991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06cm" svg:height="0.017cm" draw:transform="rotate (-2.35619449019309) translate (23.242cm 14.873cm)">
            <text:p/>
            <draw:enhanced-geometry svg:viewBox="0 0 140 34" draw:type="non-primitive" draw:enhanced-path="M 140 0 L 140 0 122 4 103 5 84 6 63 7 45 10 28 15 12 23 0 34 N"/>
          </draw:custom-shape>
          <draw:custom-shape draw:style-name="gr5" draw:text-style-name="P5" draw:layer="layout" svg:width="0.021cm" svg:height="0.059cm" draw:transform="rotate (-2.35619449019309) translate (23.255cm 14.841cm)">
            <text:p/>
            <draw:enhanced-geometry svg:viewBox="0 0 53 106" draw:type="non-primitive" draw:enhanced-path="M 0 106 L 0 106 6 92 13 79 20 66 27 53 33 40 39 27 46 14 53 0 N"/>
          </draw:custom-shape>
          <draw:custom-shape draw:style-name="gr5" draw:text-style-name="P5" draw:layer="layout" svg:width="0.006cm" svg:height="0.06cm" draw:transform="rotate (-2.35619449019309) translate (23.254cm 14.843cm)">
            <text:p/>
            <draw:enhanced-geometry svg:viewBox="0 0 11 106" draw:type="non-primitive" draw:enhanced-path="M 0 0 L 0 0 1 14 3 29 6 42 9 57 11 71 10 84 6 96 0 106 N"/>
          </draw:custom-shape>
          <draw:custom-shape draw:style-name="gr5" draw:text-style-name="P5" draw:layer="layout" svg:width="0.07cm" svg:height="0.051cm" draw:transform="rotate (-2.35619449019309) translate (23.118cm 14.991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16cm" svg:height="0.02cm" draw:transform="rotate (-2.35619449019309) translate (23.116cm 15.064cm)">
            <text:p/>
            <draw:enhanced-geometry svg:viewBox="0 0 35 35" draw:type="non-primitive" draw:enhanced-path="M 35 35 L 35 35 31 31 26 25 23 18 18 12 15 6 10 3 6 0 0 1 N"/>
          </draw:custom-shape>
          <draw:custom-shape draw:style-name="gr5" draw:text-style-name="P5" draw:layer="layout" svg:width="0.022cm" svg:height="0.06cm" draw:transform="rotate (-2.35619449019309) translate (23.267cm 14.841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0.671cm" svg:height="1.54cm" draw:transform="rotate (-2.35619449019309) translate (23.242cm 15.12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087cm" svg:height="0.296cm" draw:transform="rotate (-2.35619449019309) translate (23.25cm 14.742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087cm" svg:height="0.296cm" draw:transform="rotate (-2.35619449019309) translate (23.25cm 14.742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108cm" svg:height="0.283cm" draw:transform="rotate (-2.35619449019309) translate (23.287cm 14.71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108cm" svg:height="0.283cm" draw:transform="rotate (-2.35619449019309) translate (23.287cm 14.71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094cm" svg:height="0.177cm" draw:transform="rotate (-2.35619449019309) translate (23.28cm 14.73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094cm" svg:height="0.177cm" draw:transform="rotate (-2.35619449019309) translate (23.28cm 14.73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092cm" svg:height="0.279cm" draw:transform="rotate (-2.35619449019309) translate (23.059cm 15.00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092cm" svg:height="0.279cm" draw:transform="rotate (-2.35619449019309) translate (23.059cm 15.00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cm" svg:height="0.173cm" draw:transform="rotate (-2.35619449019309) translate (22.95cm 14.90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cm" svg:height="0.173cm" draw:transform="rotate (-2.35619449019309) translate (22.95cm 14.90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071cm" svg:height="0.021cm" draw:transform="rotate (-2.35619449019309) translate (22.977cm 14.896cm)">
            <text:p/>
            <draw:enhanced-geometry svg:viewBox="0 0 175 34" draw:type="non-primitive" draw:enhanced-path="M 175 0 L 153 4 132 9 109 13 87 17 66 21 43 26 22 30 0 34 175 0 Z N"/>
          </draw:custom-shape>
          <draw:custom-shape draw:style-name="gr5" draw:text-style-name="P5" draw:layer="layout" svg:width="0.071cm" svg:height="0.021cm" draw:transform="rotate (-2.35619449019309) translate (22.977cm 14.896cm)">
            <text:p/>
            <draw:enhanced-geometry svg:viewBox="0 0 175 34" draw:type="non-primitive" draw:enhanced-path="M 175 0 L 175 0 153 4 132 9 109 13 87 17 66 21 43 26 22 30 0 34 N"/>
          </draw:custom-shape>
          <draw:custom-shape draw:style-name="gr9" draw:text-style-name="P5" draw:layer="layout" svg:width="0.083cm" svg:height="0.199cm" draw:transform="rotate (-2.35619449019309) translate (23.172cm 14.54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083cm" svg:height="0.199cm" draw:transform="rotate (-2.35619449019309) translate (23.172cm 14.54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071cm" svg:height="0.2cm" draw:transform="rotate (-2.35619449019309) translate (22.864cm 14.89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071cm" svg:height="0.2cm" draw:transform="rotate (-2.35619449019309) translate (22.864cm 14.89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19cm" svg:height="0.011cm" draw:transform="rotate (-2.35619449019309) translate (22.697cm 15.312cm)">
            <text:p/>
            <draw:enhanced-geometry svg:viewBox="0 0 44 17" draw:type="non-primitive" draw:enhanced-path="M 44 17 L 38 15 33 13 28 10 23 8 17 7 11 5 6 2 0 0 44 17 Z N"/>
          </draw:custom-shape>
          <draw:custom-shape draw:style-name="gr5" draw:text-style-name="P5" draw:layer="layout" svg:width="0.019cm" svg:height="0.011cm" draw:transform="rotate (-2.35619449019309) translate (22.697cm 15.312cm)">
            <text:p/>
            <draw:enhanced-geometry svg:viewBox="0 0 44 17" draw:type="non-primitive" draw:enhanced-path="M 44 17 L 44 17 38 15 33 13 28 10 23 8 17 7 11 5 6 2 0 0 N"/>
          </draw:custom-shape>
          <draw:custom-shape draw:style-name="gr9" draw:text-style-name="P5" draw:layer="layout" svg:width="0.235cm" svg:height="0.209cm" draw:transform="rotate (-2.35619449019309) translate (22.823cm 15.347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235cm" svg:height="0.209cm" draw:transform="rotate (-2.35619449019309) translate (22.823cm 15.347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209cm" svg:height="0.187cm" draw:transform="rotate (-2.35619449019309) translate (22.088cm 14.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209cm" svg:height="0.187cm" draw:transform="rotate (-2.35619449019309) translate (22.088cm 14.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288cm" svg:height="0.287cm" draw:transform="rotate (-2.35619449019309) translate (21.386cm 14.20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288cm" svg:height="0.287cm" draw:transform="rotate (-2.35619449019309) translate (21.386cm 14.20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071cm" svg:height="0.059cm" draw:transform="rotate (-2.35619449019309) translate (21.682cm 13.78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071cm" svg:height="0.059cm" draw:transform="rotate (-2.35619449019309) translate (21.682cm 13.78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058cm" svg:height="0.048cm" draw:transform="rotate (-2.35619449019309) translate (22.047cm 13.442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058cm" svg:height="0.048cm" draw:transform="rotate (-2.35619449019309) translate (22.047cm 13.442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064cm" svg:height="0.11cm" draw:transform="rotate (-2.35619449019309) translate (21.709cm 13.72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064cm" svg:height="0.11cm" draw:transform="rotate (-2.35619449019309) translate (21.709cm 13.72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064cm" svg:height="0.112cm" draw:transform="rotate (-2.35619449019309) translate (21.984cm 13.45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064cm" svg:height="0.112cm" draw:transform="rotate (-2.35619449019309) translate (21.984cm 13.45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222cm" svg:height="0.188cm" draw:transform="rotate (-2.35619449019309) translate (23.015cm 13.74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222cm" svg:height="0.188cm" draw:transform="rotate (-2.35619449019309) translate (23.015cm 13.74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296cm" svg:height="0.293cm" draw:transform="rotate (-2.35619449019309) translate (22.61cm 13.00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296cm" svg:height="0.293cm" draw:transform="rotate (-2.35619449019309) translate (22.61cm 13.00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0.64cm" svg:height="1.541cm" draw:transform="rotate (-2.35619449019309) translate (23.81cm 14.57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234cm" svg:height="0.209cm" draw:transform="rotate (-2.35619449019309) translate (23.756cm 14.4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234cm" svg:height="0.209cm" draw:transform="rotate (-2.35619449019309) translate (23.756cm 14.4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5cm" svg:height="0.076cm" draw:transform="rotate (-2.35619449019309) translate (23.598cm 14.525cm)">
            <text:p/>
            <draw:enhanced-geometry svg:viewBox="0 0 0 140" draw:type="non-primitive" draw:enhanced-path="M 0 140 L 0 140 0 123 0 105 0 88 0 70 0 53 0 36 0 17 0 0 N"/>
          </draw:custom-shape>
          <draw:custom-shape draw:style-name="gr5" draw:text-style-name="P5" draw:layer="layout" svg:width="0.004cm" svg:height="0.08cm" draw:transform="rotate (-2.35619449019309) translate (23.555cm 14.544cm)">
            <text:p/>
            <draw:enhanced-geometry svg:viewBox="0 0 0 141" draw:type="non-primitive" draw:enhanced-path="M 0 141 L 0 141 0 123 0 106 0 88 0 71 0 54 0 36 0 19 0 0 N"/>
          </draw:custom-shape>
          <draw:custom-shape draw:style-name="gr5" draw:text-style-name="P5" draw:layer="layout" svg:width="0.005cm" svg:height="0.058cm" draw:transform="rotate (-2.35619449019309) translate (23.647cm 14.501cm)">
            <text:p/>
            <draw:enhanced-geometry svg:viewBox="0 0 9 105" draw:type="non-primitive" draw:enhanced-path="M 9 105 L 9 105 7 91 6 79 5 65 4 52 3 40 2 26 1 14 0 0 N"/>
          </draw:custom-shape>
          <draw:custom-shape draw:style-name="gr5" draw:text-style-name="P5" draw:layer="layout" svg:width="0.04cm" svg:height="0.004cm" draw:transform="rotate (-2.35619449019309) translate (23.633cm 14.403cm)">
            <text:p/>
            <draw:enhanced-geometry svg:viewBox="0 0 97 0" draw:type="non-primitive" draw:enhanced-path="M 97 0 L 97 0 84 0 72 0 59 0 48 0 35 0 24 0 12 0 0 0 N"/>
          </draw:custom-shape>
          <draw:custom-shape draw:style-name="gr5" draw:text-style-name="P5" draw:layer="layout" svg:width="0.067cm" svg:height="0.019cm" draw:transform="rotate (-2.35619449019309) translate (23.57cm 14.404cm)">
            <text:p/>
            <draw:enhanced-geometry svg:viewBox="0 0 149 35" draw:type="non-primitive" draw:enhanced-path="M 149 0 L 149 0 131 5 112 9 93 14 74 17 56 22 37 26 19 31 0 35 N"/>
          </draw:custom-shape>
          <draw:custom-shape draw:style-name="gr5" draw:text-style-name="P5" draw:layer="layout" svg:width="0.064cm" svg:height="0.028cm" draw:transform="rotate (-2.35619449019309) translate (23.519cm 14.403cm)">
            <text:p/>
            <draw:enhanced-geometry svg:viewBox="0 0 148 55" draw:type="non-primitive" draw:enhanced-path="M 148 0 L 148 0 129 7 111 14 92 21 74 27 54 34 36 41 18 48 0 55 N"/>
          </draw:custom-shape>
          <draw:custom-shape draw:style-name="gr5" draw:text-style-name="P5" draw:layer="layout" svg:width="0.006cm" svg:height="0.069cm" draw:transform="rotate (-2.35619449019309) translate (23.496cm 14.567cm)">
            <text:p/>
            <draw:enhanced-geometry svg:viewBox="0 0 0 121" draw:type="non-primitive" draw:enhanced-path="M 0 121 L 0 121 0 106 0 92 0 77 0 61 0 46 0 31 0 16 0 0 N"/>
          </draw:custom-shape>
          <draw:custom-shape draw:style-name="gr5" draw:text-style-name="P5" draw:layer="layout" svg:width="0.048cm" svg:height="0.019cm" draw:transform="rotate (-2.35619449019309) translate (23.471cm 14.443cm)">
            <text:p/>
            <draw:enhanced-geometry svg:viewBox="0 0 107 37" draw:type="non-primitive" draw:enhanced-path="M 107 0 L 107 0 93 5 80 9 66 14 54 18 40 23 26 26 14 32 0 37 N"/>
          </draw:custom-shape>
          <draw:custom-shape draw:style-name="gr5" draw:text-style-name="P5" draw:layer="layout" svg:width="0.008cm" svg:height="0.049cm" draw:transform="rotate (-2.35619449019309) translate (23.457cm 14.568cm)">
            <text:p/>
            <draw:enhanced-geometry svg:viewBox="0 0 17 87" draw:type="non-primitive" draw:enhanced-path="M 0 87 L 0 87 2 77 4 66 6 56 8 44 10 34 13 23 15 11 17 0 N"/>
          </draw:custom-shape>
          <draw:custom-shape draw:style-name="gr5" draw:text-style-name="P5" draw:layer="layout" svg:width="0.027cm" svg:height="0.007cm" draw:transform="rotate (-2.35619449019309) translate (23.432cm 14.408cm)">
            <text:p/>
            <draw:enhanced-geometry svg:viewBox="0 0 61 17" draw:type="non-primitive" draw:enhanced-path="M 61 0 L 61 0 53 2 46 4 38 6 30 8 22 10 16 12 8 14 0 17 N"/>
          </draw:custom-shape>
          <draw:custom-shape draw:style-name="gr5" draw:text-style-name="P5" draw:layer="layout" svg:width="0.008cm" svg:height="0.082cm" draw:transform="rotate (-2.35619449019309) translate (22.754cm 15.221cm)">
            <text:p/>
            <draw:enhanced-geometry svg:viewBox="0 0 18 141" draw:type="non-primitive" draw:enhanced-path="M 18 141 L 18 141 16 122 13 105 11 87 9 70 7 53 4 35 2 18 0 0 N"/>
          </draw:custom-shape>
          <draw:custom-shape draw:style-name="gr5" draw:text-style-name="P5" draw:layer="layout" svg:width="0.008cm" svg:height="0.078cm" draw:transform="rotate (-2.35619449019309) translate (22.774cm 15.266cm)">
            <text:p/>
            <draw:enhanced-geometry svg:viewBox="0 0 17 140" draw:type="non-primitive" draw:enhanced-path="M 0 140 L 0 140 2 123 4 105 7 88 9 70 11 52 12 35 15 17 17 0 N"/>
          </draw:custom-shape>
          <draw:custom-shape draw:style-name="gr5" draw:text-style-name="P5" draw:layer="layout" svg:width="0.057cm" svg:height="0.011cm" draw:transform="rotate (-2.35619449019309) translate (22.703cm 15.184cm)">
            <text:p/>
            <draw:enhanced-geometry svg:viewBox="0 0 131 17" draw:type="non-primitive" draw:enhanced-path="M 0 0 L 0 0 17 2 33 4 49 6 66 9 82 11 98 12 114 14 131 17 N"/>
          </draw:custom-shape>
          <draw:custom-shape draw:style-name="gr5" draw:text-style-name="P5" draw:layer="layout" svg:width="0.048cm" svg:height="0.02cm" draw:transform="rotate (-2.35619449019309) translate (22.706cm 15.149cm)">
            <text:p/>
            <draw:enhanced-geometry svg:viewBox="0 0 114 34" draw:type="non-primitive" draw:enhanced-path="M 0 0 L 0 0 14 4 27 9 42 13 57 18 70 21 85 26 100 30 114 34 N"/>
          </draw:custom-shape>
          <draw:custom-shape draw:style-name="gr5" draw:text-style-name="P5" draw:layer="layout" svg:width="0.006cm" svg:height="0.044cm" draw:transform="rotate (-2.35619449019309) translate (22.727cm 15.353cm)">
            <text:p/>
            <draw:enhanced-geometry svg:viewBox="0 0 17 71" draw:type="non-primitive" draw:enhanced-path="M 0 71 L 0 71 1 62 3 53 4 44 6 35 9 27 11 18 13 9 17 0 N"/>
          </draw:custom-shape>
          <draw:custom-shape draw:style-name="gr5" draw:text-style-name="P5" draw:layer="layout" svg:width="0.004cm" svg:height="0.065cm" draw:transform="rotate (-2.35619449019309) translate (22.737cm 15.361cm)">
            <text:p/>
            <draw:enhanced-geometry svg:viewBox="0 0 0 124" draw:type="non-primitive" draw:enhanced-path="M 0 124 L 0 124 0 108 0 93 0 78 0 62 0 47 0 31 0 16 0 0 N"/>
          </draw:custom-shape>
          <draw:custom-shape draw:style-name="gr5" draw:text-style-name="P5" draw:layer="layout" svg:width="0.004cm" svg:height="0.052cm" draw:transform="rotate (-2.35619449019309) translate (22.751cm 15.404cm)">
            <text:p/>
            <draw:enhanced-geometry svg:viewBox="0 0 12 87" draw:type="non-primitive" draw:enhanced-path="M 4 87 L 4 87 4 75 3 64 1 51 0 40 0 29 2 19 6 8 12 0 N"/>
          </draw:custom-shape>
          <draw:custom-shape draw:style-name="gr5" draw:text-style-name="P5" draw:layer="layout" svg:width="0.009cm" svg:height="0.058cm" draw:transform="rotate (-2.35619449019309) translate (22.686cm 15.454cm)">
            <text:p/>
            <draw:enhanced-geometry svg:viewBox="0 0 18 105" draw:type="non-primitive" draw:enhanced-path="M 9 105 L 9 105 9 90 11 74 14 56 17 39 18 24 15 12 10 3 0 0 N"/>
          </draw:custom-shape>
          <draw:custom-shape draw:style-name="gr5" draw:text-style-name="P5" draw:layer="layout" svg:width="0.037cm" svg:height="0.03cm" draw:transform="rotate (-2.35619449019309) translate (22.63cm 15.37cm)">
            <text:p/>
            <draw:enhanced-geometry svg:viewBox="0 0 88 52" draw:type="non-primitive" draw:enhanced-path="M 0 0 L 0 0 11 7 21 12 33 19 44 26 54 33 65 40 77 45 88 52 N"/>
          </draw:custom-shape>
          <draw:custom-shape draw:style-name="gr5" draw:text-style-name="P5" draw:layer="layout" svg:width="0.033cm" svg:height="0.019cm" draw:transform="rotate (-2.35619449019309) translate (22.67cm 15.347cm)">
            <text:p/>
            <draw:enhanced-geometry svg:viewBox="0 0 72 35" draw:type="non-primitive" draw:enhanced-path="M 0 0 L 0 0 9 5 18 9 27 14 36 17 44 22 53 26 63 31 72 35 N"/>
          </draw:custom-shape>
          <draw:custom-shape draw:style-name="gr5" draw:text-style-name="P5" draw:layer="layout" svg:width="0.042cm" svg:height="0.027cm" draw:transform="rotate (-2.35619449019309) translate (22.719cm 15.299cm)">
            <text:p/>
            <draw:enhanced-geometry svg:viewBox="0 0 96 52" draw:type="non-primitive" draw:enhanced-path="M 0 0 L 0 0 12 7 24 13 36 19 49 26 60 32 72 39 84 46 96 52 N"/>
          </draw:custom-shape>
          <draw:custom-shape draw:style-name="gr5" draw:text-style-name="P5" draw:layer="layout" svg:width="0.037cm" svg:height="0.029cm" draw:transform="rotate (-2.35619449019309) translate (22.679cm 15.24cm)">
            <text:p/>
            <draw:enhanced-geometry svg:viewBox="0 0 89 53" draw:type="non-primitive" draw:enhanced-path="M 0 0 L 0 0 11 7 22 13 33 19 45 26 55 33 66 40 77 47 89 53 N"/>
          </draw:custom-shape>
          <draw:custom-shape draw:style-name="gr5" draw:text-style-name="P5" draw:layer="layout" svg:width="0.028cm" svg:height="0.012cm" draw:transform="rotate (-2.35619449019309) translate (22.298cm 14.717cm)">
            <text:p/>
            <draw:enhanced-geometry svg:viewBox="0 0 62 20" draw:type="non-primitive" draw:enhanced-path="M 0 0 L 0 0 8 3 16 7 25 11 33 15 41 18 47 20 55 20 62 17 N"/>
          </draw:custom-shape>
          <draw:custom-shape draw:style-name="gr5" draw:text-style-name="P5" draw:layer="layout" svg:width="0.008cm" svg:height="0.011cm" draw:transform="rotate (-2.35619449019309) translate (22.239cm 14.797cm)">
            <text:p/>
            <draw:enhanced-geometry svg:viewBox="0 0 17 18" draw:type="non-primitive" draw:enhanced-path="M 0 18 L 0 18 5 13 8 9 13 4 17 0 N"/>
          </draw:custom-shape>
          <draw:custom-shape draw:style-name="gr5" draw:text-style-name="P5" draw:layer="layout" svg:width="0.033cm" svg:height="0.018cm" draw:transform="rotate (-2.35619449019309) translate (22.286cm 14.761cm)">
            <text:p/>
            <draw:enhanced-geometry svg:viewBox="0 0 79 35" draw:type="non-primitive" draw:enhanced-path="M 0 0 L 0 0 10 4 20 9 30 13 41 17 51 21 60 26 70 30 79 35 N"/>
          </draw:custom-shape>
          <draw:custom-shape draw:style-name="gr5" draw:text-style-name="P5" draw:layer="layout" svg:width="0.029cm" svg:height="0.009cm" draw:transform="rotate (-2.35619449019309) translate (22.166cm 14.71cm)">
            <text:p/>
            <draw:enhanced-geometry svg:viewBox="0 0 70 17" draw:type="non-primitive" draw:enhanced-path="M 0 17 L 0 17 9 15 17 13 26 11 35 8 43 6 52 5 60 3 70 0 N"/>
          </draw:custom-shape>
          <draw:custom-shape draw:style-name="gr5" draw:text-style-name="P5" draw:layer="layout" svg:width="0.037cm" svg:height="0.009cm" draw:transform="rotate (-2.35619449019309) translate (22.107cm 14.663cm)">
            <text:p/>
            <draw:enhanced-geometry svg:viewBox="0 0 88 17" draw:type="non-primitive" draw:enhanced-path="M 0 17 L 0 17 11 14 22 12 32 10 44 8 54 5 65 3 76 1 88 0 N"/>
          </draw:custom-shape>
          <draw:custom-shape draw:style-name="gr5" draw:text-style-name="P5" draw:layer="layout" svg:width="0.03cm" svg:height="0.021cm" draw:transform="rotate (-2.35619449019309) translate (22.165cm 14.685cm)">
            <text:p/>
            <draw:enhanced-geometry svg:viewBox="0 0 71 36" draw:type="non-primitive" draw:enhanced-path="M 71 0 L 71 0 62 5 53 10 44 14 36 19 27 23 18 27 9 31 0 36 N"/>
          </draw:custom-shape>
          <draw:custom-shape draw:style-name="gr5" draw:text-style-name="P5" draw:layer="layout" svg:width="0.031cm" svg:height="0.01cm" draw:transform="rotate (-2.35619449019309) translate (22.234cm 14.677cm)">
            <text:p/>
            <draw:enhanced-geometry svg:viewBox="0 0 72 19" draw:type="non-primitive" draw:enhanced-path="M 72 0 L 72 0 63 2 54 5 45 7 37 9 28 13 19 15 10 17 0 19 N"/>
          </draw:custom-shape>
          <draw:custom-shape draw:style-name="gr5" draw:text-style-name="P5" draw:layer="layout" svg:width="0.03cm" svg:height="0.006cm" draw:transform="rotate (-2.35619449019309) translate (22.26cm 14.693cm)">
            <text:p/>
            <draw:enhanced-geometry svg:viewBox="0 0 62 17" draw:type="non-primitive" draw:enhanced-path="M 62 17 L 62 17 54 15 47 12 39 10 31 8 23 6 16 4 8 2 0 0 N"/>
          </draw:custom-shape>
          <draw:custom-shape draw:style-name="gr5" draw:text-style-name="P5" draw:layer="layout" svg:width="0.03cm" svg:height="0.008cm" draw:transform="rotate (-2.35619449019309) translate (22.312cm 14.716cm)">
            <text:p/>
            <draw:enhanced-geometry svg:viewBox="0 0 69 17" draw:type="non-primitive" draw:enhanced-path="M 0 17 L 0 17 9 15 18 13 26 11 35 8 43 6 52 4 60 2 69 0 N"/>
          </draw:custom-shape>
          <draw:custom-shape draw:style-name="gr5" draw:text-style-name="P5" draw:layer="layout" svg:width="0.033cm" svg:height="0.042cm" draw:transform="rotate (-2.35619449019309) translate (21.754cm 14.32cm)">
            <text:p/>
            <draw:enhanced-geometry svg:viewBox="0 0 78 71" draw:type="non-primitive" draw:enhanced-path="M 78 0 L 78 0 68 9 59 18 48 28 38 35 28 45 19 54 9 62 0 71 N"/>
          </draw:custom-shape>
          <draw:custom-shape draw:style-name="gr5" draw:text-style-name="P5" draw:layer="layout" svg:width="0.039cm" svg:height="0.02cm" draw:transform="rotate (-2.35619449019309) translate (21.707cm 14.347cm)">
            <text:p/>
            <draw:enhanced-geometry svg:viewBox="0 0 88 37" draw:type="non-primitive" draw:enhanced-path="M 0 0 L 0 0 11 5 21 9 33 14 44 18 54 23 66 28 77 32 88 37 N"/>
          </draw:custom-shape>
          <draw:custom-shape draw:style-name="gr5" draw:text-style-name="P5" draw:layer="layout" svg:width="0.031cm" svg:height="0.03cm" draw:transform="rotate (-2.35619449019309) translate (21.644cm 14.289cm)">
            <text:p/>
            <draw:enhanced-geometry svg:viewBox="0 0 70 52" draw:type="non-primitive" draw:enhanced-path="M 70 0 L 70 0 60 7 47 12 35 18 24 22 12 29 4 35 0 43 1 52 N"/>
          </draw:custom-shape>
          <draw:custom-shape draw:style-name="gr5" draw:text-style-name="P5" draw:layer="layout" svg:width="0.042cm" svg:height="0.006cm" draw:transform="rotate (-2.35619449019309) translate (21.593cm 14.289cm)">
            <text:p/>
            <draw:enhanced-geometry svg:viewBox="0 0 97 0" draw:type="non-primitive" draw:enhanced-path="M 0 0 L 0 0 13 0 24 0 37 0 48 0 60 0 72 0 84 0 97 0 N"/>
          </draw:custom-shape>
          <draw:custom-shape draw:style-name="gr5" draw:text-style-name="P5" draw:layer="layout" svg:width="0.03cm" svg:height="0.03cm" draw:transform="rotate (-2.35619449019309) translate (21.581cm 14.249cm)">
            <text:p/>
            <draw:enhanced-geometry svg:viewBox="0 0 70 52" draw:type="non-primitive" draw:enhanced-path="M 70 0 L 70 0 61 7 52 13 44 20 35 26 26 33 18 40 9 46 0 52 N"/>
          </draw:custom-shape>
          <draw:custom-shape draw:style-name="gr5" draw:text-style-name="P5" draw:layer="layout" svg:width="0.041cm" svg:height="0.003cm" draw:transform="rotate (-2.35619449019309) translate (21.577cm 14.244cm)">
            <text:p/>
            <draw:enhanced-geometry svg:viewBox="0 0 97 0" draw:type="non-primitive" draw:enhanced-path="M 0 0 L 0 0 13 0 24 0 37 0 48 0 61 0 72 0 84 0 97 0 N"/>
          </draw:custom-shape>
          <draw:custom-shape draw:style-name="gr5" draw:text-style-name="P5" draw:layer="layout" svg:width="0.03cm" svg:height="0.02cm" draw:transform="rotate (-2.35619449019309) translate (21.484cm 14.229cm)">
            <text:p/>
            <draw:enhanced-geometry svg:viewBox="0 0 72 35" draw:type="non-primitive" draw:enhanced-path="M 72 0 L 72 0 61 4 50 7 38 10 25 12 15 16 6 20 1 27 0 35 N"/>
          </draw:custom-shape>
          <draw:custom-shape draw:style-name="gr5" draw:text-style-name="P5" draw:layer="layout" svg:width="0.052cm" svg:height="0.005cm" draw:transform="rotate (-2.35619449019309) translate (21.495cm 14.197cm)">
            <text:p/>
            <draw:enhanced-geometry svg:viewBox="0 0 122 0" draw:type="non-primitive" draw:enhanced-path="M 122 0 L 122 0 106 0 90 0 76 0 60 0 45 0 30 0 14 0 0 0 N"/>
          </draw:custom-shape>
          <draw:custom-shape draw:style-name="gr5" draw:text-style-name="P5" draw:layer="layout" svg:width="0.021cm" svg:height="0.008cm" draw:transform="rotate (-2.35619449019309) translate (21.5cm 14.148cm)">
            <text:p/>
            <draw:enhanced-geometry svg:viewBox="0 0 52 17" draw:type="non-primitive" draw:enhanced-path="M 52 0 L 52 0 46 2 40 5 33 7 26 9 20 11 13 14 7 15 0 17 N"/>
          </draw:custom-shape>
          <draw:custom-shape draw:style-name="gr5" draw:text-style-name="P5" draw:layer="layout" svg:width="0.027cm" svg:height="0.04cm" draw:transform="rotate (-2.35619449019309) translate (21.478cm 14.188cm)">
            <text:p/>
            <draw:enhanced-geometry svg:viewBox="0 0 61 71" draw:type="non-primitive" draw:enhanced-path="M 61 0 L 61 0 53 9 46 18 38 26 30 35 22 45 16 52 8 62 0 71 N"/>
          </draw:custom-shape>
          <draw:custom-shape draw:style-name="gr5" draw:text-style-name="P5" draw:layer="layout" svg:width="0.029cm" svg:height="0.009cm" draw:transform="rotate (-2.35619449019309) translate (21.406cm 14.19cm)">
            <text:p/>
            <draw:enhanced-geometry svg:viewBox="0 0 70 17" draw:type="non-primitive" draw:enhanced-path="M 0 17 L 0 17 9 15 18 13 26 12 35 9 44 7 52 5 61 3 70 0 N"/>
          </draw:custom-shape>
          <draw:custom-shape draw:style-name="gr5" draw:text-style-name="P5" draw:layer="layout" svg:width="0.05cm" svg:height="0.004cm" draw:transform="rotate (-2.35619449019309) translate (22.931cm 13.889cm)">
            <text:p/>
            <draw:enhanced-geometry svg:viewBox="0 0 107 0" draw:type="non-primitive" draw:enhanced-path="M 107 0 L 107 0 93 0 80 0 66 0 54 0 40 0 26 0 14 0 0 0 N"/>
          </draw:custom-shape>
          <draw:custom-shape draw:style-name="gr5" draw:text-style-name="P5" draw:layer="layout" svg:width="0.06cm" svg:height="0.01cm" draw:transform="rotate (-2.35619449019309) translate (22.931cm 13.946cm)">
            <text:p/>
            <draw:enhanced-geometry svg:viewBox="0 0 131 19" draw:type="non-primitive" draw:enhanced-path="M 131 0 L 131 0 114 2 98 5 81 7 65 9 49 13 32 15 17 17 0 19 N"/>
          </draw:custom-shape>
          <draw:custom-shape draw:style-name="gr5" draw:text-style-name="P5" draw:layer="layout" svg:width="0.033cm" svg:height="0.005cm" draw:transform="rotate (-2.35619449019309) translate (22.99cm 14.003cm)">
            <text:p/>
            <draw:enhanced-geometry svg:viewBox="0 0 78 0" draw:type="non-primitive" draw:enhanced-path="M 78 0 L 78 0 68 0 59 0 49 0 39 0 28 0 19 0 9 0 0 0 N"/>
          </draw:custom-shape>
          <draw:custom-shape draw:style-name="gr5" draw:text-style-name="P5" draw:layer="layout" svg:width="0.047cm" svg:height="0.004cm" draw:transform="rotate (-2.35619449019309) translate (22.969cm 14.098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21cm" svg:height="0.006cm" draw:transform="rotate (-2.35619449019309) translate (22.922cm 14.053cm)">
            <text:p/>
            <draw:enhanced-geometry svg:viewBox="0 0 53 17" draw:type="non-primitive" draw:enhanced-path="M 0 17 L 0 17 6 15 12 12 19 10 26 8 32 6 39 4 46 2 53 0 N"/>
          </draw:custom-shape>
          <draw:custom-shape draw:style-name="gr5" draw:text-style-name="P5" draw:layer="layout" svg:width="0.027cm" svg:height="0.011cm" draw:transform="rotate (-2.35619449019309) translate (22.928cm 13.982cm)">
            <text:p/>
            <draw:enhanced-geometry svg:viewBox="0 0 61 17" draw:type="non-primitive" draw:enhanced-path="M 0 0 L 0 0 7 3 15 5 23 7 31 9 38 12 46 13 54 15 61 17 N"/>
          </draw:custom-shape>
          <draw:custom-shape draw:style-name="gr5" draw:text-style-name="P5" draw:layer="layout" svg:width="0.042cm" svg:height="0.021cm" draw:transform="rotate (-2.35619449019309) translate (22.851cm 13.948cm)">
            <text:p/>
            <draw:enhanced-geometry svg:viewBox="0 0 105 39" draw:type="non-primitive" draw:enhanced-path="M 0 0 L 0 0 13 5 26 13 40 22 54 30 68 36 80 39 93 39 105 34 N"/>
          </draw:custom-shape>
          <draw:custom-shape draw:style-name="gr5" draw:text-style-name="P5" draw:layer="layout" svg:width="0.019cm" svg:height="0.004cm" draw:transform="rotate (-2.35619449019309) translate (22.338cm 14.754cm)">
            <text:p/>
            <draw:enhanced-geometry svg:viewBox="0 0 44 0" draw:type="non-primitive" draw:enhanced-path="M 0 0 L 0 0 5 0 11 0 16 0 21 0 27 0 33 0 38 0 44 0 N"/>
          </draw:custom-shape>
          <draw:custom-shape draw:style-name="gr5" draw:text-style-name="P5" draw:layer="layout" svg:width="0.037cm" svg:height="0.023cm" draw:transform="rotate (-2.35619449019309) translate (22.573cm 13.445cm)">
            <text:p/>
            <draw:enhanced-geometry svg:viewBox="0 0 88 36" draw:type="non-primitive" draw:enhanced-path="M 88 0 L 88 0 77 5 65 10 54 14 44 17 32 22 21 27 11 31 0 36 N"/>
          </draw:custom-shape>
          <draw:custom-shape draw:style-name="gr5" draw:text-style-name="P5" draw:layer="layout" svg:width="0.016cm" svg:height="0.049cm" draw:transform="rotate (-2.35619449019309) translate (22.533cm 13.505cm)">
            <text:p/>
            <draw:enhanced-geometry svg:viewBox="0 0 35 86" draw:type="non-primitive" draw:enhanced-path="M 0 0 L 0 0 4 11 7 22 9 35 11 47 15 59 19 69 26 78 35 86 N"/>
          </draw:custom-shape>
          <draw:custom-shape draw:style-name="gr5" draw:text-style-name="P5" draw:layer="layout" svg:width="0.06cm" svg:height="0.054cm" draw:transform="rotate (-2.35619449019309) translate (22.565cm 13.444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11cm" svg:height="0.047cm" draw:transform="rotate (-2.35619449019309) translate (22.51cm 13.407cm)">
            <text:p/>
            <draw:enhanced-geometry svg:viewBox="0 0 27 87" draw:type="non-primitive" draw:enhanced-path="M 0 0 L 0 0 3 10 7 22 10 33 13 43 17 55 20 66 24 77 27 87 N"/>
          </draw:custom-shape>
          <draw:custom-shape draw:style-name="gr5" draw:text-style-name="P5" draw:layer="layout" svg:width="0.043cm" svg:height="0.018cm" draw:transform="rotate (-2.35619449019309) translate (22.499cm 13.303cm)">
            <text:p/>
            <draw:enhanced-geometry svg:viewBox="0 0 97 35" draw:type="non-primitive" draw:enhanced-path="M 97 0 L 97 0 84 5 72 9 60 14 48 18 36 23 24 26 13 31 0 35 N"/>
          </draw:custom-shape>
          <draw:custom-shape draw:style-name="gr5" draw:text-style-name="P5" draw:layer="layout" svg:width="0.028cm" svg:height="0.054cm" draw:transform="rotate (-2.35619449019309) translate (22.444cm 13.345cm)">
            <text:p/>
            <draw:enhanced-geometry svg:viewBox="0 0 69 103" draw:type="non-primitive" draw:enhanced-path="M 0 0 L 0 0 9 12 17 26 26 38 35 51 43 64 52 77 60 90 69 103 N"/>
          </draw:custom-shape>
          <draw:custom-shape draw:style-name="gr5" draw:text-style-name="P5" draw:layer="layout" svg:width="0.057cm" svg:height="0.004cm" draw:transform="rotate (-2.35619449019309) translate (22.472cm 13.212cm)">
            <text:p/>
            <draw:enhanced-geometry svg:viewBox="0 0 138 0" draw:type="non-primitive" draw:enhanced-path="M 138 0 L 138 0 119 0 97 0 75 0 52 0 32 0 14 0 4 0 0 0 N"/>
          </draw:custom-shape>
          <draw:custom-shape draw:style-name="gr5" draw:text-style-name="P5" draw:layer="layout" svg:width="0.021cm" svg:height="0.059cm" draw:transform="rotate (-2.35619449019309) translate (22.416cm 13.275cm)">
            <text:p/>
            <draw:enhanced-geometry svg:viewBox="0 0 53 105" draw:type="non-primitive" draw:enhanced-path="M 0 0 L 0 0 7 14 14 26 21 40 27 53 33 67 40 79 46 93 53 105 N"/>
          </draw:custom-shape>
          <draw:custom-shape draw:style-name="gr8" draw:text-style-name="P5" draw:layer="layout" svg:width="0.059cm" svg:height="0.09cm" draw:transform="rotate (-2.35619449019309) translate (23.249cm 14.8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059cm" svg:height="0.09cm" draw:transform="rotate (-2.35619449019309) translate (23.249cm 14.8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071cm" svg:height="0.099cm" draw:transform="rotate (-2.35619449019309) translate (23.3cm 14.8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071cm" svg:height="0.099cm" draw:transform="rotate (-2.35619449019309) translate (23.3cm 14.8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42cm" svg:height="0.019cm" draw:transform="rotate (-2.35619449019309) translate (23.309cm 14.844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42cm" svg:height="0.019cm" draw:transform="rotate (-2.35619449019309) translate (23.309cm 14.844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23cm" svg:height="0.02cm" draw:transform="rotate (-2.35619449019309) translate (23.279cm 14.861cm)">
            <text:p/>
            <draw:enhanced-geometry svg:viewBox="0 0 53 36" draw:type="non-primitive" draw:enhanced-path="M 53 0 L 46 5 38 8 31 12 23 15 16 19 10 23 4 29 0 36 53 0 Z N"/>
          </draw:custom-shape>
          <draw:custom-shape draw:style-name="gr5" draw:text-style-name="P5" draw:layer="layout" svg:width="0.023cm" svg:height="0.02cm" draw:transform="rotate (-2.35619449019309) translate (23.279cm 14.861cm)">
            <text:p/>
            <draw:enhanced-geometry svg:viewBox="0 0 53 36" draw:type="non-primitive" draw:enhanced-path="M 53 0 L 53 0 46 5 38 8 31 12 23 15 16 19 10 23 4 29 0 36 N"/>
          </draw:custom-shape>
          <draw:custom-shape draw:style-name="gr9" draw:text-style-name="P5" draw:layer="layout" svg:width="0.058cm" svg:height="0.04cm" draw:transform="rotate (-2.35619449019309) translate (23.093cm 15.05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058cm" svg:height="0.04cm" draw:transform="rotate (-2.35619449019309) translate (23.093cm 15.05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06cm" svg:height="0.064cm" draw:transform="rotate (-2.35619449019309) translate (23.076cm 15.025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06cm" svg:height="0.064cm" draw:transform="rotate (-2.35619449019309) translate (23.076cm 15.025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33cm" svg:height="0.04cm" draw:transform="rotate (-2.35619449019309) translate (23.28cm 14.83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33cm" svg:height="0.04cm" draw:transform="rotate (-2.35619449019309) translate (23.28cm 14.833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20" draw:text-style-name="P5" draw:layer="layout" svg:width="2.421cm" svg:height="1.839cm" svg:x="3.302cm" svg:y="7.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8" draw:layer="layout" svg:x1="3.302cm" svg:y1="8.801cm" svg:x2="2.376cm" svg:y2="8.801cm">
          <text:p/>
        </draw:line>
        <draw:line draw:style-name="gr11" draw:text-style-name="P8" draw:layer="layout" svg:x1="2.383cm" svg:y1="8.801cm" svg:x2="2.484cm" svg:y2="15.621cm">
          <text:p/>
        </draw:line>
        <draw:line draw:style-name="gr15" draw:text-style-name="P8" draw:layer="layout" svg:x1="2.483cm" svg:y1="13.121cm" svg:x2="5.608cm" svg:y2="13.121cm">
          <text:p/>
        </draw:line>
        <draw:line draw:style-name="gr15" draw:text-style-name="P8" draw:layer="layout" svg:x1="2.484cm" svg:y1="15.621cm" svg:x2="5.609cm" svg:y2="15.621cm">
          <text:p/>
        </draw:lin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Introducing <text:span text:style-name="T7">throw</text:span> </text:p>
          </draw:text-box>
        </draw:frame>
        <draw:frame presentation:style-name="pr2" draw:layer="layout" svg:width="25.199cm" svg:height="17cm" svg:x="1.4cm" svg:y="3cm" presentation:class="outline">
          <draw:text-box>
            <text:list text:style-name="L2">
              <text:list-item>
                <text:p>Stops normal “forward” execution</text:p>
              </text:list-item>
              <text:list-item>
                <text:p>The program starts to unwind backwards!</text:p>
              </text:list-item>
            </text:list>
          </draw:text-box>
        </draw:frame>
        <draw:custom-shape draw:style-name="gr13" draw:text-style-name="P3" draw:layer="layout" svg:width="24.716cm" svg:height="10.398cm" svg:x="1.304cm" svg:y="8.42cm">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throw </text:span><text:span text:style-name="T8">expression</text:span><text:span text:style-name="T2">;</text:span></text:p>
          <text:p><text:span text:style-name="T2"><text:s text:c="4"/></text:span><text:span text:style-name="T2">else</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line draw:style-name="gr11" draw:text-style-name="P8" draw:layer="layout" svg:x1="13.445cm" svg:y1="11.521cm" svg:x2="18.251cm" svg:y2="11.521cm">
          <text:p/>
        </draw:line>
        <draw:line draw:style-name="gr11" draw:text-style-name="P8" draw:layer="layout" svg:x1="17.009cm" svg:y1="16.705cm" svg:x2="18.953cm" svg:y2="16.705cm">
          <text:p/>
        </draw:line>
        <draw:line draw:style-name="gr11" draw:text-style-name="P8" draw:layer="layout" svg:x1="18.321cm" svg:y1="11.525cm" svg:x2="18.321cm" svg:y2="8.42cm">
          <text:p/>
        </draw:line>
        <draw:line draw:style-name="gr12" draw:text-style-name="P8" draw:layer="layout" svg:x1="18.321cm" svg:y1="8.42cm" svg:x2="18.297cm" svg:y2="7.22cm">
          <text:p/>
        </draw:line>
        <draw:line draw:style-name="gr11" draw:text-style-name="P8" draw:layer="layout" svg:x1="18.939cm" svg:y1="16.682cm" svg:x2="18.939cm" svg:y2="18.818cm">
          <text:p/>
        </draw:line>
        <draw:line draw:style-name="gr12" draw:text-style-name="P8" draw:layer="layout" svg:x1="18.939cm" svg:y1="18.818cm" svg:x2="18.97cm" svg:y2="20cm">
          <text:p/>
        </draw:lin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Introducing <text:span text:style-name="T7">try</text:span> and <text:span text:style-name="T7">catch</text:span></text:p>
          </draw:text-box>
        </draw:frame>
        <draw:frame presentation:style-name="pr2" draw:layer="layout" svg:width="25.199cm" svg:height="13.86cm" svg:x="1.4cm" svg:y="3cm" presentation:class="outline">
          <draw:text-box>
            <text:list text:style-name="L2">
              <text:list-item>
                <text:p>This test passes if average throws any kind of exception</text:p>
              </text:list-item>
            </text:list>
          </draw:text-box>
        </draw:frame>
        <draw:custom-shape draw:style-name="gr21" draw:text-style-name="P13" draw:layer="layout" svg:width="19.308cm" svg:height="12.27cm" svg:x="1.562cm" svg:y="6.472cm">
          <text:p><text:span text:style-name="T9">void average_of_empty_vector_throws()</text:span></text:p>
          <text:p><text:span text:style-name="T9">{</text:span></text:p>
          <text:p><text:span text:style-name="T9"><text:s text:c="4"/></text:span><text:span text:style-name="T9">std::vector&lt;double&gt; empty;</text:span></text:p>
          <text:p><text:span text:style-name="T9"><text:s text:c="4"/></text:span><text:span text:style-name="T9">try</text:span></text:p>
          <text:p><text:span text:style-name="T9"><text:s text:c="4"/></text:span><text:span text:style-name="T9">{</text:span></text:p>
          <text:p><text:span text:style-name="T9"><text:s text:c="8"/></text:span><text:span text:style-name="T9">average(empty);</text:span></text:p>
          <text:p><text:span text:style-name="T9"><text:s text:c="8"/></text:span><text:span text:style-name="T9">assert(false);</text:span></text:p>
          <text:p><text:span text:style-name="T9"><text:s text:c="4"/></text:span><text:span text:style-name="T9">}</text:span></text:p>
          <text:p><text:span text:style-name="T9"><text:s text:c="4"/></text:span><text:span text:style-name="T9">catch (...)</text:span></text:p>
          <text:p><text:span text:style-name="T9"><text:s text:c="4"/></text:span><text:span text:style-name="T9">{</text:span></text:p>
          <text:p><text:span text:style-name="T9"><text:s text:c="8"/></text:span><text:span text:style-name="T9">assert(true);</text:span></text:p>
          <text:p><text:span text:style-name="T9"><text:s text:c="4"/></text:span><text:span text:style-name="T9">}</text:span></text:p>
          <text:p><text:span text:style-name="T9">}</text:span></text:p>
          <draw:enhanced-geometry svg:viewBox="0 0 21600 21600" draw:type="rectangle" draw:enhanced-path="M 0 0 L 21600 0 21600 21600 0 21600 0 0 Z N"/>
        </draw:custom-shape>
        <draw:custom-shape draw:style-name="gr22" draw:text-style-name="P7" draw:layer="layout" svg:width="5.425cm" svg:height="3.716cm" svg:x="21.89cm" svg:y="9.567cm">
          <text:p text:style-name="P6"><text:span text:style-name="T4">test fails if no exception is thrown</text:span></text:p>
          <draw:enhanced-geometry svg:viewBox="0 0 21600 21600" draw:mirror-vertical="false" draw:type="mso-spt202" draw:enhanced-path="M 0 0 L 21600 0 21600 21600 0 21600 0 0 Z N"/>
        </draw:custom-shape>
        <draw:line draw:style-name="gr15" draw:text-style-name="P8" draw:layer="layout" svg:x1="20.87cm" svg:y1="12.533cm" svg:x2="13.215cm" svg:y2="12.641cm">
          <text:p/>
        </draw:line>
        <draw:custom-shape draw:style-name="gr22" draw:text-style-name="P7" draw:layer="layout" svg:width="5.425cm" svg:height="5.761cm" svg:x="21.853cm" svg:y="13.755cm">
          <text:p text:style-name="P6"><text:span text:style-name="T4">catch-all</text:span></text:p>
          <text:p text:style-name="P6"><text:span text:style-name="T4">the ... is part of the syntax and not ellision!</text:span></text:p>
          <draw:enhanced-geometry svg:viewBox="0 0 21600 21600" draw:mirror-vertical="false" draw:type="mso-spt202" draw:enhanced-path="M 0 0 L 21600 0 21600 21600 0 21600 0 0 Z N"/>
        </draw:custom-shape>
        <draw:line draw:style-name="gr15" draw:text-style-name="P8" draw:layer="layout" svg:x1="20.87cm" svg:y1="14.461cm" svg:x2="9.651cm" svg:y2="14.515cm">
          <text:p/>
        </draw:line>
        <draw:line draw:style-name="gr14" draw:text-style-name="P8" draw:layer="layout" svg:x1="20.87cm" svg:y1="12.571cm" svg:x2="21.884cm" svg:y2="12.571cm">
          <text:p/>
        </draw:line>
        <draw:line draw:style-name="gr14" draw:text-style-name="P8" draw:layer="layout" svg:x1="20.87cm" svg:y1="14.471cm" svg:x2="21.884cm" svg:y2="14.471cm">
          <text:p/>
        </draw:line>
        <draw:custom-shape draw:style-name="gr23" draw:text-style-name="P8" draw:layer="layout" svg:width="2.5cm" svg:height="4.5cm" svg:x="17.656cm" svg:y="15.393cm">
          <text:p/>
          <draw:enhanced-geometry svg:viewBox="0 0 21600 21600" draw:type="rectangle" draw:enhanced-path="M 0 0 L 21600 0 21600 21600 0 21600 0 0 Z N"/>
        </draw:custom-shape>
        <draw:custom-shape draw:style-name="gr24" draw:text-style-name="P8" draw:layer="layout" svg:width="1.5cm" svg:height="1.5cm" svg:x="18.156cm" svg:y="15.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8" draw:layer="layout" svg:width="1.5cm" svg:height="1.5cm" svg:x="18.156cm" svg:y="17.89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Refined test</text:p>
          </draw:text-box>
        </draw:frame>
        <draw:frame presentation:style-name="pr2" draw:layer="layout" svg:width="25.199cm" svg:height="17cm" svg:x="1.4cm" svg:y="3cm" presentation:class="outline" presentation:placeholder="true" presentation:user-transformed="true">
          <draw:text-box/>
        </draw:frame>
        <draw:custom-shape draw:style-name="gr26" draw:text-style-name="P3" draw:layer="layout" svg:width="18.07cm" svg:height="14.658cm" svg:x="1.662cm" svg:y="4.372cm">
          <text:p><text:span text:style-name="T2">void average_of_empty_vector_throws()</text:span></text:p>
          <text:p><text:span text:style-name="T2">{</text:span></text:p>
          <text:p><text:span text:style-name="T2"><text:s text:c="4"/></text:span><text:span text:style-name="T2">std::vector&lt;double&gt; empty;</text:span></text:p>
          <text:p><text:span text:style-name="T2"><text:s text:c="4"/></text:span><text:span text:style-name="T2">try</text:span></text:p>
          <text:p><text:span text:style-name="T2"><text:s text:c="4"/></text:span><text:span text:style-name="T2">{</text:span></text:p>
          <text:p><text:span text:style-name="T2"><text:s text:c="8"/></text:span><text:span text:style-name="T2">average(empty);</text:span></text:p>
          <text:p><text:span text:style-name="T2"><text:s text:c="8"/></text:span><text:span text:style-name="T2">assert(false);</text:span></text:p>
          <text:p><text:span text:style-name="T2"><text:s text:c="4"/></text:span><text:span text:style-name="T2">}</text:span></text:p>
          <text:p><text:span text:style-name="T2"><text:s text:c="4"/></text:span><text:span text:style-name="T2">catch (std::invalid_argument &amp;)</text:span></text:p>
          <text:p><text:span text:style-name="T2"><text:s text:c="4"/></text:span><text:span text:style-name="T2">{</text:span></text:p>
          <text:p><text:span text:style-name="T2"><text:s text:c="8"/></text:span><text:span text:style-name="T2">assert(true);</text:span></text:p>
          <text:p><text:span text:style-name="T2"><text:s text:c="4"/></text:span><text:span text:style-name="T2">}</text:span></text:p>
          <text:p><text:span text:style-name="T2"><text:s text:c="4"/></text:span><text:span text:style-name="T2">catch (...)</text:span></text:p>
          <text:p><text:span text:style-name="T2"><text:s text:c="4"/></text:span><text:span text:style-name="T2">{</text:span></text:p>
          <text:p><text:span text:style-name="T2"><text:s text:c="8"/></text:span><text:span text:style-name="T2">assert(fals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22" draw:text-style-name="P7" draw:layer="layout" svg:width="5.425cm" svg:height="3.716cm" svg:x="21.291cm" svg:y="4.967cm">
          <text:p text:style-name="P6"><text:span text:style-name="T4">test fails if no exception is thrown</text:span></text:p>
          <draw:enhanced-geometry svg:viewBox="0 0 21600 21600" draw:mirror-vertical="false" draw:type="mso-spt202" draw:enhanced-path="M 0 0 L 21600 0 21600 21600 0 21600 0 0 Z N"/>
        </draw:custom-shape>
        <draw:line draw:style-name="gr11" draw:text-style-name="P8" draw:layer="layout" svg:x1="12.377cm" svg:y1="10.001cm" svg:x2="19.732cm" svg:y2="9.956cm">
          <text:p/>
        </draw:line>
        <draw:line draw:style-name="gr14" draw:text-style-name="P8" draw:layer="layout" svg:x1="19.732cm" svg:y1="9.952cm" svg:x2="21.167cm" svg:y2="9.952cm">
          <text:p/>
        </draw:line>
        <draw:custom-shape draw:style-name="gr22" draw:text-style-name="P7" draw:layer="layout" svg:width="6.243cm" svg:height="3.716cm" svg:x="21.292cm" svg:y="11.067cm">
          <text:p text:style-name="P6"><text:span text:style-name="T4">test passes if invalid_argument is thrown</text:span></text:p>
          <draw:enhanced-geometry svg:viewBox="0 0 21600 21600" draw:mirror-vertical="false" draw:type="mso-spt202" draw:enhanced-path="M 0 0 L 21600 0 21600 21600 0 21600 0 0 Z N"/>
        </draw:custom-shape>
        <draw:line draw:style-name="gr11" draw:text-style-name="P8" draw:layer="layout" svg:x1="11.839cm" svg:y1="13.499cm" svg:x2="19.732cm" svg:y2="13.454cm">
          <text:p/>
        </draw:line>
        <draw:line draw:style-name="gr14" draw:text-style-name="P8" draw:layer="layout" svg:x1="19.732cm" svg:y1="13.413cm" svg:x2="21.301cm" svg:y2="13.413cm">
          <text:p/>
        </draw:line>
        <draw:custom-shape draw:style-name="gr22" draw:text-style-name="P7" draw:layer="layout" svg:width="6.243cm" svg:height="4.661cm" svg:x="21.293cm" svg:y="15.567cm">
          <text:p text:style-name="P6"><text:span text:style-name="T4">test fails if different exception is thrown</text:span></text:p>
          <draw:enhanced-geometry svg:viewBox="0 0 21600 21600" draw:mirror-vertical="false" draw:type="mso-spt202" draw:enhanced-path="M 0 0 L 21600 0 21600 21600 0 21600 0 0 Z N"/>
        </draw:custom-shape>
        <draw:line draw:style-name="gr14" draw:text-style-name="P8" draw:layer="layout" svg:x1="21.167cm" svg:y1="9.952cm" svg:x2="21.167cm" svg:y2="7.893cm">
          <text:p/>
        </draw:line>
        <draw:line draw:style-name="gr11" draw:text-style-name="P8" draw:layer="layout" svg:x1="12.377cm" svg:y1="16.817cm" svg:x2="19.732cm" svg:y2="16.727cm">
          <text:p/>
        </draw:line>
        <draw:line draw:style-name="gr14" draw:text-style-name="P8" draw:layer="layout" svg:x1="19.732cm" svg:y1="16.655cm" svg:x2="21.293cm" svg:y2="16.655cm">
          <text:p/>
        </draw:lin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tandard Exception Classes</text:p>
          </draw:text-box>
        </draw:frame>
        <draw:frame presentation:style-name="pr2" draw:layer="layout" svg:width="25.199cm" svg:height="17cm" svg:x="1.4cm" svg:y="3cm" presentation:class="outline">
          <draw:text-box>
            <text:list text:style-name="L2">
              <text:list-item>
                <text:p>Live in &lt;stdexcept&gt;</text:p>
              </text:list-item>
            </text:list>
          </draw:text-box>
        </draw:frame>
        <draw:custom-shape draw:style-name="gr27" draw:text-style-name="P3" draw:layer="layout" svg:width="14.006cm" svg:height="15.51cm" svg:x="1.503cm" svg:y="4.652cm">
          <text:p><text:span text:style-name="T2">namespace std</text:span></text:p>
          <text:p><text:span text:style-name="T2">{</text:span></text:p>
          <text:p><text:span text:style-name="T2"><text:s text:c="4"/></text:span><text:span text:style-name="T2">exception;</text:span></text:p>
          <text:p><text:span text:style-name="T2"><text:s text:c="8"/></text:span><text:span text:style-name="T2">bad_cast;</text:span></text:p>
          <text:p><text:span text:style-name="T2"><text:s text:c="8"/></text:span><text:span text:style-name="T2">bad_typeid;</text:span></text:p>
          <text:p><text:span text:style-name="T2"><text:s text:c="8"/></text:span><text:span text:style-name="T2">bad_alloc;</text:span></text:p>
          <text:p><text:span text:style-name="T2"><text:s text:c="8"/></text:span><text:span text:style-name="T2">bad_exception;</text:span></text:p>
          <text:p><text:span text:style-name="T2"><text:s text:c="8"/></text:span><text:span text:style-name="T2">logic_error;</text:span></text:p>
          <text:p><text:span text:style-name="T2"><text:s text:c="12"/></text:span><text:span text:style-name="T2">domain_error;</text:span></text:p>
          <text:p><text:span text:style-name="T2"><text:s text:c="12"/></text:span><text:span text:style-name="T2">invalid_argument;</text:span></text:p>
          <text:p><text:span text:style-name="T2"><text:s text:c="12"/></text:span><text:span text:style-name="T2">length_error;</text:span></text:p>
          <text:p><text:span text:style-name="T2"><text:s text:c="12"/></text:span><text:span text:style-name="T2">out_of_range;</text:span></text:p>
          <text:p><text:span text:style-name="T2"><text:s text:c="8"/></text:span><text:span text:style-name="T2">runtime_error;</text:span></text:p>
          <text:p><text:span text:style-name="T2"><text:s text:c="12"/></text:span><text:span text:style-name="T2">range_error;</text:span></text:p>
          <text:p><text:span text:style-name="T2"><text:s text:c="12"/></text:span><text:span text:style-name="T2">overflow_error;</text:span></text:p>
          <text:p><text:span text:style-name="T2"><text:s text:c="12"/></text:span><text:span text:style-name="T2">underflow_error;</text:span></text:p>
          <text:p><text:span text:style-name="T2"><text:s text:c="8"/></text:span><text:span text:style-name="T2">...</text:span></text:p>
          <text:p><text:span text:style-name="T2">}</text:span></text:p>
          <draw:enhanced-geometry svg:viewBox="0 0 21600 21600" draw:type="rectangle" draw:enhanced-path="M 0 0 L 21600 0 21600 21600 0 21600 0 0 Z N"/>
        </draw:custom-shape>
        <draw:custom-shape draw:style-name="gr28" draw:text-style-name="P7" draw:layer="layout" svg:width="8.832cm" svg:height="1.434cm" svg:x="15.902cm" svg:y="8.851cm">
          <text:p text:style-name="P6"><text:span text:style-name="T4">thrown by new</text:span></text:p>
          <draw:enhanced-geometry svg:viewBox="0 0 21600 21600" draw:mirror-vertical="false" draw:type="mso-spt202" draw:enhanced-path="M 0 0 L 21600 0 21600 21600 0 21600 0 0 Z N"/>
        </draw:custom-shape>
        <draw:custom-shape draw:style-name="gr28" draw:text-style-name="P7" draw:layer="layout" svg:width="8.832cm" svg:height="1.434cm" svg:x="15.902cm" svg:y="7.851cm">
          <text:p text:style-name="P6"><text:span text:style-name="T4">thrown by typeid</text:span></text:p>
          <draw:enhanced-geometry svg:viewBox="0 0 21600 21600" draw:mirror-vertical="false" draw:type="mso-spt202" draw:enhanced-path="M 0 0 L 21600 0 21600 21600 0 21600 0 0 Z N"/>
        </draw:custom-shape>
        <draw:custom-shape draw:style-name="gr28" draw:text-style-name="P7" draw:layer="layout" svg:width="8.832cm" svg:height="1.434cm" svg:x="15.902cm" svg:y="6.851cm">
          <text:p text:style-name="P6"><text:span text:style-name="T4">thrown by dynamic_cast</text:span></text:p>
          <draw:enhanced-geometry svg:viewBox="0 0 21600 21600" draw:mirror-vertical="false" draw:type="mso-spt202" draw:enhanced-path="M 0 0 L 21600 0 21600 21600 0 21600 0 0 Z N"/>
        </draw:custom-shape>
        <draw:custom-shape draw:style-name="gr28" draw:text-style-name="P7" draw:layer="layout" svg:width="8.832cm" svg:height="2.461cm" svg:x="15.902cm" svg:y="10.451cm">
          <text:p text:style-name="P6"><text:span text:style-name="T4">errors in the internal logical of the program</text:span></text:p>
          <draw:enhanced-geometry svg:viewBox="0 0 21600 21600" draw:mirror-vertical="false" draw:type="mso-spt202" draw:enhanced-path="M 0 0 L 21600 0 21600 21600 0 21600 0 0 Z N"/>
        </draw:custom-shape>
        <draw:custom-shape draw:style-name="gr28" draw:text-style-name="P7" draw:layer="layout" svg:width="8.832cm" svg:height="2.461cm" svg:x="15.902cm" svg:y="14.751cm">
          <text:p text:style-name="P6"><text:span text:style-name="T4">errors that can only be determined at runtime</text:span></text:p>
          <draw:enhanced-geometry svg:viewBox="0 0 21600 21600" draw:mirror-vertical="false" draw:type="mso-spt202" draw:enhanced-path="M 0 0 L 21600 0 21600 21600 0 21600 0 0 Z N"/>
        </draw:custom-shape>
        <draw:line draw:style-name="gr15" draw:text-style-name="P8" draw:layer="layout" svg:x1="15.509cm" svg:y1="7.667cm" svg:x2="9.827cm" svg:y2="7.667cm">
          <text:p/>
        </draw:line>
        <draw:line draw:style-name="gr15" draw:text-style-name="P8" draw:layer="layout" svg:x1="15.509cm" svg:y1="8.567cm" svg:x2="10.427cm" svg:y2="8.567cm">
          <text:p/>
        </draw:line>
        <draw:line draw:style-name="gr15" draw:text-style-name="P8" draw:layer="layout" svg:x1="15.509cm" svg:y1="9.367cm" svg:x2="10.427cm" svg:y2="9.367cm">
          <text:p/>
        </draw:line>
        <draw:line draw:style-name="gr15" draw:text-style-name="P8" draw:layer="layout" svg:x1="15.509cm" svg:y1="11.241cm" svg:x2="11.345cm" svg:y2="11.211cm">
          <text:p/>
        </draw:line>
        <draw:line draw:style-name="gr15" draw:text-style-name="P8" draw:layer="layout" svg:x1="15.509cm" svg:y1="15.443cm" svg:x2="12.095cm" svg:y2="15.443cm">
          <text:p/>
        </draw:lin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The exception Base Class</text:p>
          </draw:text-box>
        </draw:frame>
        <draw:frame presentation:style-name="pr2" draw:layer="layout" svg:width="25.199cm" svg:height="17cm" svg:x="1.4cm" svg:y="3cm" presentation:class="outline">
          <draw:text-box>
            <text:list text:style-name="L2">
              <text:list-item>
                <text:p>Lives in &lt;exception&gt;</text:p>
              </text:list-item>
            </text:list>
          </draw:text-box>
        </draw:frame>
        <draw:custom-shape draw:style-name="gr27" draw:text-style-name="P13" draw:layer="layout" svg:width="25.407cm" svg:height="13.201cm" svg:x="1.392cm" svg:y="5.57cm">
          <text:p><text:span text:style-name="T9">namespace std</text:span></text:p>
          <text:p><text:span text:style-name="T9">{</text:span></text:p>
          <text:p><text:span text:style-name="T9"><text:s text:c="4"/></text:span><text:span text:style-name="T9">class exception</text:span></text:p>
          <text:p><text:span text:style-name="T9"><text:s text:c="4"/></text:span><text:span text:style-name="T9">{</text:span></text:p>
          <text:p><text:span text:style-name="T9"><text:s text:c="4"/></text:span><text:span text:style-name="T9">public:</text:span></text:p>
          <text:p><text:span text:style-name="T9"><text:s text:c="8"/></text:span><text:span text:style-name="T9">exception();</text:span></text:p>
          <text:p><text:span text:style-name="T9"><text:s text:c="8"/></text:span><text:span text:style-name="T9">virtual ~exception();</text:span></text:p>
          <text:p><text:span text:style-name="T9"><text:s text:c="8"/></text:span><text:span text:style-name="T9">exception(const exception &amp;);</text:span></text:p>
          <text:p><text:span text:style-name="T9"><text:s text:c="8"/></text:span><text:span text:style-name="T9">exception &amp; operator=(const exception &amp;);</text:span></text:p>
          <text:p><text:span text:style-name="T9"><text:s text:c="8"/></text:span><text:span text:style-name="T9">virtual const char * what() const;</text:span></text:p>
          <text:p><text:span text:style-name="T9"><text:s text:c="4"/></text:span><text:span text:style-name="T9">private:</text:span></text:p>
          <text:p><text:span text:style-name="T9"><text:s text:c="8"/></text:span><text:span text:style-name="T9">...</text:span></text:p>
          <text:p><text:span text:style-name="T9"><text:s text:c="4"/></text:span><text:span text:style-name="T9">};</text:span></text:p>
          <text:p><text:span text:style-name="T9">}</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Refined test</text:p>
          </draw:text-box>
        </draw:frame>
        <draw:frame presentation:style-name="pr2" draw:layer="layout" svg:width="25.199cm" svg:height="17cm" svg:x="1.013cm" svg:y="3cm" presentation:class="outline" presentation:user-transformed="true">
          <draw:text-box>
            <text:list text:style-name="L2">
              <text:list-item>
                <text:p>This test passes only if a <text:span text:style-name="T10">specific</text:span> exception is thrown with a <text:span text:style-name="T10">specific</text:span> diagnostic string</text:p>
              </text:list-item>
            </text:list>
          </draw:text-box>
        </draw:frame>
        <draw:custom-shape draw:style-name="gr29" draw:text-style-name="P14" draw:layer="layout" svg:width="23.149cm" svg:height="13.39cm" svg:x="2.863cm" svg:y="6.347cm">
          <text:p><text:span text:style-name="T11">void average_of_empty_vector_throws()</text:span></text:p>
          <text:p><text:span text:style-name="T11">{</text:span></text:p>
          <text:p><text:span text:style-name="T11"><text:s text:c="4"/></text:span><text:span text:style-name="T11">std::vector&lt;double&gt; empty;</text:span></text:p>
          <text:p><text:span text:style-name="T11"><text:s text:c="4"/></text:span><text:span text:style-name="T11">try</text:span></text:p>
          <text:p><text:span text:style-name="T11"><text:s text:c="4"/></text:span><text:span text:style-name="T11">{</text:span></text:p>
          <text:p><text:span text:style-name="T11"><text:s text:c="8"/></text:span><text:span text:style-name="T11">average(empty);</text:span></text:p>
          <text:p><text:span text:style-name="T11"><text:s text:c="8"/></text:span><text:span text:style-name="T11">assert(false);</text:span></text:p>
          <text:p><text:span text:style-name="T11"><text:s text:c="4"/></text:span><text:span text:style-name="T11">}</text:span></text:p>
          <text:p><text:span text:style-name="T11"><text:s text:c="4"/></text:span><text:span text:style-name="T11">catch (std::invalid_argument &amp; error)</text:span></text:p>
          <text:p><text:span text:style-name="T11"><text:s text:c="4"/></text:span><text:span text:style-name="T11">{</text:span></text:p>
          <text:p><text:span text:style-name="T11"><text:s text:c="8"/></text:span><text:span text:style-name="T11">assert(error.what() == std::string(“empty”));</text:span></text:p>
          <text:p><text:span text:style-name="T11"><text:s text:c="4"/></text:span><text:span text:style-name="T11">}</text:span></text:p>
          <text:p><text:span text:style-name="T11"><text:s text:c="4"/></text:span><text:span text:style-name="T11">catch (...)</text:span></text:p>
          <text:p><text:span text:style-name="T11"><text:s text:c="4"/></text:span><text:span text:style-name="T11">{</text:span></text:p>
          <text:p><text:span text:style-name="T11"><text:s text:c="8"/></text:span><text:span text:style-name="T11">assert(false);</text:span></text:p>
          <text:p><text:span text:style-name="T11"><text:s text:c="4"/></text:span><text:span text:style-name="T11">}</text:span></text:p>
          <text:p><text:span text:style-name="T11">}</text:span></text:p>
          <draw:enhanced-geometry svg:viewBox="0 0 21600 21600" draw:type="rectangle" draw:enhanced-path="M 0 0 L 21600 0 21600 21600 0 21600 0 0 Z N"/>
        </draw:custom-shape>
        <draw:line draw:style-name="gr15" draw:text-style-name="P8" draw:layer="layout" svg:x1="12.826cm" svg:y1="16.189cm" svg:x2="12.781cm" svg:y2="14.889cm">
          <text:p/>
        </draw:line>
        <draw:custom-shape draw:style-name="gr23" draw:text-style-name="P8" draw:layer="layout" svg:width="2.5cm" svg:height="4.5cm" svg:x="22.544cm" svg:y="7.277cm">
          <text:p/>
          <draw:enhanced-geometry svg:viewBox="0 0 21600 21600" draw:type="rectangle" draw:enhanced-path="M 0 0 L 21600 0 21600 21600 0 21600 0 0 Z N"/>
        </draw:custom-shape>
        <draw:custom-shape draw:style-name="gr24" draw:text-style-name="P8" draw:layer="layout" svg:width="1.5cm" svg:height="1.5cm" svg:x="23.044cm" svg:y="7.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8" draw:layer="layout" svg:width="1.5cm" svg:height="1.5cm" svg:x="23.044cm" svg:y="9.7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9"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verage</text:p>
          </draw:text-box>
        </draw:frame>
        <draw:frame presentation:style-name="pr2" draw:layer="layout" svg:width="25.199cm" svg:height="17cm" svg:x="1.5cm" svg:y="3cm" presentation:class="outline" presentation:user-transformed="true">
          <draw:text-box>
            <text:list text:style-name="L2">
              <text:list-item>
                <text:p>Modified to make the test pass</text:p>
              </text:list-item>
            </text:list>
          </draw:text-box>
        </draw:frame>
        <draw:custom-shape draw:style-name="gr13" draw:text-style-name="P3" draw:layer="layout" svg:width="24.716cm" svg:height="12.102cm" svg:x="1.797cm" svg:y="5.377cm">
          <text:p><text:span text:style-name="T2">#include &lt;stdexcept&gt;</text:span></text:p>
          <text:p><text:span text:style-name="T2"/></text:p>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throw </text:span><text:span text:style-name="T12">std::invalid_argument(“empty”)</text:span><text:span text:style-name="T2">;</text:span></text:p>
          <text:p><text:span text:style-name="T2"><text:s text:c="4"/></text:span><text:span text:style-name="T2">else</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line draw:style-name="gr15" draw:text-style-name="P8" draw:layer="layout" svg:x1="26.333cm" svg:y1="10.122cm" svg:x2="23.04cm" svg:y2="10.176cm">
          <text:p/>
        </draw:line>
        <draw:custom-shape draw:style-name="gr23" draw:text-style-name="P8" draw:layer="layout" svg:width="2.5cm" svg:height="4.5cm" svg:x="23.213cm" svg:y="14.304cm">
          <text:p/>
          <draw:enhanced-geometry svg:viewBox="0 0 21600 21600" draw:type="rectangle" draw:enhanced-path="M 0 0 L 21600 0 21600 21600 0 21600 0 0 Z N"/>
        </draw:custom-shape>
        <draw:custom-shape draw:style-name="gr30" draw:text-style-name="P8" draw:layer="layout" svg:width="1.5cm" svg:height="1.5cm" svg:x="23.713cm" svg:y="14.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8" draw:layer="layout" svg:width="1.5cm" svg:height="1.5cm" svg:x="23.713cm" svg:y="16.8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9"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Object Lifetime</text:p>
          </draw:text-box>
        </draw:frame>
        <draw:frame presentation:style-name="pr2" draw:layer="layout" svg:width="25.199cm" svg:height="17cm" svg:x="1.4cm" svg:y="3cm" presentation:class="outline">
          <draw:text-box>
            <text:list text:style-name="L2">
              <text:list-item>
                <text:p>A fully constructed object will have it's destructor called automatically when it goes out of scope - regardless of how it goes out of scope</text:p>
              </text:list-item>
            </text:list>
          </draw:text-box>
        </draw:frame>
        <draw:custom-shape draw:style-name="gr32" draw:text-style-name="P13" draw:layer="layout" svg:width="9.684cm" svg:height="3.891cm" svg:x="2.716cm" svg:y="9.509cm">
          <text:p><text:span text:style-name="T9">void f()</text:span></text:p>
          <text:p><text:span text:style-name="T9">{</text:span></text:p>
          <text:p><text:span text:style-name="T9"><text:s text:c="4"/></text:span><text:span text:style-name="T9">wibble w;</text:span></text:p>
          <text:p><text:span text:style-name="T9">}</text:span></text:p>
          <draw:enhanced-geometry svg:viewBox="0 0 21600 21600" draw:type="rectangle" draw:enhanced-path="M 0 0 L 21600 0 21600 21600 0 21600 0 0 Z N"/>
        </draw:custom-shape>
        <draw:custom-shape draw:style-name="gr33" draw:text-style-name="P13" draw:layer="layout" svg:width="9.684cm" svg:height="4.822cm" svg:x="15.4cm" svg:y="12.578cm">
          <text:p><text:span text:style-name="T9">void f()</text:span></text:p>
          <text:p><text:span text:style-name="T9">{</text:span></text:p>
          <text:p><text:span text:style-name="T9"><text:s text:c="4"/></text:span><text:span text:style-name="T9">wibble w;</text:span></text:p>
          <text:p><text:span text:style-name="T9"><text:s text:c="4"/></text:span><text:span text:style-name="T9">throw ...;</text:span></text:p>
          <text:p><text:span text:style-name="T9">}</text:span></text:p>
          <draw:enhanced-geometry svg:viewBox="0 0 21600 21600" draw:type="rectangle" draw:enhanced-path="M 0 0 L 21600 0 21600 21600 0 21600 0 0 Z N"/>
        </draw:custom-shape>
        <draw:line draw:style-name="gr11" draw:text-style-name="P8" draw:layer="layout" svg:x1="23.002cm" svg:y1="15.9cm" svg:x2="25.1cm" svg:y2="15.9cm">
          <text:p/>
        </draw:line>
        <draw:line draw:style-name="gr14" draw:text-style-name="P8" draw:layer="layout" svg:x1="25.2cm" svg:y1="15.9cm" svg:x2="26.2cm" svg:y2="15.9cm">
          <text:p/>
        </draw:line>
        <draw:line draw:style-name="gr12" draw:text-style-name="P8" draw:layer="layout" svg:x1="26.2cm" svg:y1="15.9cm" svg:x2="26.2cm" svg:y2="11.9cm">
          <text:p/>
        </draw:line>
        <draw:custom-shape draw:style-name="gr20" draw:text-style-name="P5" draw:layer="layout" svg:width="1.743cm" svg:height="1.397cm" svg:x="15.157cm" svg:y="13.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8" draw:layer="layout" svg:x1="13.993cm" svg:y1="9.939cm" svg:x2="14cm" svg:y2="14cm">
          <text:p/>
        </draw:line>
        <draw:line draw:style-name="gr14" draw:text-style-name="P8" draw:layer="layout" svg:x1="15cm" svg:y1="14cm" svg:x2="14cm" svg:y2="14cm">
          <text:p/>
        </draw:line>
        <draw:line draw:style-name="gr12" draw:text-style-name="P8" draw:layer="layout" svg:x1="14cm" svg:y1="9.939cm" svg:x2="16.5cm" svg:y2="9.939cm">
          <text:p/>
        </draw:line>
        <draw:custom-shape draw:style-name="gr34" draw:text-style-name="P13" draw:layer="layout" svg:width="6.5cm" svg:height="1.098cm" svg:x="16.83cm" svg:y="9.472cm">
          <text:p><text:span text:style-name="T9">w.~wibble()</text:span></text:p>
          <draw:enhanced-geometry svg:viewBox="0 0 21600 21600" draw:type="rectangle" draw:enhanced-path="M 0 0 L 21600 0 21600 21600 0 21600 0 0 Z N"/>
        </draw:custom-shape>
        <draw:custom-shape draw:style-name="gr20" draw:text-style-name="P5" draw:layer="layout" svg:width="1.743cm" svg:height="1.397cm" svg:x="2.358cm" svg:y="12.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8" draw:layer="layout" svg:x1="2.3cm" svg:y1="12.9cm" svg:x2="1cm" svg:y2="12.9cm">
          <text:p/>
        </draw:line>
        <draw:line draw:style-name="gr14" draw:text-style-name="P8" draw:layer="layout" svg:x1="1cm" svg:y1="12.9cm" svg:x2="1cm" svg:y2="16.9cm">
          <text:p/>
        </draw:line>
        <draw:line draw:style-name="gr12" draw:text-style-name="P8" draw:layer="layout" svg:x1="1cm" svg:y1="16.9cm" svg:x2="4.5cm" svg:y2="16.9cm">
          <text:p/>
        </draw:line>
        <draw:custom-shape draw:style-name="gr35" draw:text-style-name="P13" draw:layer="layout" svg:width="6.5cm" svg:height="1.098cm" svg:x="4.7cm" svg:y="16.4cm">
          <text:p><text:span text:style-name="T9">w.~wibble()</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9"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Resource Acquisition is Initialization</text:p>
          </draw:text-box>
        </draw:frame>
        <draw:frame presentation:style-name="pr2" draw:layer="layout" svg:width="25.199cm" svg:height="17cm" svg:x="1.4cm" svg:y="3cm" presentation:class="outline" presentation:user-transformed="true">
          <draw:text-box>
            <text:list text:style-name="L2">
              <text:list-item>
                <text:p>Acquire a resource in a constructor so you can <text:span text:style-name="T10">automatically</text:span> release it in the destructor</text:p>
              </text:list-item>
            </text:list>
          </draw:text-box>
        </draw:frame>
        <draw:custom-shape draw:style-name="gr36" draw:text-style-name="P14" draw:layer="layout" svg:width="15.416cm" svg:height="12.954cm" svg:x="1.4cm" svg:y="6.704cm">
          <text:p><text:span text:style-name="T11">class auto_mutex</text:span></text:p>
          <text:p><text:span text:style-name="T11">{</text:span></text:p>
          <text:p><text:span text:style-name="T11">public:</text:span></text:p>
          <text:p><text:span text:style-name="T11"><text:s text:c="4"/></text:span><text:span text:style-name="T11">auto_mutex(mutex &amp; lock)</text:span></text:p>
          <text:p><text:span text:style-name="T11"><text:s text:c="8"/></text:span><text:span text:style-name="T11">: lock(lock) </text:span></text:p>
          <text:p><text:span text:style-name="T11"><text:s text:c="4"/></text:span><text:span text:style-name="T11">{</text:span></text:p>
          <text:p><text:span text:style-name="T11"><text:s text:c="8"/></text:span><text:span text:style-name="T11">lock.acquire();</text:span></text:p>
          <text:p><text:span text:style-name="T11"><text:s text:c="4"/></text:span><text:span text:style-name="T11">}</text:span></text:p>
          <text:p><text:span text:style-name="T11"><text:s text:c="4"/></text:span><text:span text:style-name="T11">~auto_mutex()</text:span></text:p>
          <text:p><text:span text:style-name="T11"><text:s text:c="4"/></text:span><text:span text:style-name="T11">{</text:span></text:p>
          <text:p><text:span text:style-name="T11"><text:s text:c="8"/></text:span><text:span text:style-name="T11">lock.release();</text:span></text:p>
          <text:p><text:span text:style-name="T11"><text:s text:c="4"/></text:span><text:span text:style-name="T11">}</text:span></text:p>
          <text:p><text:span text:style-name="T11"><text:s text:c="4"/></text:span><text:span text:style-name="T11">...</text:span></text:p>
          <text:p><text:span text:style-name="T11">private:</text:span></text:p>
          <text:p><text:span text:style-name="T11"><text:s text:c="4"/></text:span><text:span text:style-name="T11">mutex &amp; lock;</text:span></text:p>
          <text:p><text:span text:style-name="T11">};</text:span></text:p>
          <draw:enhanced-geometry svg:viewBox="0 0 21600 21600" draw:type="rectangle" draw:enhanced-path="M 0 0 L 21600 0 21600 21600 0 21600 0 0 Z N"/>
        </draw:custom-shape>
        <draw:custom-shape draw:style-name="gr37" draw:text-style-name="P3" draw:layer="layout" svg:width="12.527cm" svg:height="4.434cm" svg:x="13.662cm" svg:y="10.934cm">
          <text:p><text:span text:style-name="T2">void f()</text:span></text:p>
          <text:p><text:span text:style-name="T2">{</text:span></text:p>
          <text:p><text:span text:style-name="T2"><text:s text:c="4"/></text:span><text:span text:style-name="T2">auto_mutex lock(key);</text:span></text:p>
          <text:p><text:span text:style-name="T2"><text:s text:c="4"/></text:span><text:span text:style-name="T2">...</text:span><text:span text:style-name="T8">exception</text:span><text:span text:style-name="T2">?... <text:s/></text:span></text:p>
          <text:p><text:span text:style-name="T2">}</text:span></text:p>
          <draw:enhanced-geometry svg:viewBox="0 0 21600 21600" draw:type="rectangle" draw:enhanced-path="M 0 0 L 21600 0 21600 21600 0 21600 0 0 Z N"/>
        </draw:custom-shape>
        <draw:custom-shape draw:style-name="gr20" draw:text-style-name="P5" draw:layer="layout" svg:width="1.743cm" svg:height="1.397cm" svg:x="13.159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5" draw:layer="layout" svg:width="1.743cm" svg:height="1.397cm" svg:x="13.16cm" svg:y="1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8" draw:layer="layout" svg:x1="13.16cm" svg:y1="12.365cm" svg:x2="12.483cm" svg:y2="12.365cm">
          <text:p/>
        </draw:line>
        <draw:line draw:style-name="gr11" draw:text-style-name="P8" draw:layer="layout" svg:x1="13.161cm" svg:y1="14.865cm" svg:x2="12.484cm" svg:y2="14.865cm">
          <text:p/>
        </draw:line>
        <draw:line draw:style-name="gr11" draw:text-style-name="P8" draw:layer="layout" svg:x1="12.537cm" svg:y1="14.865cm" svg:x2="12.537cm" svg:y2="17.009cm">
          <text:p/>
        </draw:line>
        <draw:custom-shape draw:style-name="gr38" draw:text-style-name="P13" draw:layer="layout" svg:width="9.651cm" svg:height="1.098cm" svg:x="15.429cm" svg:y="16.5cm">
          <text:p><text:span text:style-name="T9">lock.~auto_mutex()</text:span></text:p>
          <draw:enhanced-geometry svg:viewBox="0 0 21600 21600" draw:type="rectangle" draw:enhanced-path="M 0 0 L 21600 0 21600 21600 0 21600 0 0 Z N"/>
        </draw:custom-shape>
        <draw:line draw:style-name="gr15" draw:text-style-name="P8" draw:layer="layout" svg:x1="12.483cm" svg:y1="17.009cm" svg:x2="15.429cm" svg:y2="17.009cm">
          <text:p/>
        </draw:line>
        <draw:custom-shape draw:style-name="gr38" draw:text-style-name="P13" draw:layer="layout" svg:width="9.651cm" svg:height="1.098cm" svg:x="15.405cm" svg:y="6.918cm">
          <text:p><text:span text:style-name="T9">lock.~auto_mutex()</text:span></text:p>
          <draw:enhanced-geometry svg:viewBox="0 0 21600 21600" draw:type="rectangle" draw:enhanced-path="M 0 0 L 21600 0 21600 21600 0 21600 0 0 Z N"/>
        </draw:custom-shape>
        <draw:line draw:style-name="gr11" draw:text-style-name="P8" draw:layer="layout" svg:x1="12.483cm" svg:y1="12.365cm" svg:x2="12.483cm" svg:y2="7.505cm">
          <text:p/>
        </draw:line>
        <draw:line draw:style-name="gr15" draw:text-style-name="P8" draw:layer="layout" svg:x1="12.483cm" svg:y1="7.505cm" svg:x2="15.405cm" svg:y2="7.505cm">
          <text:p/>
        </draw:line>
        <draw:line draw:style-name="gr15" draw:text-style-name="P8" draw:layer="layout" svg:x1="1.987cm" svg:y1="14.947cm" svg:x2="4.946cm" svg:y2="14.947cm">
          <text:p/>
        </draw:lin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9"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ad Smells</text:p>
          </draw:text-box>
        </draw:frame>
        <draw:frame presentation:style-name="pr2" draw:layer="layout" svg:width="25.199cm" svg:height="17cm" svg:x="1.4cm" svg:y="3cm" presentation:class="outline" presentation:placeholder="true" presentation:user-transformed="true">
          <draw:text-box/>
        </draw:frame>
        <draw:custom-shape draw:style-name="gr39" draw:text-style-name="P13" draw:layer="layout" svg:width="15.75cm" svg:height="2.96cm" svg:x="2.46cm" svg:y="12.694cm">
          <text:p><text:span text:style-name="T9">catch (std::exception &amp; error)</text:span></text:p>
          <text:p><text:span text:style-name="T9">{</text:span></text:p>
          <text:p><text:span text:style-name="T9">}</text:span></text:p>
          <draw:enhanced-geometry svg:viewBox="0 0 21600 21600" draw:type="rectangle" draw:enhanced-path="M 0 0 L 21600 0 21600 21600 0 21600 0 0 Z N"/>
        </draw:custom-shape>
        <draw:custom-shape draw:style-name="gr40" draw:text-style-name="P13" draw:layer="layout" svg:width="20.325cm" svg:height="1.211cm" svg:x="2.568cm" svg:y="5.433cm">
          <text:p><text:span text:style-name="T9">throw new std::invalid_argument(“...”);</text:span></text:p>
          <draw:enhanced-geometry svg:viewBox="0 0 21600 21600" draw:type="rectangle" draw:enhanced-path="M 0 0 L 21600 0 21600 21600 0 21600 0 0 Z N"/>
        </draw:custom-shape>
        <draw:custom-shape draw:style-name="gr41" draw:text-style-name="P13" draw:layer="layout" svg:width="14.733cm" svg:height="4.035cm" svg:x="2.538cm" svg:y="7.713cm">
          <text:p><text:span text:style-name="T9">catch (std::exception error)</text:span></text:p>
          <text:p><text:span text:style-name="T9">{</text:span></text:p>
          <text:p><text:span text:style-name="T9"><text:s text:c="4"/></text:span><text:span text:style-name="T13">// ...</text:span></text:p>
          <text:p><text:span text:style-name="T9">}</text:span></text:p>
          <draw:enhanced-geometry svg:viewBox="0 0 21600 21600" draw:type="rectangle" draw:enhanced-path="M 0 0 L 21600 0 21600 21600 0 21600 0 0 Z N"/>
        </draw:custom-shape>
        <draw:line draw:style-name="gr12" draw:text-style-name="P8" draw:layer="layout" svg:x1="6.861cm" svg:y1="4.081cm" svg:x2="6.861cm" svg:y2="5.433cm">
          <text:p/>
        </draw:line>
        <draw:custom-shape draw:style-name="gr42" draw:text-style-name="P13" draw:layer="layout" svg:width="11.684cm" svg:height="2.96cm" svg:x="2.492cm" svg:y="16.554cm">
          <text:p><text:span text:style-name="T9">catch (...)</text:span></text:p>
          <text:p><text:span text:style-name="T9">{</text:span></text:p>
          <text:p><text:span text:style-name="T9">}</text:span></text:p>
          <draw:enhanced-geometry svg:viewBox="0 0 21600 21600" draw:type="rectangle" draw:enhanced-path="M 0 0 L 21600 0 21600 21600 0 21600 0 0 Z N"/>
        </draw:custom-shape>
        <draw:line draw:style-name="gr15" draw:text-style-name="P8" draw:layer="layout" svg:x1="13.723cm" svg:y1="9.956cm" svg:x2="13.723cm" svg:y2="8.611cm">
          <text:p/>
        </draw:line>
        <draw:custom-shape draw:style-name="gr43" draw:text-style-name="P15" draw:layer="layout" svg:width="16.648cm" svg:height="2.969cm" svg:x="5.954cm" svg:y="2.631cm">
          <text:p text:style-name="P6"><text:span text:style-name="T14">throwing new'd objects (drop the new)</text:span></text:p>
          <draw:enhanced-geometry svg:viewBox="0 0 21600 21600" draw:mirror-vertical="false" draw:type="mso-spt202" draw:enhanced-path="M 0 0 L 21600 0 21600 21600 0 21600 0 0 Z N"/>
        </draw:custom-shape>
        <draw:custom-shape draw:style-name="gr44" draw:text-style-name="P15" draw:layer="layout" svg:width="9.207cm" svg:height="4.323cm" svg:x="18.687cm" svg:y="8.31cm">
          <text:p text:style-name="P6"><text:span text:style-name="T14">catching by copy (catch by reference)</text:span></text:p>
          <draw:enhanced-geometry svg:viewBox="0 0 21600 21600" draw:mirror-vertical="false" draw:type="mso-spt202" draw:enhanced-path="M 0 0 L 21600 0 21600 21600 0 21600 0 0 Z N"/>
        </draw:custom-shape>
        <draw:line draw:style-name="gr11" draw:text-style-name="P8" draw:layer="layout" svg:x1="13.723cm" svg:y1="9.956cm" svg:x2="17.271cm" svg:y2="9.911cm">
          <text:p/>
        </draw:line>
        <draw:line draw:style-name="gr14" draw:text-style-name="P8" draw:layer="layout" svg:x1="17.271cm" svg:y1="9.949cm" svg:x2="18.656cm" svg:y2="9.949cm">
          <text:p/>
        </draw:line>
        <draw:custom-shape draw:style-name="gr45" draw:text-style-name="P15" draw:layer="layout" svg:width="6.674cm" svg:height="4.784cm" svg:x="19.925cm" svg:y="14.561cm">
          <text:p text:style-name="P6"><text:span text:style-name="T14">catching an exception and </text:span></text:p>
          <text:p text:style-name="P6"><text:span text:style-name="T14">doing nothing</text:span></text:p>
          <draw:enhanced-geometry svg:viewBox="0 0 21600 21600" draw:mirror-vertical="false" draw:type="mso-spt202" draw:enhanced-path="M 0 0 L 21600 0 21600 21600 0 21600 0 0 Z N"/>
        </draw:custom-shape>
        <draw:line draw:style-name="gr14" draw:text-style-name="P8" draw:layer="layout" svg:x1="19.866cm" svg:y1="18.259cm" svg:x2="14.176cm" svg:y2="18.304cm">
          <text:p/>
        </draw:line>
        <draw:line draw:style-name="gr14" draw:text-style-name="P8" draw:layer="layout" svg:x1="16.593cm" svg:y1="18.297cm" svg:x2="16.593cm" svg:y2="15.654cm">
          <text:p/>
        </draw:line>
        <draw:line draw:style-name="gr15" draw:text-style-name="P8" draw:layer="layout" svg:x1="14.176cm" svg:y1="18.387cm" svg:x2="11.077cm" svg:y2="18.342cm">
          <text:p/>
        </draw:line>
        <draw:line draw:style-name="gr11" draw:text-style-name="P8" draw:layer="layout" svg:x1="16.596cm" svg:y1="15.654cm" svg:x2="16.596cm" svg:y2="14.62cm">
          <text:p/>
        </draw:line>
        <draw:line draw:style-name="gr15" draw:text-style-name="P8" draw:layer="layout" svg:x1="16.596cm" svg:y1="14.62cm" svg:x2="13.947cm" svg:y2="14.62cm">
          <text:p/>
        </draw:line>
        <presentation:notes draw:style-name="dp2">
          <draw:page-thumbnail draw:style-name="gr1" draw:layer="layout" svg:width="14.848cm" svg:height="11.136cm" svg:x="3.075cm" svg:y="2.257cm" draw:page-number="15" presentation:class="page"/>
          <draw:frame presentation:style-name="pr3" draw:text-style-name="P9"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Two models for iteration...</text:p>
              </text:list-item>
            </text:list>
          </draw:text-box>
        </draw:frame>
        <draw:custom-shape draw:style-name="gr46" draw:text-style-name="P13" draw:layer="layout" svg:width="16.767cm" svg:height="4.822cm" svg:x="2.646cm" svg:y="5.045cm">
          <text:p><text:span text:style-name="T9">int array[42];</text:span></text:p>
          <text:p><text:span text:style-name="T9">for (int at = 0; at != 42; at++)</text:span></text:p>
          <text:p><text:span text:style-name="T9">{</text:span></text:p>
          <text:p><text:span text:style-name="T9"><text:s text:c="5"/></text:span><text:span text:style-name="T9">eg(array</text:span><text:span text:style-name="T15">[</text:span><text:span text:style-name="T9">at</text:span><text:span text:style-name="T15">]</text:span><text:span text:style-name="T9">);</text:span></text:p>
          <text:p><text:span text:style-name="T9">}</text:span></text:p>
          <draw:enhanced-geometry svg:viewBox="0 0 21600 21600" draw:type="rectangle" draw:enhanced-path="M 0 0 L 21600 0 21600 21600 0 21600 0 0 Z N"/>
        </draw:custom-shape>
        <draw:custom-shape draw:style-name="gr47" draw:text-style-name="P13" draw:layer="layout" svg:width="16.767cm" svg:height="7.615cm" svg:x="2.656cm" svg:y="11.372cm">
          <text:p><text:span text:style-name="T9">int array[42];</text:span></text:p>
          <text:p><text:span text:style-name="T9">typedef int * iterator;</text:span></text:p>
          <text:p><text:span text:style-name="T9">for (iterator pos = &amp;array[0]; </text:span></text:p>
          <text:p><text:span text:style-name="T9"><text:s text:c="5"/></text:span><text:span text:style-name="T9">pos </text:span><text:span text:style-name="T15">!=</text:span><text:span text:style-name="T9"> &amp;array[42]; </text:span></text:p>
          <text:p><text:span text:style-name="T9"><text:s text:c="5"/></text:span><text:span text:style-name="T9">pos</text:span><text:span text:style-name="T15">++</text:span><text:span text:style-name="T9">)</text:span></text:p>
          <text:p><text:span text:style-name="T9">{</text:span></text:p>
          <text:p><text:span text:style-name="T9"><text:s text:c="5"/></text:span><text:span text:style-name="T9">eg(</text:span><text:span text:style-name="T15">*</text:span><text:span text:style-name="T9">pos);</text:span></text:p>
          <text:p><text:span text:style-name="T9">}</text:span></text:p>
          <draw:enhanced-geometry svg:viewBox="0 0 21600 21600" draw:type="rectangle" draw:enhanced-path="M 0 0 L 21600 0 21600 21600 0 21600 0 0 Z N"/>
        </draw:custom-shape>
        <draw:custom-shape draw:style-name="gr48" draw:text-style-name="P15" draw:layer="layout" svg:width="4.509cm" svg:height="2.969cm" svg:x="21.144cm" svg:y="6.698cm">
          <text:p text:style-name="P6"><text:span text:style-name="T14">random</text:span></text:p>
          <text:p text:style-name="P6"><text:span text:style-name="T14">access</text:span></text:p>
          <draw:enhanced-geometry svg:viewBox="0 0 21600 21600" draw:mirror-vertical="false" draw:type="mso-spt202" draw:enhanced-path="M 0 0 L 21600 0 21600 21600 0 21600 0 0 Z N"/>
        </draw:custom-shape>
        <draw:custom-shape draw:style-name="gr43" draw:text-style-name="P15" draw:layer="layout" svg:width="6.231cm" svg:height="2.969cm" svg:x="21.145cm" svg:y="13.181cm">
          <text:p text:style-name="P6"><text:span text:style-name="T14">sequential</text:span></text:p>
          <text:p text:style-name="P6"><text:span text:style-name="T14">access</text:span></text:p>
          <draw:enhanced-geometry svg:viewBox="0 0 21600 21600" draw:mirror-vertical="false" draw:type="mso-spt202" draw:enhanced-path="M 0 0 L 21600 0 21600 21600 0 21600 0 0 Z N"/>
        </draw:custom-shape>
        <draw:line draw:style-name="gr12" draw:text-style-name="P8" draw:layer="layout" svg:x1="21.113cm" svg:y1="8.369cm" svg:x2="19.413cm" svg:y2="8.369cm">
          <text:p/>
        </draw:line>
        <draw:line draw:style-name="gr12" draw:text-style-name="P8" draw:layer="layout" svg:x1="21.113cm" svg:y1="14.769cm" svg:x2="19.413cm" svg:y2="14.769cm">
          <text:p/>
        </draw:line>
        <presentation:notes draw:style-name="dp2">
          <draw:page-thumbnail draw:style-name="gr1" draw:layer="layout" svg:width="14.848cm" svg:height="11.136cm" svg:x="3.075cm" svg:y="2.257cm" draw:page-number="16" presentation:class="page"/>
          <draw:frame presentation:style-name="pr3" draw:text-style-name="P9"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C++ iterators follow the sequential model</text:p>
              </text:list-item>
            </text:list>
          </draw:text-box>
        </draw:frame>
        <draw:custom-shape draw:style-name="gr49" draw:text-style-name="P13" draw:layer="layout" svg:width="24.391cm" svg:height="9.477cm" svg:x="1.073cm" svg:y="4.898cm">
          <text:p><text:span text:style-name="T9">typedef std::list&lt;int&gt; container;</text:span></text:p>
          <text:p><text:span text:style-name="T9"/></text:p>
          <text:p><text:span text:style-name="T9">container values;</text:span></text:p>
          <text:p><text:span text:style-name="T9">for (container::iterator pos = values.begin(); </text:span></text:p>
          <text:p><text:span text:style-name="T9"><text:s text:c="5"/></text:span><text:span text:style-name="T9">pos </text:span><text:span text:style-name="T15">!=</text:span><text:span text:style-name="T9"> values.end(); </text:span></text:p>
          <text:p><text:span text:style-name="T9"><text:s text:c="5"/></text:span><text:span text:style-name="T9">pos</text:span><text:span text:style-name="T15">++</text:span><text:span text:style-name="T9">)</text:span></text:p>
          <text:p><text:span text:style-name="T9">{</text:span></text:p>
          <text:p><text:span text:style-name="T9"><text:s text:c="5"/></text:span><text:span text:style-name="T9">eg(</text:span><text:span text:style-name="T15">*</text:span><text:span text:style-name="T9">pos);</text:span></text:p>
          <text:p><text:span text:style-name="T9"><text:s text:c="5"/></text:span><text:span text:style-name="T9">...</text:span></text:p>
          <text:p><text:span text:style-name="T9">}</text:span></text:p>
          <draw:enhanced-geometry svg:viewBox="0 0 21600 21600" draw:type="rectangle" draw:enhanced-path="M 0 0 L 21600 0 21600 21600 0 21600 0 0 Z N"/>
        </draw:custom-shape>
        <draw:custom-shape draw:style-name="gr50" draw:text-style-name="P3" draw:layer="layout" svg:width="17.266cm" svg:height="6.99cm" svg:x="9.085cm" svg:y="11.322cm">
          <text:p><text:span text:style-name="T2">class iterator</text:span></text:p>
          <text:p><text:span text:style-name="T2">{ <text:s text:c="2"/></text:span></text:p>
          <text:p><text:span text:style-name="T2"><text:s text:c="4"/></text:span><text:span text:style-name="T2">...</text:span></text:p>
          <text:p><text:span text:style-name="T2"><text:s text:c="4"/></text:span><text:span text:style-name="T2">operator</text:span><text:span text:style-name="T16">*</text:span><text:span text:style-name="T2">()</text:span></text:p>
          <text:p><text:span text:style-name="T2"><text:s text:c="4"/></text:span><text:span text:style-name="T2">operator</text:span><text:span text:style-name="T16">++</text:span><text:span text:style-name="T2">()</text:span></text:p>
          <text:p><text:span text:style-name="T2">};</text:span></text:p>
          <text:p><text:span text:style-name="T2">bool operator==(iterator, iterator);</text:span></text:p>
          <text:p><text:span text:style-name="T2">bool operator</text:span><text:span text:style-name="T16">!=</text:span><text:span text:style-name="T2">(iterator, iterator);</text:span></text:p>
          <draw:enhanced-geometry svg:viewBox="0 0 21600 21600" draw:type="rectangle" draw:enhanced-path="M 0 0 L 21600 0 21600 21600 0 21600 0 0 Z N"/>
        </draw:custom-shape>
        <draw:line draw:style-name="gr11" draw:text-style-name="P8" draw:layer="layout" svg:x1="11.86cm" svg:y1="7.937cm" svg:x2="11.86cm" svg:y2="6.592cm">
          <text:p/>
        </draw:line>
        <draw:line draw:style-name="gr11" draw:text-style-name="P8" draw:layer="layout" svg:x1="11.815cm" svg:y1="6.543cm" svg:x2="14.288cm" svg:y2="6.543cm">
          <text:p/>
        </draw:line>
        <draw:line draw:style-name="gr15" draw:text-style-name="P8" draw:layer="layout" svg:x1="14.288cm" svg:y1="6.543cm" svg:x2="14.268cm" svg:y2="11.322cm">
          <text:p/>
        </draw:lin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9"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egin() and end()</text:p>
          </draw:text-box>
        </draw:frame>
        <draw:frame presentation:style-name="pr2" draw:layer="layout" svg:width="25.199cm" svg:height="17cm" svg:x="1.4cm" svg:y="3cm" presentation:class="outline">
          <draw:text-box>
            <text:list text:style-name="L2">
              <text:list-item>
                <text:p>Container classes offer begin() and end() member functions</text:p>
              </text:list-item>
              <text:list-item>
                <text:p>end() returns an iterator <text:span text:style-name="T10">one-beyond-the-end</text:span></text:p>
              </text:list-item>
            </text:list>
          </draw:text-box>
        </draw:frame>
        <draw:custom-shape draw:style-name="gr51" draw:text-style-name="P3" draw:layer="layout" svg:width="16.729cm" svg:height="11.25cm" svg:x="1.926cm" svg:y="8.23cm">
          <text:p><text:span text:style-name="T2">template&lt;typename Type&gt;</text:span></text:p>
          <text:p><text:span text:style-name="T2">class list</text:span></text:p>
          <text:p><text:span text:style-name="T2">{ <text:s text:c="2"/>...</text:span></text:p>
          <text:p><text:span text:style-name="T2"><text:s text:c="4"/></text:span><text:span text:style-name="T2">class iterator { ... };</text:span></text:p>
          <text:p><text:span text:style-name="T2"><text:s text:c="4"/></text:span><text:span text:style-name="T2">class const_iterator { ... };</text:span></text:p>
          <text:p><text:span text:style-name="T2"/></text:p>
          <text:p><text:span text:style-name="T2"><text:s text:c="4"/></text:span><text:span text:style-name="T2">iterator begin();</text:span></text:p>
          <text:p><text:span text:style-name="T2"><text:s text:c="4"/></text:span><text:span text:style-name="T2">iterator end();</text:span></text:p>
          <text:p><text:span text:style-name="T2"/></text:p>
          <text:p><text:span text:style-name="T2"><text:s text:c="4"/></text:span><text:span text:style-name="T2">const_iterator begin() const;</text:span></text:p>
          <text:p><text:span text:style-name="T2"><text:s text:c="4"/></text:span><text:span text:style-name="T2">const_iterator end() const;</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48" draw:text-style-name="P7" draw:layer="layout" svg:width="8.027cm" svg:height="2.461cm" svg:x="19.151cm" svg:y="13.724cm">
          <text:p text:style-name="P6"><text:span text:style-name="T4">begin and end are</text:span></text:p>
          <text:p text:style-name="P6"><text:span text:style-name="T4">overloaded on const</text:span></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9"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Iterator Pair == Range</text:p>
          </draw:text-box>
        </draw:frame>
        <draw:frame presentation:style-name="pr2" draw:layer="layout" svg:width="25.199cm" svg:height="17cm" svg:x="1.4cm" svg:y="3cm" presentation:class="outline">
          <draw:text-box>
            <text:list text:style-name="L2">
              <text:list-item>
                <text:p>Using a pair of iterators to express a range is a dominant C++ idiom </text:p>
              </text:list-item>
              <text:list-item>
                <text:p>The standard library offers many algorithms based on iterator pairs</text:p>
              </text:list-item>
            </text:list>
          </draw:text-box>
        </draw:frame>
        <draw:custom-shape draw:style-name="gr52" draw:text-style-name="P3" draw:layer="layout" svg:width="22.804cm" svg:height="9.695cm" svg:x="2.353cm" svg:y="9.238cm">
          <text:p><text:span text:style-name="T2">template&lt;typename Iterator, typename Value&gt;</text:span></text:p>
          <text:p><text:span text:style-name="T2">Value accumulate(Iterator begin, Iterator end, </text:span></text:p>
          <text:p><text:span text:style-name="T2"><text:s text:c="17"/></text:span><text:span text:style-name="T2">Value sum)</text:span></text:p>
          <text:p><text:span text:style-name="T2">{</text:span></text:p>
          <text:p><text:span text:style-name="T2"><text:s text:c="4"/></text:span><text:span text:style-name="T2">while (begin != end)</text:span></text:p>
          <text:p><text:span text:style-name="T2"><text:s text:c="4"/></text:span><text:span text:style-name="T2">{</text:span></text:p>
          <text:p><text:span text:style-name="T2"><text:s text:c="8"/></text:span><text:span text:style-name="T2">sum += *begin;</text:span></text:p>
          <text:p><text:span text:style-name="T2"><text:s text:c="8"/></text:span><text:span text:style-name="T2">++begin;</text:span></text:p>
          <text:p><text:span text:style-name="T2"><text:s text:c="4"/></text:span><text:span text:style-name="T2">}</text:span></text:p>
          <text:p><text:span text:style-name="T2"><text:s text:c="4"/></text:span><text:span text:style-name="T2">return sum;</text:span></text:p>
          <text:p><text:span text:style-name="T2">}</text:span></text:p>
          <draw:enhanced-geometry svg:viewBox="0 0 21600 21600" draw:type="rectangle" draw:enhanced-path="M 0 0 L 21600 0 21600 21600 0 21600 0 0 Z N"/>
        </draw:custom-shape>
        <draw:custom-shape draw:style-name="gr48" draw:text-style-name="P7" draw:layer="layout" svg:width="8.027cm" svg:height="2.461cm" svg:x="18.33cm" svg:y="19.048cm">
          <text:p text:style-name="P6"><text:span text:style-name="T4">#include &lt;numeric&gt;</text:span></text:p>
          <draw:enhanced-geometry svg:viewBox="0 0 21600 21600" draw:mirror-vertical="false" draw:type="mso-spt202" draw:enhanced-path="M 0 0 L 21600 0 21600 21600 0 21600 0 0 Z N"/>
        </draw:custom-shape>
        <draw:line draw:style-name="gr15" draw:text-style-name="P8" draw:layer="layout" svg:x1="16.055cm" svg:y1="12.977cm" svg:x2="16.055cm" svg:y2="11.138cm">
          <text:p/>
        </draw:line>
        <draw:line draw:style-name="gr15" draw:text-style-name="P8" draw:layer="layout" svg:x1="22.955cm" svg:y1="12.978cm" svg:x2="22.955cm" svg:y2="11.139cm">
          <text:p/>
        </draw:line>
        <draw:line draw:style-name="gr11" draw:text-style-name="P8" draw:layer="layout" svg:x1="16.055cm" svg:y1="12.977cm" svg:x2="22.955cm" svg:y2="12.978cm">
          <text:p/>
        </draw:lin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9"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draw:text-box>
            <text:list text:style-name="L2">
              <text:list-item>
                <text:p>average() implemented using accumulate</text:p>
              </text:list-item>
            </text:list>
          </draw:text-box>
        </draw:frame>
        <draw:custom-shape draw:style-name="gr53" draw:text-style-name="P3" draw:layer="layout" svg:width="24.716cm" svg:height="9.546cm" svg:x="1.597cm" svg:y="6.177cm">
          <text:p><text:span text:style-name="T2">#include &lt;numeric&gt;</text:span></text:p>
          <text:p><text:span text:style-name="T2"/></text:p>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throw </text:span><text:span text:style-name="T12">std::invalid_argument(“empty”)</text:span><text:span text:style-name="T2">;</text:span></text:p>
          <text:p><text:span text:style-name="T2"><text:s text:c="4"/></text:span><text:span text:style-name="T2">else</text:span></text:p>
          <text:p><text:span text:style-name="T2"><text:s text:c="8"/></text:span><text:span text:style-name="T2">return std::accumulate(</text:span></text:p>
          <text:p><text:span text:style-name="T2"><text:s text:c="13"/></text:span><text:span text:style-name="T2">data.begin(), data.end(), 0.0) </text:span></text:p>
          <text:p><text:span text:style-name="T2"><text:s text:c="13"/></text:span><text:span text:style-name="T2">/ data.size();</text:span></text:p>
          <text:p><text:span text:style-name="T2">}</text:span></text:p>
          <draw:enhanced-geometry svg:viewBox="0 0 21600 21600" draw:mirror-horizontal="false" draw:mirror-vertical="false" draw:type="rectangle" draw:enhanced-path="M 0 0 L 21600 0 21600 21600 0 21600 0 0 Z N"/>
        </draw:custom-shape>
        <draw:custom-shape draw:style-name="gr23" draw:text-style-name="P8" draw:layer="layout" svg:width="2.5cm" svg:height="4.5cm" svg:x="23.213cm" svg:y="14.104cm">
          <text:p/>
          <draw:enhanced-geometry svg:viewBox="0 0 21600 21600" draw:type="rectangle" draw:enhanced-path="M 0 0 L 21600 0 21600 21600 0 21600 0 0 Z N"/>
        </draw:custom-shape>
        <draw:custom-shape draw:style-name="gr30" draw:text-style-name="P8" draw:layer="layout" svg:width="1.5cm" svg:height="1.5cm" svg:x="23.713cm" svg:y="14.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8" draw:layer="layout" svg:width="1.5cm" svg:height="1.5cm" svg:x="23.713cm" svg:y="1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8" draw:layer="layout" svg:x1="13.229cm" svg:y1="11.525cm" svg:x2="13.229cm" svg:y2="12.511cm">
          <text:p/>
        </draw:lin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std::sort</text:p>
          </draw:text-box>
        </draw:frame>
        <draw:frame presentation:style-name="pr2" draw:layer="layout" svg:width="25.199cm" svg:height="17cm" svg:x="1.4cm" svg:y="3cm" presentation:class="outline" presentation:placeholder="true" presentation:user-transformed="true">
          <draw:text-box/>
        </draw:frame>
        <draw:custom-shape draw:style-name="gr54" draw:text-style-name="P3" draw:layer="layout" svg:width="22.804cm" svg:height="1.878cm" svg:x="2.353cm" svg:y="5.938cm">
          <text:p><text:span text:style-name="T2">template&lt;typename Iterator&gt;</text:span></text:p>
          <text:p><text:span text:style-name="T2">void sort(Iterator begin, Iterator end);</text:span></text:p>
          <draw:enhanced-geometry svg:viewBox="0 0 21600 21600" draw:type="rectangle" draw:enhanced-path="M 0 0 L 21600 0 21600 21600 0 21600 0 0 Z N"/>
        </draw:custom-shape>
        <draw:custom-shape draw:style-name="gr55" draw:text-style-name="P13" draw:layer="layout" svg:width="22.866cm" svg:height="8.431cm" svg:x="2.435cm" svg:y="9.445cm">
          <text:p><text:span text:style-name="T9">#include &lt;algorithm&gt;</text:span></text:p>
          <text:p><text:span text:style-name="T9"/></text:p>
          <text:p><text:span text:style-name="T9">void example(std::list&lt;int&gt; &amp; values)</text:span></text:p>
          <text:p><text:span text:style-name="T9">{ <text:s text:c="2"/></text:span></text:p>
          <text:p><text:span text:style-name="T9"><text:s text:c="4"/></text:span><text:span text:style-name="T9">...</text:span></text:p>
          <text:p><text:span text:style-name="T9"><text:s text:c="4"/></text:span><text:span text:style-name="T9">std::sort(values.begin(), values.end());</text:span></text:p>
          <text:p><text:span text:style-name="T9"><text:s text:c="4"/></text:span><text:span text:style-name="T9">...</text:span></text:p>
          <text:p><text:span text:style-name="T9">}</text:span></text:p>
          <draw:enhanced-geometry svg:viewBox="0 0 21600 21600" draw:type="rectangle" draw:enhanced-path="M 0 0 L 21600 0 21600 21600 0 21600 0 0 Z N"/>
        </draw:custom-shape>
        <draw:line draw:style-name="gr14" draw:text-style-name="P8" draw:layer="layout" svg:x1="2.435cm" svg:y1="9.983cm" svg:x2="0.852cm" svg:y2="9.983cm">
          <text:p/>
        </draw:line>
        <draw:line draw:style-name="gr14" draw:text-style-name="P8" draw:layer="layout" svg:x1="0.893cm" svg:y1="9.983cm" svg:x2="0.893cm" svg:y2="6.844cm">
          <text:p/>
        </draw:line>
        <draw:line draw:style-name="gr12" draw:text-style-name="P8" draw:layer="layout" svg:x1="0.893cm" svg:y1="6.844cm" svg:x2="2.353cm" svg:y2="6.844cm">
          <text:p/>
        </draw:line>
        <draw:line draw:style-name="gr15" draw:text-style-name="P8" draw:layer="layout" svg:x1="14.484cm" svg:y1="16.62cm" svg:x2="14.44cm" svg:y2="15.185cm">
          <text:p/>
        </draw:line>
        <draw:line draw:style-name="gr15" draw:text-style-name="P8" draw:layer="layout" svg:x1="22.44cm" svg:y1="16.679cm" svg:x2="22.44cm" svg:y2="15.186cm">
          <text:p/>
        </draw:line>
        <draw:line draw:style-name="gr11" draw:text-style-name="P8" draw:layer="layout" svg:x1="14.44cm" svg:y1="16.679cm" svg:x2="22.467cm" svg:y2="16.724cm">
          <text:p/>
        </draw:lin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9"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std::for_each</text:p>
          </draw:text-box>
        </draw:frame>
        <draw:frame presentation:style-name="pr2" draw:layer="layout" svg:width="25.199cm" svg:height="17cm" svg:x="1.4cm" svg:y="3cm" presentation:class="outline" presentation:placeholder="true" presentation:user-transformed="true">
          <draw:text-box/>
        </draw:frame>
        <draw:custom-shape draw:style-name="gr56" draw:text-style-name="P3" draw:layer="layout" svg:width="22.804cm" svg:height="2.879cm" svg:x="2.353cm" svg:y="4.638cm">
          <text:p><text:span text:style-name="T2">template&lt;typename Iterator, typename Function&gt;</text:span></text:p>
          <text:p><text:span text:style-name="T2">Function for_each(Iterator begin, Iterator end,</text:span></text:p>
          <text:p><text:span text:style-name="T2"><text:s text:c="18"/></text:span><text:span text:style-name="T2">Function f);</text:span></text:p>
          <draw:enhanced-geometry svg:viewBox="0 0 21600 21600" draw:type="rectangle" draw:enhanced-path="M 0 0 L 21600 0 21600 21600 0 21600 0 0 Z N"/>
        </draw:custom-shape>
        <draw:custom-shape draw:style-name="gr57" draw:text-style-name="P16" draw:layer="layout" svg:width="22.866cm" svg:height="10.408cm" svg:x="2.436cm" svg:y="8.345cm">
          <text:p><text:span text:style-name="T17">#include &lt;algorithm&gt;</text:span></text:p>
          <text:p><text:span text:style-name="T17"/></text:p>
          <text:p><text:span text:style-name="T17">void print(int value);</text:span></text:p>
          <text:p><text:span text:style-name="T17"/></text:p>
          <text:p><text:span text:style-name="T17">void example(const std::list&lt;int&gt; &amp; values)</text:span></text:p>
          <text:p><text:span text:style-name="T17">{ <text:s text:c="2"/></text:span></text:p>
          <text:p><text:span text:style-name="T17"><text:s text:c="3"/></text:span><text:span text:style-name="T17">std::for_each(values.begin(), </text:span></text:p>
          <text:p><text:span text:style-name="T17"><text:s text:c="17"/></text:span><text:span text:style-name="T17">values.end(),</text:span></text:p>
          <text:p><text:span text:style-name="T17"><text:s text:c="17"/></text:span><text:span text:style-name="T17">print);</text:span></text:p>
          <text:p><text:span text:style-name="T17"><text:s text:c="4"/></text:span><text:span text:style-name="T17">...</text:span></text:p>
          <text:p><text:span text:style-name="T17">}</text:span></text:p>
          <draw:enhanced-geometry svg:viewBox="0 0 21600 21600" draw:type="rectangle" draw:enhanced-path="M 0 0 L 21600 0 21600 21600 0 21600 0 0 Z N"/>
        </draw:custom-shape>
        <draw:line draw:style-name="gr14" draw:text-style-name="P8" draw:layer="layout" svg:x1="2.436cm" svg:y1="8.863cm" svg:x2="0.986cm" svg:y2="8.863cm">
          <text:p/>
        </draw:line>
        <draw:line draw:style-name="gr14" draw:text-style-name="P8" draw:layer="layout" svg:x1="0.948cm" svg:y1="8.863cm" svg:x2="0.948cm" svg:y2="5.769cm">
          <text:p/>
        </draw:line>
        <draw:line draw:style-name="gr12" draw:text-style-name="P8" draw:layer="layout" svg:x1="0.948cm" svg:y1="5.769cm" svg:x2="2.018cm" svg:y2="5.814cm">
          <text:p/>
        </draw:line>
        <draw:line draw:style-name="gr11" draw:text-style-name="P8" draw:layer="layout" svg:x1="11.749cm" svg:y1="16.873cm" svg:x2="11.749cm" svg:y2="17.59cm">
          <text:p/>
        </draw:line>
        <draw:line draw:style-name="gr11" draw:text-style-name="P8" draw:layer="layout" svg:x1="11.794cm" svg:y1="17.584cm" svg:x2="24.64cm" svg:y2="17.628cm">
          <text:p/>
        </draw:line>
        <draw:line draw:style-name="gr11" draw:text-style-name="P8" draw:layer="layout" svg:x1="24.64cm" svg:y1="17.584cm" svg:x2="24.64cm" svg:y2="9.443cm">
          <text:p/>
        </draw:line>
        <draw:line draw:style-name="gr11" draw:text-style-name="P8" draw:layer="layout" svg:x1="24.64cm" svg:y1="9.443cm" svg:x2="6.233cm" svg:y2="9.443cm">
          <text:p/>
        </draw:line>
        <draw:line draw:style-name="gr15" draw:text-style-name="P8" draw:layer="layout" svg:x1="6.219cm" svg:y1="9.446cm" svg:x2="6.219cm" svg:y2="10.343cm">
          <text:p/>
        </draw:line>
        <presentation:notes draw:style-name="dp2">
          <draw:page-thumbnail draw:style-name="gr1" draw:layer="layout" svg:width="14.848cm" svg:height="11.136cm" svg:x="3.075cm" svg:y="2.257cm" draw:page-number="22" presentation:class="page"/>
          <draw:frame presentation:style-name="pr3" draw:text-style-name="P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11H29M34S</meta:editing-duration>
    <meta:editing-cycles>93</meta:editing-cycles>
    <dc:date>2011-03-26T22:25:47</dc:date>
    <meta:generator>NeoOffice/3.1.2$Unix OpenOffice.org_project/Patch 4</meta:generator>
    <meta:document-statistic meta:object-count="1012"/>
  </office:meta>
</office:document-meta>
</file>